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3F000000150DED8906.png"/>
  <manifest:file-entry manifest:media-type="image/png" manifest:full-path="Pictures/100000000000008800000014D8A4C9A8.png"/>
  <manifest:file-entry manifest:media-type="image/png" manifest:full-path="Pictures/10000200000000650000001434254802.png"/>
  <manifest:file-entry manifest:media-type="image/png" manifest:full-path="Pictures/10000200000000AF00000016CEA02319.png"/>
  <manifest:file-entry manifest:media-type="image/png" manifest:full-path="Pictures/10000200000000BD0000002FA006BA1B.png"/>
  <manifest:file-entry manifest:media-type="image/png" manifest:full-path="Pictures/10000200000000770000002A5D0DE9D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face style:name="Liberation Serif1" svg:font-family="'Liberation Serif'" style:font-family-generic="roma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style:use-window-font-color="true" fo:font-weight="bold" officeooo:rsid="003e4a2c" officeooo:paragraph-rsid="003e4a2c" style:font-weight-asian="bold" style:font-weight-complex="bold"/>
    </style:style>
    <style:style style:name="P3" style:family="paragraph" style:parent-style-name="Standard">
      <style:text-properties style:use-window-font-color="true" fo:font-weight="bold" officeooo:rsid="001eabb6" officeooo:paragraph-rsid="001eabb6" style:font-weight-asian="bold" style:font-weight-complex="bold"/>
    </style:style>
    <style:style style:name="P4" style:family="paragraph" style:parent-style-name="Standard">
      <style:paragraph-properties fo:text-align="justify" style:justify-single-word="false"/>
      <style:text-properties style:use-window-font-color="true" officeooo:rsid="00246377" officeooo:paragraph-rsid="00246377"/>
    </style:style>
    <style:style style:name="P5" style:family="paragraph" style:parent-style-name="Standard">
      <style:paragraph-properties fo:text-align="justify" style:justify-single-word="false"/>
      <style:text-properties style:use-window-font-color="true" officeooo:paragraph-rsid="0052addb"/>
    </style:style>
    <style:style style:name="P6" style:family="paragraph" style:parent-style-name="Standard">
      <style:paragraph-properties fo:text-align="justify" style:justify-single-word="false"/>
      <style:text-properties style:use-window-font-color="true" officeooo:paragraph-rsid="0052d82b"/>
    </style:style>
    <style:style style:name="P7" style:family="paragraph" style:parent-style-name="Standard">
      <style:text-properties style:use-window-font-color="true" style:text-line-through-style="none" officeooo:rsid="001b4cfa" officeooo:paragraph-rsid="00210ebf"/>
    </style:style>
    <style:style style:name="P8" style:family="paragraph" style:parent-style-name="Standard">
      <style:text-properties style:use-window-font-color="true" style:text-line-through-style="none" officeooo:rsid="00246377" officeooo:paragraph-rsid="00246377"/>
    </style:style>
    <style:style style:name="P9" style:family="paragraph" style:parent-style-name="Standard">
      <style:paragraph-properties fo:text-align="justify" style:justify-single-word="false"/>
      <style:text-properties style:use-window-font-color="true" style:text-line-through-style="none" fo:font-style="normal" officeooo:rsid="004ac683" officeooo:paragraph-rsid="0052addb" style:font-style-asian="normal" style:font-style-complex="normal"/>
    </style:style>
    <style:style style:name="P10" style:family="paragraph" style:parent-style-name="Standard">
      <style:paragraph-properties fo:text-align="justify" style:justify-single-word="false"/>
      <style:text-properties style:use-window-font-color="true" style:text-line-through-style="none" officeooo:rsid="004884ab" officeooo:paragraph-rsid="0052addb"/>
    </style:style>
    <style:style style:name="P11" style:family="paragraph" style:parent-style-name="Standard">
      <style:text-properties style:use-window-font-color="true" fo:font-weight="normal" officeooo:rsid="002a6ba1" officeooo:paragraph-rsid="002a6ba1" style:font-weight-asian="normal" style:font-weight-complex="normal"/>
    </style:style>
    <style:style style:name="P12" style:family="paragraph" style:parent-style-name="Standard">
      <style:text-properties style:use-window-font-color="true" fo:font-weight="normal" officeooo:rsid="0035edbe" officeooo:paragraph-rsid="0035edbe" style:font-weight-asian="normal" style:font-weight-complex="normal"/>
    </style:style>
    <style:style style:name="P13" style:family="paragraph" style:parent-style-name="Standard">
      <style:text-properties style:use-window-font-color="true" style:font-name="Liberation Serif" fo:font-size="12pt" fo:font-weight="normal" officeooo:rsid="00294dd9" officeooo:paragraph-rsid="0052d82b" style:font-name-asian="Arial" style:font-size-asian="12pt" style:font-weight-asian="normal" style:font-name-complex="Arial" style:font-size-complex="12pt" style:font-weight-complex="normal"/>
    </style:style>
    <style:style style:name="P14" style:family="paragraph" style:parent-style-name="Standard">
      <style:paragraph-properties fo:text-align="justify" style:justify-single-word="false"/>
      <style:text-properties style:use-window-font-color="true" officeooo:rsid="001e2657" officeooo:paragraph-rsid="00409e25"/>
    </style:style>
    <style:style style:name="P15" style:family="paragraph" style:parent-style-name="Standard">
      <style:paragraph-properties fo:text-align="justify" style:justify-single-word="false"/>
      <style:text-properties style:use-window-font-color="true" officeooo:rsid="001e2657" officeooo:paragraph-rsid="00410a6c"/>
    </style:style>
    <style:style style:name="P16" style:family="paragraph" style:parent-style-name="Standard">
      <style:text-properties style:use-window-font-color="true" officeooo:rsid="001e2657" officeooo:paragraph-rsid="001e2657"/>
    </style:style>
    <style:style style:name="P17" style:family="paragraph" style:parent-style-name="Standard">
      <style:paragraph-properties fo:text-align="justify" style:justify-single-word="false"/>
      <style:text-properties style:use-window-font-color="true" officeooo:rsid="00409e25" officeooo:paragraph-rsid="00409e25"/>
    </style:style>
    <style:style style:name="P18" style:family="paragraph" style:parent-style-name="Standard">
      <style:paragraph-properties fo:text-align="justify" style:justify-single-word="false"/>
      <style:text-properties style:use-window-font-color="true" style:font-name="Liberation Serif1" fo:font-style="normal" officeooo:rsid="00409e25" officeooo:paragraph-rsid="00409e25" style:font-name-asian="Liberation Serif1" style:font-style-asian="normal" style:font-name-complex="Liberation Serif1" style:font-style-complex="normal"/>
    </style:style>
    <style:style style:name="P19" style:family="paragraph" style:parent-style-name="Standard">
      <style:text-properties style:use-window-font-color="true" style:font-name="Liberation Serif1" fo:font-style="normal" officeooo:rsid="0043c101" officeooo:paragraph-rsid="0043c101" style:font-name-asian="Liberation Serif1" style:font-style-asian="normal" style:font-name-complex="Liberation Serif1" style:font-style-complex="normal"/>
    </style:style>
    <style:style style:name="P20" style:family="paragraph" style:parent-style-name="Standard">
      <style:paragraph-properties fo:text-align="justify" style:justify-single-word="false"/>
      <style:text-properties style:use-window-font-color="true" style:font-name="Liberation Serif1" fo:font-style="italic" officeooo:rsid="00409e25" officeooo:paragraph-rsid="00409e25" style:font-name-asian="Liberation Serif1" style:font-style-asian="italic" style:font-name-complex="Liberation Serif1" style:font-style-complex="italic"/>
    </style:style>
    <style:style style:name="P21" style:family="paragraph" style:parent-style-name="Standard">
      <style:text-properties style:use-window-font-color="true" style:font-name="Liberation Serif1" fo:font-style="italic" officeooo:rsid="0043c101" officeooo:paragraph-rsid="0043c101" style:font-name-asian="Liberation Serif1" style:font-style-asian="italic" style:font-name-complex="Liberation Serif1" style:font-style-complex="italic"/>
    </style:style>
    <style:style style:name="P22" style:family="paragraph" style:parent-style-name="Standard">
      <style:text-properties style:use-window-font-color="true" officeooo:rsid="0041cf9e" officeooo:paragraph-rsid="0041cf9e"/>
    </style:style>
    <style:style style:name="P23" style:family="paragraph" style:parent-style-name="Standard">
      <style:text-properties style:use-window-font-color="true" fo:font-style="normal" officeooo:rsid="0043c101" officeooo:paragraph-rsid="0043c101" style:font-style-asian="normal" style:font-style-complex="normal"/>
    </style:style>
    <style:style style:name="P24" style:family="paragraph" style:parent-style-name="Standard">
      <style:text-properties style:use-window-font-color="true" fo:font-style="normal" officeooo:rsid="001e2657" officeooo:paragraph-rsid="0043c101" style:font-style-asian="normal" style:font-style-complex="normal"/>
    </style:style>
    <style:style style:name="P25" style:family="paragraph" style:parent-style-name="Standard">
      <style:text-properties style:use-window-font-color="true" officeooo:paragraph-rsid="0043c101"/>
    </style:style>
    <style:style style:name="P26" style:family="paragraph" style:parent-style-name="Standard">
      <style:paragraph-properties fo:text-align="justify" style:justify-single-word="false" style:writing-mode="lr-tb"/>
      <style:text-properties style:use-window-font-color="true" fo:font-style="normal" officeooo:rsid="001e2657" officeooo:paragraph-rsid="00410a6c" style:font-style-asian="normal" style:font-style-complex="normal"/>
    </style:style>
    <style:style style:name="P27" style:family="paragraph" style:parent-style-name="Standard">
      <style:paragraph-properties fo:text-align="justify" style:justify-single-word="false" style:writing-mode="lr-tb"/>
      <style:text-properties style:use-window-font-color="true" style:font-name="Liberation Serif1" fo:font-style="normal" officeooo:rsid="00410a6c" officeooo:paragraph-rsid="00410a6c" style:font-name-asian="Liberation Serif1" style:font-style-asian="normal" style:font-name-complex="Liberation Serif1" style:font-style-complex="normal"/>
    </style:style>
    <style:style style:name="P28" style:family="paragraph" style:parent-style-name="Standard">
      <style:paragraph-properties fo:text-align="center" style:justify-single-word="false" style:writing-mode="lr-tb"/>
      <style:text-properties style:use-window-font-color="true" officeooo:paragraph-rsid="00410a6c"/>
    </style:style>
    <style:style style:name="P29" style:family="paragraph" style:parent-style-name="Text_20_body">
      <style:paragraph-properties fo:text-align="justify" style:justify-single-word="false"/>
      <style:text-properties style:use-window-font-color="true" style:font-name="Liberation Serif" fo:font-size="12pt" officeooo:rsid="0038bc9b" officeooo:paragraph-rsid="0056c499" style:font-size-asian="12pt" style:font-size-complex="12pt"/>
    </style:style>
    <style:style style:name="P30" style:family="paragraph" style:parent-style-name="Style-1">
      <style:paragraph-properties fo:line-height="115%"/>
      <style:text-properties style:use-window-font-color="true" style:font-name="Liberation Serif" fo:font-size="12pt" officeooo:paragraph-rsid="00397db8" style:font-name-asian="Arial" style:font-size-asian="12pt" style:font-name-complex="Arial" style:font-size-complex="12pt"/>
    </style:style>
    <style:style style:name="P31" style:family="paragraph" style:parent-style-name="Style-1">
      <style:paragraph-properties fo:line-height="115%"/>
      <style:text-properties style:use-window-font-color="true" style:font-name="Liberation Serif" fo:font-size="12pt" fo:font-weight="bold" officeooo:paragraph-rsid="00397db8" style:font-name-asian="Arial" style:font-size-asian="12pt" style:font-weight-asian="bold" style:font-name-complex="Arial" style:font-size-complex="12pt" style:font-weight-complex="bold"/>
    </style:style>
    <style:style style:name="P32" style:family="paragraph" style:parent-style-name="Style-1">
      <style:paragraph-properties fo:line-height="115%" fo:text-align="start" style:justify-single-word="false"/>
      <style:text-properties style:use-window-font-color="true" style:font-name="Liberation Serif" fo:font-size="12pt" fo:font-weight="bold" officeooo:rsid="004533a0" officeooo:paragraph-rsid="003c6429" style:font-name-asian="Arial" style:font-size-asian="10.5pt" style:font-weight-asian="bold" style:font-name-complex="Arial" style:font-size-complex="12pt" style:font-weight-complex="bold"/>
    </style:style>
    <style:style style:name="P33" style:family="paragraph" style:parent-style-name="Style-1">
      <style:paragraph-properties fo:line-height="115%" fo:text-align="justify" style:justify-single-word="false"/>
      <style:text-properties style:use-window-font-color="true" style:font-name="Liberation Serif" fo:font-size="12pt" officeooo:paragraph-rsid="00397db8" style:font-size-asian="12pt" style:font-size-complex="12pt"/>
    </style:style>
    <style:style style:name="P34" style:family="paragraph" style:parent-style-name="Style-2">
      <style:paragraph-properties fo:line-height="115%" fo:text-align="center" style:justify-single-word="false"/>
      <style:text-properties style:use-window-font-color="true" style:font-name="Liberation Serif" fo:font-size="12pt" officeooo:paragraph-rsid="00397db8" style:font-size-asian="12pt" style:font-size-complex="12pt"/>
    </style:style>
    <style:style style:name="P35" style:family="paragraph" style:parent-style-name="Standard">
      <style:paragraph-properties fo:text-align="justify" style:justify-single-word="false"/>
      <style:text-properties style:use-window-font-color="true" style:text-line-through-style="none" style:font-name="Liberation Serif" fo:font-size="12pt" fo:font-weight="bold" officeooo:rsid="00719ed0" officeooo:paragraph-rsid="00719ed0" fo:background-color="transparent" style:font-size-asian="12pt" style:font-weight-asian="bold" style:font-size-complex="12pt" style:font-weight-complex="bold"/>
    </style:style>
    <style:style style:name="P36" style:family="paragraph" style:parent-style-name="Standard" style:list-style-name="L2">
      <style:paragraph-properties fo:text-align="justify" style:justify-single-word="false"/>
      <style:text-properties style:use-window-font-color="true" style:text-line-through-style="none" officeooo:rsid="002209fc" officeooo:paragraph-rsid="002209fc"/>
    </style:style>
    <style:style style:name="P37" style:family="paragraph" style:parent-style-name="Standard">
      <style:paragraph-properties fo:text-align="justify" style:justify-single-word="false"/>
      <style:text-properties style:use-window-font-color="true" style:text-line-through-style="none" officeooo:paragraph-rsid="0090be90"/>
    </style:style>
    <style:style style:name="P38" style:family="paragraph" style:parent-style-name="Standard">
      <style:text-properties style:use-window-font-color="true" fo:font-weight="bold" officeooo:paragraph-rsid="00294dd9" style:font-weight-asian="bold" style:font-weight-complex="bold"/>
    </style:style>
    <style:style style:name="P39" style:family="paragraph" style:parent-style-name="Standard">
      <style:paragraph-properties fo:text-align="center" style:justify-single-word="false"/>
      <style:text-properties style:use-window-font-color="true" fo:font-weight="bold" officeooo:paragraph-rsid="00bad18d" style:font-weight-asian="bold" style:font-weight-complex="bold"/>
    </style:style>
    <style:style style:name="P40" style:family="paragraph" style:parent-style-name="Standard">
      <style:paragraph-properties fo:text-align="center" style:justify-single-word="false"/>
      <style:text-properties style:use-window-font-color="true" fo:font-weight="bold" officeooo:rsid="002d04e3" officeooo:paragraph-rsid="00bdbeba" style:font-weight-asian="bold" style:font-weight-complex="bold"/>
    </style:style>
    <style:style style:name="P41" style:family="paragraph" style:parent-style-name="Standard" style:list-style-name="L16">
      <style:text-properties style:use-window-font-color="true" fo:font-weight="normal" officeooo:rsid="001eabb6" officeooo:paragraph-rsid="001eabb6" style:font-weight-asian="normal" style:font-weight-complex="normal"/>
    </style:style>
    <style:style style:name="P42" style:family="paragraph" style:parent-style-name="Standard" style:list-style-name="L16">
      <style:text-properties style:use-window-font-color="true" fo:font-weight="normal" officeooo:rsid="00340e95" officeooo:paragraph-rsid="00340e95" style:font-weight-asian="normal" style:font-weight-complex="normal"/>
    </style:style>
    <style:style style:name="P43" style:family="paragraph" style:parent-style-name="Standard" style:list-style-name="L16">
      <style:text-properties style:use-window-font-color="true" fo:font-weight="normal" officeooo:rsid="0035e1d4" officeooo:paragraph-rsid="0059ea58" style:font-weight-asian="normal" style:font-weight-complex="normal"/>
    </style:style>
    <style:style style:name="P44" style:family="paragraph" style:parent-style-name="Standard" style:list-style-name="L16">
      <style:text-properties style:use-window-font-color="true" fo:font-weight="normal" officeooo:rsid="0035e1d4" officeooo:paragraph-rsid="008995f7" style:font-weight-asian="normal" style:font-weight-complex="normal"/>
    </style:style>
    <style:style style:name="P45" style:family="paragraph" style:parent-style-name="Standard" style:list-style-name="L17">
      <style:text-properties style:use-window-font-color="true" fo:font-weight="normal" officeooo:rsid="004430f5" officeooo:paragraph-rsid="008995f7" style:font-weight-asian="normal" style:font-weight-complex="normal"/>
    </style:style>
    <style:style style:name="P46" style:family="paragraph" style:parent-style-name="Standard" style:list-style-name="L17">
      <style:text-properties style:use-window-font-color="true" fo:font-weight="normal" officeooo:rsid="005cc3d7" officeooo:paragraph-rsid="005cc3d7" style:font-weight-asian="normal" style:font-weight-complex="normal"/>
    </style:style>
    <style:style style:name="P47" style:family="paragraph" style:parent-style-name="Standard" style:list-style-name="L17">
      <style:text-properties style:use-window-font-color="true" fo:font-weight="normal" officeooo:rsid="0063ed50" officeooo:paragraph-rsid="0063ed50" style:font-weight-asian="normal" style:font-weight-complex="normal"/>
    </style:style>
    <style:style style:name="P48" style:family="paragraph" style:parent-style-name="Standard" style:list-style-name="L17">
      <style:text-properties style:use-window-font-color="true" fo:font-weight="normal" officeooo:rsid="0064c9b0" officeooo:paragraph-rsid="0064c9b0" style:font-weight-asian="normal" style:font-weight-complex="normal"/>
    </style:style>
    <style:style style:name="P49" style:family="paragraph" style:parent-style-name="Standard" style:list-style-name="L17">
      <style:text-properties style:use-window-font-color="true" fo:font-weight="normal" officeooo:rsid="0065c851" officeooo:paragraph-rsid="0065c851" style:font-weight-asian="normal" style:font-weight-complex="normal"/>
    </style:style>
    <style:style style:name="P50" style:family="paragraph" style:parent-style-name="Standard" style:list-style-name="L17">
      <style:text-properties style:use-window-font-color="true" fo:font-weight="normal" officeooo:rsid="00793f29" officeooo:paragraph-rsid="00793f29" style:font-weight-asian="normal" style:font-weight-complex="normal"/>
    </style:style>
    <style:style style:name="P51" style:family="paragraph" style:parent-style-name="Standard" style:list-style-name="L17">
      <style:text-properties style:use-window-font-color="true" fo:font-weight="normal" officeooo:rsid="007ad04d" officeooo:paragraph-rsid="007ad04d" style:font-weight-asian="normal" style:font-weight-complex="normal"/>
    </style:style>
    <style:style style:name="P52" style:family="paragraph" style:parent-style-name="Standard" style:list-style-name="L17">
      <style:text-properties style:use-window-font-color="true" fo:font-weight="normal" officeooo:rsid="007e2461" officeooo:paragraph-rsid="007e2461" style:font-weight-asian="normal" style:font-weight-complex="normal"/>
    </style:style>
    <style:style style:name="P53" style:family="paragraph" style:parent-style-name="Standard" style:list-style-name="L17">
      <style:text-properties style:use-window-font-color="true" fo:font-weight="normal" officeooo:rsid="0080b8d5" officeooo:paragraph-rsid="0080b8d5" style:font-weight-asian="normal" style:font-weight-complex="normal"/>
    </style:style>
    <style:style style:name="P54" style:family="paragraph" style:parent-style-name="Standard" style:list-style-name="L17">
      <style:text-properties style:use-window-font-color="true" fo:font-weight="normal" officeooo:rsid="00842eed" officeooo:paragraph-rsid="00842eed" style:font-weight-asian="normal" style:font-weight-complex="normal"/>
    </style:style>
    <style:style style:name="P55" style:family="paragraph" style:parent-style-name="Standard" style:list-style-name="L17">
      <style:text-properties style:use-window-font-color="true" fo:font-weight="normal" officeooo:rsid="0085de9a" officeooo:paragraph-rsid="0085de9a" style:font-weight-asian="normal" style:font-weight-complex="normal"/>
    </style:style>
    <style:style style:name="P56" style:family="paragraph" style:parent-style-name="Standard">
      <style:paragraph-properties fo:line-height="100%" fo:text-align="justify" style:justify-single-word="false"/>
      <style:text-properties style:use-window-font-color="true" fo:font-weight="normal" officeooo:rsid="003e4a2c" officeooo:paragraph-rsid="00719ed0" style:font-weight-asian="normal" style:font-weight-complex="normal"/>
    </style:style>
    <style:style style:name="P57" style:family="paragraph" style:parent-style-name="Standard">
      <style:text-properties style:use-window-font-color="true" fo:font-weight="normal" officeooo:paragraph-rsid="00b9413d" style:font-weight-asian="normal" style:font-weight-complex="normal"/>
    </style:style>
    <style:style style:name="P58" style:family="paragraph" style:parent-style-name="Standard">
      <style:paragraph-properties fo:text-align="justify" style:justify-single-word="false"/>
      <style:text-properties style:use-window-font-color="true" fo:font-weight="normal" officeooo:paragraph-rsid="00b9413d" style:font-weight-asian="normal" style:font-weight-complex="normal"/>
    </style:style>
    <style:style style:name="P59" style:family="paragraph" style:parent-style-name="Standard">
      <style:paragraph-properties fo:text-align="justify" style:justify-single-word="false"/>
      <style:text-properties style:use-window-font-color="true" fo:font-weight="normal" officeooo:rsid="002d04e3" officeooo:paragraph-rsid="002d04e3" style:font-weight-asian="normal" style:font-weight-complex="normal"/>
    </style:style>
    <style:style style:name="P60" style:family="paragraph" style:parent-style-name="Standard">
      <style:text-properties style:use-window-font-color="true" officeooo:rsid="001eabb6" officeooo:paragraph-rsid="001eabb6"/>
    </style:style>
    <style:style style:name="P61" style:family="paragraph" style:parent-style-name="Standard">
      <style:paragraph-properties fo:line-height="100%" fo:text-align="justify" style:justify-single-word="false"/>
      <style:text-properties style:use-window-font-color="true" officeooo:paragraph-rsid="0047d137"/>
    </style:style>
    <style:style style:name="P62" style:family="paragraph" style:parent-style-name="Standard">
      <style:paragraph-properties fo:line-height="100%"/>
      <style:text-properties style:use-window-font-color="true" style:font-name="Liberation Serif" fo:font-size="12pt" fo:font-weight="bold" officeooo:rsid="0025c55a" officeooo:paragraph-rsid="0099a601" style:font-size-asian="12pt" style:font-weight-asian="bold" style:font-size-complex="12pt" style:font-weight-complex="bold"/>
    </style:style>
    <style:style style:name="P63" style:family="paragraph" style:parent-style-name="Standard">
      <style:paragraph-properties fo:line-height="100%" fo:text-align="center" style:justify-single-word="false"/>
      <style:text-properties style:use-window-font-color="true" style:font-name="Liberation Serif" fo:font-size="12pt" fo:font-weight="bold" officeooo:rsid="0025c55a" officeooo:paragraph-rsid="00d576cb" style:font-size-asian="12pt" style:font-weight-asian="bold" style:font-size-complex="12pt" style:font-weight-complex="bold"/>
    </style:style>
    <style:style style:name="P64" style:family="paragraph" style:parent-style-name="Standard">
      <style:paragraph-properties fo:text-align="justify" style:justify-single-word="false"/>
      <style:text-properties style:use-window-font-color="true" style:font-name="Liberation Serif1" fo:font-style="normal" officeooo:rsid="0043c101" officeooo:paragraph-rsid="0043c101" style:font-name-asian="Liberation Serif1" style:font-style-asian="normal" style:font-name-complex="Liberation Serif1" style:font-style-complex="normal"/>
    </style:style>
    <style:style style:name="P65" style:family="paragraph" style:parent-style-name="Standard">
      <style:paragraph-properties fo:text-align="justify" style:justify-single-word="false"/>
      <style:text-properties style:use-window-font-color="true" officeooo:rsid="001e2657" officeooo:paragraph-rsid="0043c101"/>
    </style:style>
    <style:style style:name="P66" style:family="paragraph" style:parent-style-name="Standard" style:list-style-name="L16">
      <style:text-properties officeooo:paragraph-rsid="005fb8bb"/>
    </style:style>
    <style:style style:name="P67" style:family="paragraph" style:parent-style-name="Standard" style:list-style-name="L16">
      <style:text-properties officeooo:paragraph-rsid="005f32d6"/>
    </style:style>
    <style:style style:name="P68" style:family="paragraph" style:parent-style-name="Standard" style:list-style-name="L16">
      <style:text-properties officeooo:paragraph-rsid="008995f7"/>
    </style:style>
    <style:style style:name="P69" style:family="paragraph" style:parent-style-name="Standard" style:list-style-name="L17">
      <style:text-properties officeooo:paragraph-rsid="005f32d6"/>
    </style:style>
    <style:style style:name="P70" style:family="paragraph" style:parent-style-name="Standard" style:list-style-name="L17">
      <style:text-properties officeooo:paragraph-rsid="00605046"/>
    </style:style>
    <style:style style:name="P71" style:family="paragraph" style:parent-style-name="Standard" style:list-style-name="L17">
      <style:text-properties officeooo:paragraph-rsid="006352b6"/>
    </style:style>
    <style:style style:name="P72" style:family="paragraph" style:parent-style-name="Standard" style:list-style-name="L17">
      <style:text-properties officeooo:paragraph-rsid="008995f7"/>
    </style:style>
    <style:style style:name="P73" style:family="paragraph" style:parent-style-name="Standard" style:list-style-name="L18">
      <style:paragraph-properties fo:text-align="justify" style:justify-single-word="false"/>
      <style:text-properties officeooo:paragraph-rsid="0090be90"/>
    </style:style>
    <style:style style:name="P74" style:family="paragraph" style:parent-style-name="Standard">
      <style:paragraph-properties fo:text-align="justify" style:justify-single-word="false"/>
      <style:text-properties officeooo:paragraph-rsid="0090be90"/>
    </style:style>
    <style:style style:name="P75" style:family="paragraph" style:parent-style-name="Standard">
      <style:paragraph-properties fo:text-align="justify" style:justify-single-word="false"/>
      <style:text-properties officeooo:paragraph-rsid="0099a601"/>
    </style:style>
    <style:style style:name="P76" style:family="paragraph" style:parent-style-name="Standard" style:list-style-name="L22">
      <style:paragraph-properties fo:text-align="justify" style:justify-single-word="false">
        <style:tab-stops>
          <style:tab-stop style:position="0.0425in"/>
        </style:tab-stops>
      </style:paragraph-properties>
      <style:text-properties officeooo:paragraph-rsid="00a25906"/>
    </style:style>
    <style:style style:name="P77" style:family="paragraph" style:parent-style-name="Standard" style:list-style-name="L22">
      <style:paragraph-properties fo:text-align="justify" style:justify-single-word="false">
        <style:tab-stops>
          <style:tab-stop style:position="0.0425in"/>
        </style:tab-stops>
      </style:paragraph-properties>
      <style:text-properties officeooo:paragraph-rsid="00a284c6"/>
    </style:style>
    <style:style style:name="P78" style:family="paragraph" style:parent-style-name="Standard" style:list-style-name="L22">
      <style:paragraph-properties fo:text-align="justify" style:justify-single-word="false">
        <style:tab-stops>
          <style:tab-stop style:position="0.0425in"/>
        </style:tab-stops>
      </style:paragraph-properties>
      <style:text-properties officeooo:paragraph-rsid="00b38e88"/>
    </style:style>
    <style:style style:name="P79" style:family="paragraph" style:parent-style-name="Standard">
      <style:paragraph-properties fo:text-align="justify" style:justify-single-word="false">
        <style:tab-stops>
          <style:tab-stop style:position="0.0425in"/>
        </style:tab-stops>
      </style:paragraph-properties>
      <style:text-properties officeooo:paragraph-rsid="00a284c6"/>
    </style:style>
    <style:style style:name="P80" style:family="paragraph" style:parent-style-name="Standard">
      <style:paragraph-properties fo:text-align="center" style:justify-single-word="false"/>
      <style:text-properties officeooo:paragraph-rsid="0043c101"/>
    </style:style>
    <style:style style:name="P81" style:family="paragraph" style:parent-style-name="Standard">
      <style:paragraph-properties fo:text-align="center" style:justify-single-word="false"/>
      <style:text-properties fo:font-weight="bold" officeooo:paragraph-rsid="0099a601" style:font-weight-asian="bold" style:font-weight-complex="bold"/>
    </style:style>
    <style:style style:name="P82" style:family="paragraph" style:parent-style-name="Standard">
      <style:paragraph-properties fo:text-align="center" style:justify-single-word="false">
        <style:tab-stops>
          <style:tab-stop style:position="0.0425in"/>
        </style:tab-stops>
      </style:paragraph-properties>
      <style:text-properties fo:font-weight="bold" officeooo:paragraph-rsid="00ac9adc" style:font-weight-asian="bold" style:font-weight-complex="bold"/>
    </style:style>
    <style:style style:name="P83" style:family="paragraph" style:parent-style-name="Standard">
      <style:paragraph-properties fo:text-align="center" style:justify-single-word="false">
        <style:tab-stops>
          <style:tab-stop style:position="0.0425in"/>
        </style:tab-stops>
      </style:paragraph-properties>
      <style:text-properties fo:font-weight="bold" officeooo:paragraph-rsid="00afc7ac" style:font-weight-asian="bold" style:font-weight-complex="bold"/>
    </style:style>
    <style:style style:name="P84" style:family="paragraph" style:parent-style-name="Standard" style:list-style-name="L26">
      <style:paragraph-properties>
        <style:tab-stops>
          <style:tab-stop style:position="0.0425in"/>
        </style:tab-stops>
      </style:paragraph-properties>
      <style:text-properties officeooo:paragraph-rsid="00a686c5"/>
    </style:style>
    <style:style style:name="P85" style:family="paragraph" style:parent-style-name="Standard" style:list-style-name="L26">
      <style:paragraph-properties>
        <style:tab-stops>
          <style:tab-stop style:position="0.0425in"/>
        </style:tab-stops>
      </style:paragraph-properties>
      <style:text-properties officeooo:paragraph-rsid="00a8c402"/>
    </style:style>
    <style:style style:name="P86" style:family="paragraph" style:parent-style-name="Standard">
      <style:paragraph-properties>
        <style:tab-stops>
          <style:tab-stop style:position="0.0425in"/>
        </style:tab-stops>
      </style:paragraph-properties>
      <style:text-properties officeooo:paragraph-rsid="00a8c402"/>
    </style:style>
    <style:style style:name="P87" style:family="paragraph" style:parent-style-name="Standard">
      <style:paragraph-properties fo:line-height="100%" fo:text-align="justify" style:justify-single-word="false"/>
      <style:text-properties officeooo:paragraph-rsid="00c0e99d"/>
    </style:style>
    <style:style style:name="P88" style:family="paragraph" style:parent-style-name="Standard">
      <style:text-properties officeooo:paragraph-rsid="0043c101"/>
    </style:style>
    <style:style style:name="P89" style:family="paragraph" style:parent-style-name="Standard" style:list-style-name="L1">
      <style:paragraph-properties fo:margin-left="0.2571in" fo:margin-right="0in" fo:text-align="justify" style:justify-single-word="false" fo:text-indent="-0.25in" style:auto-text-indent="false">
        <style:tab-stops>
          <style:tab-stop style:position="-0.0681in"/>
        </style:tab-stops>
      </style:paragraph-properties>
      <style:text-properties style:use-window-font-color="true" fo:font-weight="bold" officeooo:rsid="00246377" officeooo:paragraph-rsid="00246377" style:font-weight-asian="bold" style:font-weight-complex="bold"/>
    </style:style>
    <style:style style:name="P90" style:family="paragraph" style:parent-style-name="Standard" style:list-style-name="L3">
      <style:paragraph-properties fo:margin-left="0.2602in" fo:margin-right="0in" fo:text-align="justify" style:justify-single-word="false" fo:text-indent="-0.25in" style:auto-text-indent="false">
        <style:tab-stops>
          <style:tab-stop style:position="-0.0634in"/>
          <style:tab-stop style:position="0.0563in"/>
        </style:tab-stops>
      </style:paragraph-properties>
      <style:text-properties style:use-window-font-color="true" style:text-line-through-style="none" fo:font-weight="bold" officeooo:rsid="0052d82b" officeooo:paragraph-rsid="0052d82b" style:font-weight-asian="bold" style:font-weight-complex="bold"/>
    </style:style>
    <style:style style:name="P91" style:family="paragraph" style:parent-style-name="Standard" style:list-style-name="L6">
      <style:paragraph-properties fo:margin-left="0.2602in" fo:margin-right="0in" fo:text-indent="-0.25in" style:auto-text-indent="false">
        <style:tab-stops>
          <style:tab-stop style:position="0.0492in"/>
        </style:tab-stops>
      </style:paragraph-properties>
      <style:text-properties style:use-window-font-color="true" officeooo:paragraph-rsid="0052d82b"/>
    </style:style>
    <style:style style:name="P92" style:family="paragraph" style:parent-style-name="Standard" style:list-style-name="L4">
      <style:paragraph-properties fo:margin-left="0.2535in" fo:margin-right="0in" fo:text-align="justify" style:justify-single-word="false" fo:text-indent="-0.25in" style:auto-text-indent="false">
        <style:tab-stops>
          <style:tab-stop style:position="0.0492in"/>
        </style:tab-stops>
      </style:paragraph-properties>
      <style:text-properties style:use-window-font-color="true" style:text-line-through-style="none" fo:font-weight="bold" officeooo:rsid="0054c9b0" officeooo:paragraph-rsid="0054c9b0" style:font-weight-asian="bold" style:font-weight-complex="bold"/>
    </style:style>
    <style:style style:name="P93" style:family="paragraph" style:parent-style-name="Standard" style:list-style-name="L7">
      <style:paragraph-properties fo:margin-left="0.2465in" fo:margin-right="0in" fo:text-indent="-0.2465in" style:auto-text-indent="false">
        <style:tab-stops>
          <style:tab-stop style:position="0.0354in"/>
          <style:tab-stop style:position="0.0425in"/>
        </style:tab-stops>
      </style:paragraph-properties>
      <style:text-properties style:use-window-font-color="true" style:text-line-through-style="none" fo:font-weight="bold" officeooo:rsid="00246377" officeooo:paragraph-rsid="00246377" style:font-weight-asian="bold" style:font-weight-complex="bold"/>
    </style:style>
    <style:style style:name="P94" style:family="paragraph" style:parent-style-name="Standard" style:list-style-name="L9">
      <style:paragraph-properties fo:margin-left="0.2465in" fo:margin-right="0in" fo:text-indent="-0.2465in" style:auto-text-indent="false">
        <style:tab-stops>
          <style:tab-stop style:position="0.0425in"/>
        </style:tab-stops>
      </style:paragraph-properties>
      <style:text-properties style:use-window-font-color="true" officeooo:rsid="0025c55a" officeooo:paragraph-rsid="009e9475"/>
    </style:style>
    <style:style style:name="P95" style:family="paragraph" style:parent-style-name="Standard">
      <style:paragraph-properties fo:margin-left="0.2465in" fo:margin-right="0in" fo:text-indent="-0.2465in" style:auto-text-indent="false">
        <style:tab-stops>
          <style:tab-stop style:position="0.0425in"/>
        </style:tab-stops>
      </style:paragraph-properties>
      <style:text-properties style:use-window-font-color="true" officeooo:rsid="0025c55a" officeooo:paragraph-rsid="009e9475"/>
    </style:style>
    <style:style style:name="P96" style:family="paragraph" style:parent-style-name="Standard" style:list-style-name="L9">
      <style:paragraph-properties fo:margin-left="0.2465in" fo:margin-right="0in" fo:text-indent="-0.2465in" style:auto-text-indent="false">
        <style:tab-stops>
          <style:tab-stop style:position="0.0563in"/>
        </style:tab-stops>
      </style:paragraph-properties>
      <style:text-properties style:use-window-font-color="true" fo:font-weight="bold" officeooo:rsid="0025c55a" officeooo:paragraph-rsid="0099a601" style:font-weight-asian="bold" style:font-weight-complex="bold"/>
    </style:style>
    <style:style style:name="P97" style:family="paragraph" style:parent-style-name="Standard" style:list-style-name="L9">
      <style:paragraph-properties fo:margin-left="0in" fo:margin-right="0in" fo:text-indent="0in" style:auto-text-indent="false">
        <style:tab-stops>
          <style:tab-stop style:position="0.0425in"/>
        </style:tab-stops>
      </style:paragraph-properties>
      <style:text-properties style:use-window-font-color="true" officeooo:rsid="0025c55a" officeooo:paragraph-rsid="009e9475"/>
    </style:style>
    <style:style style:name="P98" style:family="paragraph" style:parent-style-name="Standard" style:list-style-name="L9">
      <style:paragraph-properties fo:margin-left="0in" fo:margin-right="0in" fo:text-indent="0in" style:auto-text-indent="false">
        <style:tab-stops>
          <style:tab-stop style:position="0.0425in"/>
        </style:tab-stops>
      </style:paragraph-properties>
      <style:text-properties style:use-window-font-color="true" officeooo:rsid="0025c55a" officeooo:paragraph-rsid="00a25906"/>
    </style:style>
    <style:style style:name="P99" style:family="paragraph" style:parent-style-name="Standard">
      <style:paragraph-properties fo:margin-left="0in" fo:margin-right="0in" fo:text-indent="0in" style:auto-text-indent="false">
        <style:tab-stops>
          <style:tab-stop style:position="0.0425in"/>
        </style:tab-stops>
      </style:paragraph-properties>
      <style:text-properties style:use-window-font-color="true" officeooo:rsid="0025c55a" officeooo:paragraph-rsid="009e9475"/>
    </style:style>
    <style:style style:name="P100" style:family="paragraph" style:parent-style-name="Standard">
      <style:paragraph-properties fo:margin-left="0in" fo:margin-right="0in" fo:text-align="justify" style:justify-single-word="false" fo:text-indent="0in" style:auto-text-indent="false">
        <style:tab-stops>
          <style:tab-stop style:position="0.0425in"/>
        </style:tab-stops>
      </style:paragraph-properties>
      <style:text-properties style:use-window-font-color="true" fo:font-weight="normal" officeooo:rsid="0025c55a" officeooo:paragraph-rsid="00a686c5" style:font-weight-asian="normal" style:font-weight-complex="normal"/>
    </style:style>
    <style:style style:name="P101" style:family="paragraph" style:parent-style-name="Standard">
      <style:paragraph-properties fo:margin-left="0in" fo:margin-right="0in" fo:text-align="justify" style:justify-single-word="false" fo:text-indent="0in" style:auto-text-indent="false">
        <style:tab-stops>
          <style:tab-stop style:position="0.0425in"/>
        </style:tab-stops>
      </style:paragraph-properties>
      <style:text-properties style:use-window-font-color="true" fo:font-weight="normal" officeooo:rsid="0025c55a" officeooo:paragraph-rsid="00aeaa60" style:font-weight-asian="normal" style:font-weight-complex="normal"/>
    </style:style>
    <style:style style:name="P102" style:family="paragraph" style:parent-style-name="Standard">
      <style:paragraph-properties fo:margin-left="0.0283in" fo:margin-right="0in" fo:text-align="justify" style:justify-single-word="false" fo:text-indent="0in" style:auto-text-indent="false">
        <style:tab-stops>
          <style:tab-stop style:position="-0.2465in"/>
        </style:tab-stops>
      </style:paragraph-properties>
      <style:text-properties style:use-window-font-color="true" fo:font-weight="normal" officeooo:rsid="0025c55a" officeooo:paragraph-rsid="00a69e6f" style:font-weight-asian="normal" style:font-weight-complex="normal"/>
    </style:style>
    <style:style style:name="P103" style:family="paragraph" style:parent-style-name="Standard" style:list-style-name="WW8Num2">
      <style:paragraph-properties fo:margin-top="0in" fo:margin-bottom="0in" fo:line-height="100%" fo:text-align="justify" style:justify-single-word="false"/>
      <style:text-properties style:font-name="Liberation Serif" officeooo:paragraph-rsid="00c0e99d"/>
    </style:style>
    <style:style style:name="P104" style:family="paragraph" style:parent-style-name="Standard" style:list-style-name="WW8Num2">
      <style:paragraph-properties fo:margin-top="0in" fo:margin-bottom="0in" fo:line-height="100%" fo:text-align="justify" style:justify-single-word="false"/>
      <style:text-properties style:font-name="Liberation Serif" officeooo:paragraph-rsid="00c81bc6"/>
    </style:style>
    <style:style style:name="P105" style:family="paragraph" style:parent-style-name="Standard" style:list-style-name="L9">
      <style:paragraph-properties fo:margin-left="0.2492in" fo:margin-right="0in" fo:text-indent="-0.25in" style:auto-text-indent="false">
        <style:tab-stops>
          <style:tab-stop style:position="0.0453in"/>
        </style:tab-stops>
      </style:paragraph-properties>
      <style:text-properties style:use-window-font-color="true" fo:font-weight="bold" officeooo:rsid="0035edbe" officeooo:paragraph-rsid="0035edbe" style:font-weight-asian="bold" style:font-weight-complex="bold"/>
    </style:style>
    <style:style style:name="P106" style:family="paragraph" style:parent-style-name="Standard" style:list-style-name="L9">
      <style:paragraph-properties fo:margin-left="0.2492in" fo:margin-right="0in" fo:text-indent="-0.25in" style:auto-text-indent="false">
        <style:tab-stops>
          <style:tab-stop style:position="0.0602in"/>
        </style:tab-stops>
      </style:paragraph-properties>
      <style:text-properties style:use-window-font-color="true" fo:font-weight="bold" officeooo:rsid="0025c55a" officeooo:paragraph-rsid="0025c55a" style:font-weight-asian="bold" style:font-weight-complex="bold"/>
    </style:style>
    <style:style style:name="P107" style:family="paragraph" style:parent-style-name="Standard" style:list-style-name="L19">
      <style:paragraph-properties fo:margin-left="0.2492in" fo:margin-right="0in" fo:text-indent="-0.25in" style:auto-text-indent="false">
        <style:tab-stops>
          <style:tab-stop style:position="0.0756in"/>
        </style:tab-stops>
      </style:paragraph-properties>
      <style:text-properties style:use-window-font-color="true" fo:font-weight="bold" officeooo:rsid="0025c55a" officeooo:paragraph-rsid="009a99c4" style:font-weight-asian="bold" style:font-weight-complex="bold"/>
    </style:style>
    <style:style style:name="P108" style:family="paragraph" style:parent-style-name="Standard" style:list-style-name="L20">
      <style:paragraph-properties fo:margin-left="0.2492in" fo:margin-right="0in" fo:text-indent="-0.25in" style:auto-text-indent="false">
        <style:tab-stops>
          <style:tab-stop style:position="0.0756in"/>
        </style:tab-stops>
      </style:paragraph-properties>
      <style:text-properties style:use-window-font-color="true" fo:font-style="normal" fo:font-weight="bold" officeooo:rsid="0043c101" officeooo:paragraph-rsid="009ae334" style:font-style-asian="normal" style:font-weight-asian="bold" style:font-style-complex="normal" style:font-weight-complex="bold"/>
    </style:style>
    <style:style style:name="P109" style:family="paragraph" style:parent-style-name="Standard" style:list-style-name="L21">
      <style:paragraph-properties fo:margin-left="0.2492in" fo:margin-right="0in" fo:text-indent="-0.25in" style:auto-text-indent="false">
        <style:tab-stops>
          <style:tab-stop style:position="0.0835in"/>
        </style:tab-stops>
      </style:paragraph-properties>
      <style:text-properties style:use-window-font-color="true" fo:font-style="normal" fo:font-weight="bold" officeooo:rsid="0043c101" officeooo:paragraph-rsid="009ae334" style:font-style-asian="normal" style:font-weight-asian="bold" style:font-style-complex="normal" style:font-weight-complex="bold"/>
    </style:style>
    <style:style style:name="P110" style:family="paragraph" style:parent-style-name="Standard" style:list-style-name="L21">
      <style:paragraph-properties fo:margin-left="0.2417in" fo:margin-right="0in" fo:text-indent="-0.25in" style:auto-text-indent="false">
        <style:tab-stops>
          <style:tab-stop style:position="0.0602in"/>
        </style:tab-stops>
      </style:paragraph-properties>
      <style:text-properties style:use-window-font-color="true" fo:font-style="normal" fo:font-weight="bold" officeooo:rsid="0043c101" officeooo:paragraph-rsid="009ae334" style:font-style-asian="normal" style:font-weight-asian="bold" style:font-style-complex="normal" style:font-weight-complex="bold"/>
    </style:style>
    <style:style style:name="P111" style:family="paragraph" style:parent-style-name="Standard">
      <style:paragraph-properties fo:margin-left="-0.0075in" fo:margin-right="0in" fo:text-align="justify" style:justify-single-word="false" fo:text-indent="0.0075in" style:auto-text-indent="false">
        <style:tab-stops>
          <style:tab-stop style:position="0.0075in"/>
        </style:tab-stops>
      </style:paragraph-properties>
      <style:text-properties style:use-window-font-color="true" fo:font-weight="normal" officeooo:rsid="001e2657" officeooo:paragraph-rsid="00da6fae" style:font-weight-asian="normal" style:font-weight-complex="normal"/>
    </style:style>
    <style:style style:name="P112" style:family="paragraph" style:parent-style-name="Text_20_body" style:list-style-name="L5">
      <style:paragraph-properties fo:text-align="justify" style:justify-single-word="false"/>
      <style:text-properties officeooo:paragraph-rsid="0056c499"/>
    </style:style>
    <style:style style:name="P113" style:family="paragraph" style:parent-style-name="Text_20_body" style:list-style-name="L5">
      <style:paragraph-properties fo:text-align="justify" style:justify-single-word="false"/>
      <style:text-properties officeooo:paragraph-rsid="0056de9e"/>
    </style:style>
    <style:style style:name="P114" style:family="paragraph" style:parent-style-name="List_20_Bullet">
      <style:text-properties style:use-window-font-color="true" style:font-name="Liberation Serif" fo:font-size="12pt" officeooo:paragraph-rsid="0068ce86" style:font-size-asian="12pt" style:font-size-complex="12pt"/>
    </style:style>
    <style:style style:name="P115" style:family="paragraph" style:parent-style-name="List_20_Bullet" style:list-style-name="WW8Num2">
      <style:paragraph-properties fo:line-height="100%"/>
      <style:text-properties style:font-name="Liberation Serif" fo:font-size="12pt" officeooo:paragraph-rsid="00c2502e" style:font-size-asian="12pt" style:font-size-complex="12pt"/>
    </style:style>
    <style:style style:name="P116" style:family="paragraph" style:parent-style-name="List_20_Bullet">
      <style:paragraph-properties fo:line-height="100%"/>
      <style:text-properties style:font-name="Liberation Serif" fo:font-size="12pt" officeooo:paragraph-rsid="00c21240" style:font-size-asian="12pt" style:font-size-complex="12pt"/>
    </style:style>
    <style:style style:name="P117" style:family="paragraph" style:parent-style-name="List_20_Bullet">
      <style:paragraph-properties fo:line-height="100%"/>
      <style:text-properties officeooo:paragraph-rsid="00c09710"/>
    </style:style>
    <style:style style:name="P118" style:family="paragraph" style:parent-style-name="List_20_Bullet" style:list-style-name="WW8Num2">
      <style:paragraph-properties fo:line-height="100%"/>
      <style:text-properties officeooo:paragraph-rsid="00c2502e"/>
    </style:style>
    <style:style style:name="P119" style:family="paragraph" style:parent-style-name="List_20_Bullet" style:list-style-name="WW8Num2">
      <style:paragraph-properties fo:line-height="100%"/>
      <style:text-properties officeooo:paragraph-rsid="00c4e632"/>
    </style:style>
    <style:style style:name="P120" style:family="paragraph" style:parent-style-name="List_20_Bullet" style:list-style-name="WW8Num2">
      <style:paragraph-properties fo:line-height="100%"/>
      <style:text-properties officeooo:paragraph-rsid="00c81bc6"/>
    </style:style>
    <style:style style:name="P121" style:family="paragraph" style:parent-style-name="List_20_Bullet" style:list-style-name="WW8Num2">
      <style:paragraph-properties fo:line-height="100%"/>
      <style:text-properties officeooo:paragraph-rsid="00c883e6"/>
    </style:style>
    <style:style style:name="P122" style:family="paragraph" style:parent-style-name="Style-1" style:master-page-name="Standard">
      <style:paragraph-properties fo:line-height="115%" fo:text-align="center" style:justify-single-word="false" style:page-number="auto"/>
      <style:text-properties style:use-window-font-color="true" style:font-name="Liberation Serif" fo:font-size="16pt" fo:font-weight="bold" officeooo:rsid="00246377" officeooo:paragraph-rsid="003c6429" style:font-name-asian="Arial" style:font-size-asian="16pt" style:font-weight-asian="bold" style:font-name-complex="Arial" style:font-size-complex="16pt" style:font-weight-complex="bold"/>
    </style:style>
    <style:style style:name="P123" style:family="paragraph" style:parent-style-name="Style-1">
      <style:paragraph-properties fo:line-height="115%" fo:text-align="justify" style:justify-single-word="false"/>
      <style:text-properties style:use-window-font-color="true" style:font-name="Liberation Serif" fo:font-size="12pt" officeooo:rsid="0068ce86" officeooo:paragraph-rsid="0068ce86" style:font-name-asian="Arial" style:font-size-asian="12pt" style:font-name-complex="Arial" style:font-size-complex="12pt"/>
    </style:style>
    <style:style style:name="P124" style:family="paragraph" style:parent-style-name="Style-1">
      <style:paragraph-properties fo:line-height="115%" fo:text-align="justify" style:justify-single-word="false"/>
      <style:text-properties style:use-window-font-color="true" style:font-name="Liberation Serif" fo:font-size="12pt" officeooo:paragraph-rsid="0063bd8a" style:font-name-asian="Arial" style:font-size-asian="12pt" style:font-name-complex="Arial" style:font-size-complex="12pt"/>
    </style:style>
    <style:style style:name="P125" style:family="paragraph" style:parent-style-name="Style-1">
      <style:paragraph-properties fo:line-height="115%"/>
      <style:text-properties style:use-window-font-color="true" style:font-name="Liberation Serif" fo:font-size="12pt" officeooo:paragraph-rsid="00397db8" style:font-name-asian="Arial" style:font-size-asian="12pt" style:font-name-complex="Arial" style:font-size-complex="12pt"/>
    </style:style>
    <style:style style:name="P126" style:family="paragraph" style:parent-style-name="Style-1">
      <style:paragraph-properties fo:line-height="100%" fo:text-align="justify" style:justify-single-word="false"/>
      <style:text-properties style:use-window-font-color="true" style:font-name="Liberation Serif" fo:font-size="12pt" officeooo:paragraph-rsid="00397db8" style:font-name-asian="Arial" style:font-size-asian="12pt" style:font-name-complex="Arial" style:font-size-complex="12pt"/>
    </style:style>
    <style:style style:name="P127" style:family="paragraph" style:parent-style-name="Style-1">
      <style:paragraph-properties fo:line-height="115%" fo:text-align="justify" style:justify-single-word="false"/>
      <style:text-properties style:use-window-font-color="true" style:font-name="Liberation Serif" fo:font-size="12pt" fo:font-weight="bold" officeooo:paragraph-rsid="00b48a3d" style:font-name-asian="Arial" style:font-size-asian="12pt" style:font-weight-asian="bold" style:font-name-complex="Arial" style:font-size-complex="12pt" style:font-weight-complex="bold"/>
    </style:style>
    <style:style style:name="P128" style:family="paragraph" style:parent-style-name="Style-1">
      <style:paragraph-properties fo:line-height="115%" fo:text-align="justify" style:justify-single-word="false"/>
      <style:text-properties style:use-window-font-color="true" style:font-name="Liberation Serif" fo:font-size="12pt" fo:font-weight="bold" officeooo:paragraph-rsid="00397db8" style:font-name-asian="Arial" style:font-size-asian="12pt" style:font-weight-asian="bold" style:font-name-complex="Arial" style:font-size-complex="12pt" style:font-weight-complex="bold"/>
    </style:style>
    <style:style style:name="P129" style:family="paragraph" style:parent-style-name="Style-1">
      <style:paragraph-properties fo:line-height="115%"/>
      <style:text-properties style:use-window-font-color="true" style:font-name="Liberation Serif" fo:font-size="12pt" fo:font-weight="bold" officeooo:paragraph-rsid="00b48a3d" style:font-name-asian="Arial" style:font-size-asian="12pt" style:font-weight-asian="bold" style:font-name-complex="Arial" style:font-size-complex="12pt" style:font-weight-complex="bold"/>
    </style:style>
    <style:style style:name="P130" style:family="paragraph" style:parent-style-name="Style-1">
      <style:paragraph-properties fo:line-height="115%" fo:text-align="center" style:justify-single-word="false"/>
      <style:text-properties style:use-window-font-color="true" style:font-name="Liberation Serif" fo:font-size="12pt" fo:font-weight="bold" officeooo:paragraph-rsid="00b48a3d" style:font-name-asian="Arial" style:font-size-asian="12pt" style:font-weight-asian="bold" style:font-name-complex="Arial" style:font-size-complex="12pt" style:font-weight-complex="bold"/>
    </style:style>
    <style:style style:name="P131" style:family="paragraph" style:parent-style-name="Style-1">
      <style:paragraph-properties fo:line-height="100%" fo:text-align="justify" style:justify-single-word="false"/>
      <style:text-properties style:use-window-font-color="true" style:font-name="Liberation Serif" fo:font-size="12pt" officeooo:paragraph-rsid="00397db8" style:font-size-asian="12pt" style:font-size-complex="12pt"/>
    </style:style>
    <style:style style:name="P132" style:family="paragraph" style:parent-style-name="Style-1">
      <style:paragraph-properties fo:line-height="115%" fo:text-align="justify" style:justify-single-word="false"/>
      <style:text-properties style:use-window-font-color="true" style:text-line-through-style="none" style:font-name="Liberation Serif" fo:font-size="12pt" officeooo:rsid="0069323d" officeooo:paragraph-rsid="0069323d" fo:background-color="transparent" style:font-size-asian="12pt" style:font-size-complex="12pt"/>
    </style:style>
    <style:style style:name="P133" style:family="paragraph" style:parent-style-name="Style-1">
      <style:paragraph-properties fo:line-height="115%" fo:text-align="justify" style:justify-single-word="false"/>
      <style:text-properties style:use-window-font-color="true" officeooo:paragraph-rsid="00b9413d"/>
    </style:style>
    <style:style style:name="P134" style:family="paragraph" style:parent-style-name="Style-1">
      <style:paragraph-properties fo:line-height="100%" fo:text-align="justify" style:justify-single-word="false"/>
      <style:text-properties style:use-window-font-color="true" officeooo:paragraph-rsid="00b9413d"/>
    </style:style>
    <style:style style:name="P135" style:family="paragraph" style:parent-style-name="Style-1">
      <style:paragraph-properties fo:line-height="100%" fo:text-align="justify" style:justify-single-word="false"/>
      <style:text-properties style:use-window-font-color="true" officeooo:paragraph-rsid="0068ce86"/>
    </style:style>
    <style:style style:name="P136" style:family="paragraph" style:parent-style-name="Style-1">
      <style:paragraph-properties fo:line-height="100%" fo:text-align="justify" style:justify-single-word="false"/>
      <style:text-properties style:use-window-font-color="true" officeooo:paragraph-rsid="0069323d"/>
    </style:style>
    <style:style style:name="P137" style:family="paragraph" style:parent-style-name="Style-1">
      <style:paragraph-properties fo:line-height="115%" fo:text-align="justify" style:justify-single-word="false"/>
      <style:text-properties style:use-window-font-color="true" style:font-name="Liberation Serif" fo:font-size="12pt" officeooo:paragraph-rsid="00b9413d" style:font-size-asian="12pt" style:font-size-complex="12pt"/>
    </style:style>
    <style:style style:name="P138" style:family="paragraph" style:parent-style-name="Style-1">
      <style:paragraph-properties fo:line-height="100%" fo:text-align="justify" style:justify-single-word="false"/>
      <style:text-properties style:use-window-font-color="true" officeooo:paragraph-rsid="0069400c" fo:background-color="transparent"/>
    </style:style>
    <style:style style:name="P139" style:family="paragraph" style:parent-style-name="Style-1" style:list-style-name="L23">
      <style:paragraph-properties fo:margin-left="0.2465in" fo:margin-right="0in" fo:line-height="115%" fo:text-indent="-0.25in" style:auto-text-indent="false">
        <style:tab-stops>
          <style:tab-stop style:position="0.0425in"/>
        </style:tab-stops>
      </style:paragraph-properties>
      <style:text-properties style:use-window-font-color="true" style:font-name="Liberation Serif" fo:font-size="12pt" fo:font-weight="bold" officeooo:paragraph-rsid="00a3f9a0" style:font-name-asian="Arial" style:font-size-asian="12pt" style:font-weight-asian="bold" style:font-name-complex="Arial" style:font-size-complex="12pt" style:font-weight-complex="bold"/>
    </style:style>
    <style:style style:name="P140" style:family="paragraph" style:parent-style-name="Style-1" style:list-style-name="L23">
      <style:paragraph-properties fo:margin-left="0.0035in" fo:margin-right="0in" fo:line-height="115%" fo:text-indent="0in" style:auto-text-indent="false">
        <style:tab-stops/>
      </style:paragraph-properties>
      <style:text-properties style:use-window-font-color="true" style:font-name="Liberation Serif" fo:font-size="12pt" fo:font-weight="bold" officeooo:paragraph-rsid="00a3f9a0" style:font-name-asian="Arial" style:font-size-asian="12pt" style:font-weight-asian="bold" style:font-name-complex="Arial" style:font-size-complex="12pt" style:font-weight-complex="bold"/>
    </style:style>
    <style:style style:name="P141" style:family="paragraph" style:parent-style-name="Style-1" style:list-style-name="L28">
      <style:paragraph-properties fo:margin-left="0.2465in" fo:margin-right="0in" fo:line-height="115%" fo:text-indent="-0.2465in" style:auto-text-indent="false">
        <style:tab-stops>
          <style:tab-stop style:position="0.0634in"/>
          <style:tab-stop style:position="0.1264in"/>
        </style:tab-stops>
      </style:paragraph-properties>
      <style:text-properties style:use-window-font-color="true" style:font-name="Liberation Serif" fo:font-size="12pt" fo:font-weight="bold" officeooo:paragraph-rsid="00397db8" style:font-name-asian="Arial" style:font-size-asian="12pt" style:font-weight-asian="bold" style:font-name-complex="Arial" style:font-size-complex="12pt" style:font-weight-complex="bold"/>
    </style:style>
    <style:style style:name="P142" style:family="paragraph" style:parent-style-name="Style-1" style:list-style-name="L27">
      <style:paragraph-properties fo:margin-left="0.2535in" fo:margin-right="0in" fo:line-height="115%" fo:text-indent="-0.2465in" style:auto-text-indent="false">
        <style:tab-stops>
          <style:tab-stop style:position="0.0354in"/>
          <style:tab-stop style:position="0.1055in"/>
        </style:tab-stops>
      </style:paragraph-properties>
      <style:text-properties style:use-window-font-color="true" style:font-name="Liberation Serif" fo:font-size="12pt" officeooo:paragraph-rsid="00397db8" style:font-name-asian="Arial" style:font-size-asian="12pt" style:font-name-complex="Arial" style:font-size-complex="12pt"/>
    </style:style>
    <style:style style:name="P143" style:family="paragraph" style:parent-style-name="ListStyle" style:list-style-name="WW8Num5">
      <style:paragraph-properties fo:line-height="115%">
        <style:tab-stops>
          <style:tab-stop style:position="0.5in"/>
        </style:tab-stops>
      </style:paragraph-properties>
      <style:text-properties style:use-window-font-color="true" style:font-name="Liberation Serif" fo:font-size="12pt" officeooo:paragraph-rsid="00397db8" style:font-size-asian="12pt" style:font-size-complex="12pt"/>
    </style:style>
    <style:style style:name="P144" style:family="paragraph" style:parent-style-name="ListStyle" style:list-style-name="WW8Num6">
      <style:paragraph-properties fo:line-height="115%">
        <style:tab-stops>
          <style:tab-stop style:position="0.5in"/>
        </style:tab-stops>
      </style:paragraph-properties>
      <style:text-properties style:use-window-font-color="true" style:font-name="Liberation Serif" fo:font-size="12pt" officeooo:paragraph-rsid="00397db8" style:font-size-asian="12pt" style:font-size-complex="12pt"/>
    </style:style>
    <style:style style:name="P145" style:family="paragraph" style:parent-style-name="List_20_Bullet_20_2" style:list-style-name="WW8Num2">
      <style:paragraph-properties fo:line-height="100%"/>
      <style:text-properties style:font-name="Liberation Serif" fo:font-size="12pt" officeooo:paragraph-rsid="00c2502e" style:font-size-asian="12pt" style:font-size-complex="12pt"/>
    </style:style>
    <style:style style:name="P146" style:family="paragraph" style:parent-style-name="List_20_Bullet_20_2" style:list-style-name="WW8Num2">
      <style:paragraph-properties fo:line-height="100%"/>
      <style:text-properties style:font-name="Liberation Serif" fo:font-size="12pt" officeooo:paragraph-rsid="00c2574c"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68a6e" style:font-weight-asian="bold" style:font-weight-complex="bold"/>
    </style:style>
    <style:style style:name="T4" style:family="text">
      <style:text-properties fo:font-weight="bold" officeooo:rsid="009e28e9" style:font-weight-asian="bold" style:font-weight-complex="bold"/>
    </style:style>
    <style:style style:name="T5" style:family="text">
      <style:text-properties fo:font-weight="bold" officeooo:rsid="0076c594" style:font-weight-asian="bold" style:font-weight-complex="bold"/>
    </style:style>
    <style:style style:name="T6" style:family="text">
      <style:text-properties fo:font-weight="bold" officeooo:rsid="008e1ad7" style:font-weight-asian="bold" style:font-weight-complex="bold"/>
    </style:style>
    <style:style style:name="T7" style:family="text">
      <style:text-properties fo:font-weight="bold" officeooo:rsid="009e9475" style:font-weight-asian="bold" style:font-weight-complex="bold"/>
    </style:style>
    <style:style style:name="T8" style:family="text">
      <style:text-properties fo:font-weight="bold" officeooo:rsid="002833f7" style:font-weight-asian="bold" style:font-weight-complex="bold"/>
    </style:style>
    <style:style style:name="T9" style:family="text">
      <style:text-properties fo:font-weight="bold" officeooo:rsid="00a25906" style:font-weight-asian="bold" style:font-weight-complex="bold"/>
    </style:style>
    <style:style style:name="T10" style:family="text">
      <style:text-properties fo:font-weight="bold" officeooo:rsid="00a50939" style:font-weight-asian="bold" style:font-weight-complex="bold"/>
    </style:style>
    <style:style style:name="T11" style:family="text">
      <style:text-properties fo:font-weight="bold" officeooo:rsid="00a3f9a0" style:font-weight-asian="bold" style:font-weight-complex="bold"/>
    </style:style>
    <style:style style:name="T12" style:family="text">
      <style:text-properties fo:font-weight="bold" officeooo:rsid="00a686c5" style:font-weight-asian="bold" style:font-weight-complex="bold"/>
    </style:style>
    <style:style style:name="T13" style:family="text">
      <style:text-properties fo:font-weight="bold" officeooo:rsid="00a69e6f" style:font-weight-asian="bold" style:font-weight-complex="bold"/>
    </style:style>
    <style:style style:name="T14" style:family="text">
      <style:text-properties fo:font-weight="bold" officeooo:rsid="00ad992c" style:font-weight-asian="bold" style:font-weight-complex="bold"/>
    </style:style>
    <style:style style:name="T15" style:family="text">
      <style:text-properties fo:font-weight="bold" officeooo:rsid="00aeaa60" style:font-weight-asian="bold" style:font-weight-complex="bold"/>
    </style:style>
    <style:style style:name="T16" style:family="text">
      <style:text-properties fo:font-weight="bold" officeooo:rsid="00b93ef4" style:font-weight-asian="bold" style:font-weight-complex="bold"/>
    </style:style>
    <style:style style:name="T17" style:family="text">
      <style:text-properties fo:font-weight="bold" officeooo:rsid="00294dd9" style:font-weight-asian="bold" style:font-weight-complex="bold"/>
    </style:style>
    <style:style style:name="T18" style:family="text">
      <style:text-properties fo:font-weight="bold" officeooo:rsid="002c3308" style:font-weight-asian="bold" style:font-weight-complex="bold"/>
    </style:style>
    <style:style style:name="T19" style:family="text">
      <style:text-properties fo:font-weight="bold" officeooo:rsid="002bfce5" style:font-weight-asian="bold" style:font-weight-complex="bold"/>
    </style:style>
    <style:style style:name="T20" style:family="text">
      <style:text-properties fo:font-weight="bold" officeooo:rsid="00b9413d" style:font-weight-asian="bold" style:font-weight-complex="bold"/>
    </style:style>
    <style:style style:name="T21" style:family="text">
      <style:text-properties fo:font-weight="bold" officeooo:rsid="00bbdd41" style:font-weight-asian="bold" style:font-weight-complex="bold"/>
    </style:style>
    <style:style style:name="T22" style:family="text">
      <style:text-properties fo:font-weight="bold" officeooo:rsid="00c2574c" style:font-weight-asian="bold" style:font-weight-complex="bold"/>
    </style:style>
    <style:style style:name="T23" style:family="text">
      <style:text-properties fo:font-weight="bold" officeooo:rsid="00c81bc6" style:font-weight-asian="bold" style:font-weight-complex="bold"/>
    </style:style>
    <style:style style:name="T24" style:family="text">
      <style:text-properties fo:font-weight="bold" style:font-weight-asian="bold" style:font-name-complex="Times New Roman" style:font-weight-complex="bold"/>
    </style:style>
    <style:style style:name="T25" style:family="text">
      <style:text-properties fo:font-weight="bold" style:font-name-asian="Arial" style:font-weight-asian="bold" style:font-name-complex="Arial" style:font-weight-complex="bold"/>
    </style:style>
    <style:style style:name="T26" style:family="text">
      <style:text-properties fo:font-weight="bold" officeooo:rsid="0068ce86" style:font-name-asian="Arial" style:font-weight-asian="bold" style:font-name-complex="Arial" style:font-weight-complex="bold"/>
    </style:style>
    <style:style style:name="T27" style:family="text">
      <style:text-properties fo:font-weight="bold" officeooo:rsid="00b93ef4"/>
    </style:style>
    <style:style style:name="T28" style:family="text">
      <style:text-properties fo:font-weight="normal"/>
    </style:style>
    <style:style style:name="T29" style:family="text">
      <style:text-properties fo:font-weight="normal" officeooo:rsid="004533a0" style:font-weight-asian="normal" style:font-weight-complex="normal"/>
    </style:style>
    <style:style style:name="T30" style:family="text">
      <style:text-properties fo:font-weight="normal" officeooo:rsid="00455a91" style:font-weight-asian="normal" style:font-weight-complex="normal"/>
    </style:style>
    <style:style style:name="T31" style:family="text">
      <style:text-properties fo:font-weight="normal" officeooo:rsid="00605046" style:font-weight-asian="normal" style:font-weight-complex="normal"/>
    </style:style>
    <style:style style:name="T32" style:family="text">
      <style:text-properties fo:font-weight="normal" officeooo:rsid="00268a6e" style:font-weight-asian="normal" style:font-weight-complex="normal"/>
    </style:style>
    <style:style style:name="T33" style:family="text">
      <style:text-properties fo:font-weight="normal" officeooo:rsid="00279923" style:font-weight-asian="normal" style:font-weight-complex="normal"/>
    </style:style>
    <style:style style:name="T34" style:family="text">
      <style:text-properties fo:font-weight="normal" officeooo:rsid="00a25906" style:font-weight-asian="normal" style:font-weight-complex="normal"/>
    </style:style>
    <style:style style:name="T35" style:family="text">
      <style:text-properties fo:font-weight="normal" officeooo:rsid="00294dd9" style:font-weight-asian="normal" style:font-weight-complex="normal"/>
    </style:style>
    <style:style style:name="T36" style:family="text">
      <style:text-properties fo:font-weight="normal" officeooo:rsid="00a3f9a0" style:font-weight-asian="normal" style:font-weight-complex="normal"/>
    </style:style>
    <style:style style:name="T37" style:family="text">
      <style:text-properties fo:font-weight="normal" officeooo:rsid="00b48a3d" style:font-weight-asian="normal" style:font-weight-complex="normal"/>
    </style:style>
    <style:style style:name="T38" style:family="text">
      <style:text-properties fo:font-weight="normal" officeooo:rsid="00b8d5db" style:font-weight-asian="normal" style:font-weight-complex="normal"/>
    </style:style>
    <style:style style:name="T39" style:family="text">
      <style:text-properties fo:font-weight="normal" officeooo:rsid="008e1ad7" style:font-weight-asian="normal" style:font-weight-complex="normal"/>
    </style:style>
    <style:style style:name="T40" style:family="text">
      <style:text-properties fo:font-weight="normal" officeooo:rsid="00c2574c" style:font-weight-asian="normal" style:font-weight-complex="normal"/>
    </style:style>
    <style:style style:name="T41" style:family="text">
      <style:text-properties fo:font-style="italic" style:font-style-asian="italic" style:font-style-complex="italic"/>
    </style:style>
    <style:style style:name="T42" style:family="text">
      <style:text-properties fo:font-style="italic" officeooo:rsid="00409e25" style:font-style-asian="italic" style:font-style-complex="italic"/>
    </style:style>
    <style:style style:name="T43" style:family="text">
      <style:text-properties fo:font-style="italic" officeooo:rsid="0043c101" style:font-style-asian="italic" style:font-style-complex="italic"/>
    </style:style>
    <style:style style:name="T44" style:family="text">
      <style:text-properties fo:font-style="italic" officeooo:rsid="00dba5cf" style:font-style-asian="italic" style:font-style-complex="italic"/>
    </style:style>
    <style:style style:name="T45" style:family="text">
      <style:text-properties fo:font-style="italic" style:font-name-asian="Arial" style:font-style-asian="italic" style:font-name-complex="Arial" style:font-style-complex="italic"/>
    </style:style>
    <style:style style:name="T46" style:family="text">
      <style:text-properties officeooo:rsid="001eabb6"/>
    </style:style>
    <style:style style:name="T47" style:family="text">
      <style:text-properties style:text-line-through-style="none"/>
    </style:style>
    <style:style style:name="T48" style:family="text">
      <style:text-properties style:text-line-through-style="none" officeooo:rsid="001b4cfa"/>
    </style:style>
    <style:style style:name="T49" style:family="text">
      <style:text-properties style:text-line-through-style="none" officeooo:rsid="001a5a1e"/>
    </style:style>
    <style:style style:name="T50" style:family="text">
      <style:text-properties style:text-line-through-style="none" officeooo:rsid="002209fc"/>
    </style:style>
    <style:style style:name="T51" style:family="text">
      <style:text-properties style:text-line-through-style="none" officeooo:rsid="002d04e3"/>
    </style:style>
    <style:style style:name="T52" style:family="text">
      <style:text-properties style:text-line-through-style="none" officeooo:rsid="002ea641"/>
    </style:style>
    <style:style style:name="T53" style:family="text">
      <style:text-properties style:text-line-through-style="none" officeooo:rsid="003e4a2c"/>
    </style:style>
    <style:style style:name="T54" style:family="text">
      <style:text-properties style:text-line-through-style="none" officeooo:rsid="004884ab"/>
    </style:style>
    <style:style style:name="T55" style:family="text">
      <style:text-properties style:text-line-through-style="none" fo:font-style="italic" officeooo:rsid="004884ab" fo:background-color="transparent" style:font-style-asian="italic" style:font-style-complex="italic"/>
    </style:style>
    <style:style style:name="T56" style:family="text">
      <style:text-properties style:text-line-through-style="none" fo:font-style="normal" officeooo:rsid="004ac683" style:font-style-asian="normal" style:font-style-complex="normal"/>
    </style:style>
    <style:style style:name="T57" style:family="text">
      <style:text-properties style:text-line-through-style="none" fo:font-style="normal" officeooo:rsid="004e41d7" style:font-style-asian="normal" style:font-style-complex="normal"/>
    </style:style>
    <style:style style:name="T58" style:family="text">
      <style:text-properties style:text-line-through-style="none" fo:font-style="normal" officeooo:rsid="004e79eb" style:font-style-asian="normal" style:font-style-complex="normal"/>
    </style:style>
    <style:style style:name="T59" style:family="text">
      <style:text-properties style:text-line-through-style="none" fo:font-style="normal" officeooo:rsid="004fa6f8" style:font-style-asian="normal" style:font-style-complex="normal"/>
    </style:style>
    <style:style style:name="T60" style:family="text">
      <style:text-properties style:text-line-through-style="none" fo:font-style="normal" officeooo:rsid="005031d2" style:font-style-asian="normal" style:font-style-complex="normal"/>
    </style:style>
    <style:style style:name="T61" style:family="text">
      <style:text-properties style:text-line-through-style="none" fo:font-style="normal" officeooo:rsid="0050dd91" style:font-style-asian="normal" style:font-style-complex="normal"/>
    </style:style>
    <style:style style:name="T62" style:family="text">
      <style:text-properties style:text-line-through-style="none" fo:font-style="normal" officeooo:rsid="00228e70" style:font-style-asian="normal" style:font-style-complex="normal"/>
    </style:style>
    <style:style style:name="T63" style:family="text">
      <style:text-properties style:text-line-through-style="none" fo:font-style="normal" officeooo:rsid="0025a757" style:font-style-asian="normal" style:font-style-complex="normal"/>
    </style:style>
    <style:style style:name="T64" style:family="text">
      <style:text-properties style:text-line-through-style="none" fo:font-style="normal" officeooo:rsid="003e4a2c" style:font-style-asian="normal" style:font-style-complex="normal"/>
    </style:style>
    <style:style style:name="T65" style:family="text">
      <style:text-properties style:text-line-through-style="none" fo:font-style="normal" officeooo:rsid="004884ab" fo:background-color="transparent" style:font-style-asian="normal" style:font-style-complex="normal"/>
    </style:style>
    <style:style style:name="T66" style:family="text">
      <style:text-properties style:text-line-through-style="none" fo:font-style="normal" officeooo:rsid="004e41d7" fo:background-color="transparent" style:font-style-asian="normal" style:font-style-complex="normal"/>
    </style:style>
    <style:style style:name="T67" style:family="text">
      <style:text-properties style:text-line-through-style="none" fo:font-style="normal" officeooo:rsid="005031d2" fo:background-color="transparent" style:font-style-asian="normal" style:font-style-complex="normal"/>
    </style:style>
    <style:style style:name="T68" style:family="text">
      <style:text-properties style:text-line-through-style="none" fo:font-style="normal" officeooo:rsid="004ac683" fo:background-color="transparent" style:font-style-asian="normal" style:font-style-complex="normal"/>
    </style:style>
    <style:style style:name="T69" style:family="text">
      <style:text-properties style:text-line-through-style="none" fo:font-style="normal" officeooo:rsid="0052addb" fo:background-color="transparent" style:font-style-asian="normal" style:font-style-complex="normal"/>
    </style:style>
    <style:style style:name="T70" style:family="text">
      <style:text-properties style:text-line-through-style="none" fo:font-style="normal" officeooo:rsid="0025a757" fo:background-color="transparent" style:font-style-asian="normal" style:font-style-complex="normal"/>
    </style:style>
    <style:style style:name="T71" style:family="text">
      <style:text-properties style:text-line-through-style="none" officeooo:rsid="00497efd"/>
    </style:style>
    <style:style style:name="T72" style:family="text">
      <style:text-properties style:text-line-through-style="none" officeooo:rsid="005031d2"/>
    </style:style>
    <style:style style:name="T73" style:family="text">
      <style:text-properties style:text-line-through-style="none" officeooo:rsid="0052d76a"/>
    </style:style>
    <style:style style:name="T74" style:family="text">
      <style:text-properties style:text-line-through-style="none" officeooo:rsid="0052d82b"/>
    </style:style>
    <style:style style:name="T75" style:family="text">
      <style:text-properties style:text-line-through-style="none" officeooo:rsid="00294dd9"/>
    </style:style>
    <style:style style:name="T76" style:family="text">
      <style:text-properties style:text-line-through-style="none" officeooo:rsid="0036c7d3"/>
    </style:style>
    <style:style style:name="T77" style:family="text">
      <style:text-properties style:text-line-through-style="none" style:font-name="Liberation Serif" fo:font-size="12pt" fo:font-weight="normal" officeooo:rsid="00294dd9" style:font-name-asian="Arial" style:font-size-asian="12pt" style:font-weight-asian="normal" style:font-name-complex="Arial" style:font-size-complex="12pt" style:font-weight-complex="normal"/>
    </style:style>
    <style:style style:name="T78" style:family="text">
      <style:text-properties style:text-line-through-style="none" style:font-name="Liberation Serif" fo:font-size="12pt" fo:font-weight="normal" officeooo:rsid="00294dd9" fo:background-color="transparent" style:font-name-asian="Arial" style:font-size-asian="12pt" style:font-weight-asian="normal" style:font-name-complex="Arial" style:font-size-complex="12pt" style:font-weight-complex="normal"/>
    </style:style>
    <style:style style:name="T79" style:family="text">
      <style:text-properties style:text-line-through-style="none" style:font-name="Liberation Serif" fo:font-size="12pt" fo:font-weight="normal" officeooo:rsid="005b9545" fo:background-color="transparent" style:font-name-asian="Arial" style:font-size-asian="12pt" style:font-weight-asian="normal" style:font-name-complex="Arial" style:font-size-complex="12pt" style:font-weight-complex="normal"/>
    </style:style>
    <style:style style:name="T80" style:family="text">
      <style:text-properties style:text-line-through-style="none" style:font-name="Liberation Serif" fo:font-size="12pt" fo:font-weight="normal" officeooo:rsid="005b977b" fo:background-color="transparent" style:font-name-asian="Arial" style:font-size-asian="12pt" style:font-weight-asian="normal" style:font-name-complex="Arial" style:font-size-complex="12pt" style:font-weight-complex="normal"/>
    </style:style>
    <style:style style:name="T81" style:family="text">
      <style:text-properties style:text-line-through-style="none" style:font-name="Liberation Serif" fo:font-size="12pt" officeooo:rsid="0052d82b" style:font-name-asian="Arial" style:font-size-asian="12pt" style:font-name-complex="Arial" style:font-size-complex="12pt"/>
    </style:style>
    <style:style style:name="T82" style:family="text">
      <style:text-properties style:text-line-through-style="none" style:font-name="Liberation Serif" fo:font-size="12pt" officeooo:rsid="006fd8b7" style:font-name-asian="Arial" style:font-size-asian="12pt" style:font-name-complex="Arial" style:font-size-complex="12pt"/>
    </style:style>
    <style:style style:name="T83" style:family="text">
      <style:text-properties style:text-line-through-style="none" style:font-name="Liberation Serif" fo:font-size="12pt" officeooo:rsid="0069323d" style:font-name-asian="Arial" style:font-size-asian="12pt" style:font-name-complex="Arial" style:font-size-complex="12pt"/>
    </style:style>
    <style:style style:name="T84" style:family="text">
      <style:text-properties style:text-line-through-style="none" style:font-name="Liberation Serif" fo:font-size="12pt" fo:font-style="normal" officeooo:rsid="0025a757" fo:background-color="transparent" style:font-size-asian="12pt" style:font-style-asian="normal" style:font-size-complex="12pt" style:font-style-complex="normal"/>
    </style:style>
    <style:style style:name="T85" style:family="text">
      <style:text-properties style:text-line-through-style="none" style:font-name="Liberation Serif" fo:font-size="12pt" fo:font-style="normal" officeooo:rsid="0069323d" fo:background-color="transparent" style:font-size-asian="12pt" style:font-style-asian="normal" style:font-size-complex="12pt" style:font-style-complex="normal"/>
    </style:style>
    <style:style style:name="T86" style:family="text">
      <style:text-properties style:text-line-through-style="none" style:font-name="Liberation Serif" fo:font-size="12pt" officeooo:rsid="00228e70" fo:background-color="transparent" style:font-size-asian="12pt" style:font-size-complex="12pt"/>
    </style:style>
    <style:style style:name="T87" style:family="text">
      <style:text-properties style:text-line-through-style="none" style:font-name="Liberation Serif" fo:font-size="12pt" officeooo:rsid="0069323d" fo:background-color="transparent" style:font-size-asian="12pt" style:font-size-complex="12pt"/>
    </style:style>
    <style:style style:name="T88" style:family="text">
      <style:text-properties style:text-line-through-style="none" style:font-name="Liberation Serif" fo:font-size="12pt" officeooo:rsid="00719ed0" fo:background-color="transparent" style:font-size-asian="12pt" style:font-size-complex="12pt"/>
    </style:style>
    <style:style style:name="T89" style:family="text">
      <style:text-properties style:text-line-through-style="none" style:font-name="Liberation Serif" fo:font-size="12pt" officeooo:rsid="0069400c" style:font-size-asian="12pt" style:font-size-complex="12pt"/>
    </style:style>
    <style:style style:name="T90" style:family="text">
      <style:text-properties style:text-line-through-style="none" style:font-name="Liberation Serif" fo:font-size="12pt" officeooo:rsid="006e3c88" style:font-size-asian="12pt" style:font-size-complex="12pt"/>
    </style:style>
    <style:style style:name="T91" style:family="text">
      <style:text-properties style:text-line-through-style="none" style:font-name="Liberation Serif" fo:font-size="12pt" officeooo:rsid="006cb2bd" style:font-size-asian="12pt" style:font-size-complex="12pt"/>
    </style:style>
    <style:style style:name="T92" style:family="text">
      <style:text-properties style:text-line-through-style="none" style:font-name="Liberation Serif" fo:font-size="12pt" officeooo:rsid="0076491a" style:font-size-asian="12pt" style:font-size-complex="12pt"/>
    </style:style>
    <style:style style:name="T93" style:family="text">
      <style:text-properties style:text-line-through-style="none" style:font-name="Liberation Serif" fo:font-size="12pt" officeooo:rsid="00dcdf7d" style:font-size-asian="12pt" style:font-size-complex="12pt"/>
    </style:style>
    <style:style style:name="T94" style:family="text">
      <style:text-properties style:text-line-through-style="none" officeooo:rsid="00719ed0"/>
    </style:style>
    <style:style style:name="T95" style:family="text">
      <style:text-properties style:text-line-through-style="none" fo:background-color="transparent"/>
    </style:style>
    <style:style style:name="T96" style:family="text">
      <style:text-properties style:text-line-through-style="none" officeooo:rsid="002d04e3" fo:background-color="transparent"/>
    </style:style>
    <style:style style:name="T97" style:family="text">
      <style:text-properties style:text-line-through-style="none" officeooo:rsid="002ea641" fo:background-color="transparent"/>
    </style:style>
    <style:style style:name="T98" style:family="text">
      <style:text-properties style:text-line-through-style="none" officeooo:rsid="003083d2" fo:background-color="transparent"/>
    </style:style>
    <style:style style:name="T99" style:family="text">
      <style:text-properties style:text-line-through-style="none" officeooo:rsid="00325e45" fo:background-color="transparent"/>
    </style:style>
    <style:style style:name="T100" style:family="text">
      <style:text-properties style:text-line-through-style="none" officeooo:rsid="00497efd" fo:background-color="transparent"/>
    </style:style>
    <style:style style:name="T101" style:family="text">
      <style:text-properties style:text-line-through-style="none" officeooo:rsid="004884ab" fo:background-color="transparent"/>
    </style:style>
    <style:style style:name="T102" style:family="text">
      <style:text-properties style:text-line-through-style="none" officeooo:rsid="00794acc" fo:background-color="transparent"/>
    </style:style>
    <style:style style:name="T103" style:family="text">
      <style:text-properties style:text-line-through-style="none" officeooo:rsid="00a6437a"/>
    </style:style>
    <style:style style:name="T104" style:family="text">
      <style:text-properties officeooo:rsid="00268a6e"/>
    </style:style>
    <style:style style:name="T105" style:family="text">
      <style:text-properties officeooo:rsid="00279923"/>
    </style:style>
    <style:style style:name="T106" style:family="text">
      <style:text-properties officeooo:rsid="00294dd9"/>
    </style:style>
    <style:style style:name="T107" style:family="text">
      <style:text-properties officeooo:rsid="002a6ba1"/>
    </style:style>
    <style:style style:name="T108" style:family="text">
      <style:text-properties officeooo:rsid="002b6d57"/>
    </style:style>
    <style:style style:name="T109" style:family="text">
      <style:text-properties officeooo:rsid="002be35d"/>
    </style:style>
    <style:style style:name="T110" style:family="text">
      <style:text-properties officeooo:rsid="002bfce5"/>
    </style:style>
    <style:style style:name="T111" style:family="text">
      <style:text-properties officeooo:rsid="0036c7d3"/>
    </style:style>
    <style:style style:name="T112" style:family="text">
      <style:text-properties style:font-name="Liberation Serif"/>
    </style:style>
    <style:style style:name="T113" style:family="text">
      <style:text-properties style:font-name="Liberation Serif" fo:font-size="12pt" style:font-name-asian="Arial" style:font-size-asian="12pt" style:font-name-complex="Arial" style:font-size-complex="12pt"/>
    </style:style>
    <style:style style:name="T114" style:family="text">
      <style:text-properties style:font-name="Liberation Serif" fo:font-size="12pt" officeooo:rsid="00397db8" style:font-name-asian="Arial" style:font-size-asian="12pt" style:font-name-complex="Arial" style:font-size-complex="12pt"/>
    </style:style>
    <style:style style:name="T115" style:family="text">
      <style:text-properties style:font-name="Liberation Serif" fo:font-size="12pt" officeooo:rsid="0068ce86" style:font-name-asian="Arial" style:font-size-asian="12pt" style:font-name-complex="Arial" style:font-size-complex="12pt"/>
    </style:style>
    <style:style style:name="T116" style:family="text">
      <style:text-properties style:font-name="Liberation Serif" fo:font-size="12pt" officeooo:rsid="0069323d" style:font-name-asian="Arial" style:font-size-asian="12pt" style:font-name-complex="Arial" style:font-size-complex="12pt"/>
    </style:style>
    <style:style style:name="T117" style:family="text">
      <style:text-properties style:font-name="Liberation Serif" fo:font-size="12pt" officeooo:rsid="0069400c" style:font-name-asian="Arial" style:font-size-asian="12pt" style:font-name-complex="Arial" style:font-size-complex="12pt"/>
    </style:style>
    <style:style style:name="T118" style:family="text">
      <style:text-properties style:font-name="Liberation Serif" fo:font-size="12pt" officeooo:rsid="00393f22" style:font-name-asian="Arial" style:font-size-asian="12pt" style:font-name-complex="Arial" style:font-size-complex="12pt"/>
    </style:style>
    <style:style style:name="T119" style:family="text">
      <style:text-properties style:font-name="Liberation Serif" fo:font-size="12pt" fo:font-style="italic" officeooo:rsid="0068ce86" style:font-name-asian="Arial" style:font-size-asian="12pt" style:font-style-asian="italic" style:font-name-complex="Arial" style:font-size-complex="12pt" style:font-style-complex="italic"/>
    </style:style>
    <style:style style:name="T120" style:family="text">
      <style:text-properties style:font-name="Liberation Serif" fo:font-size="12pt" fo:background-color="transparent" style:font-name-asian="Arial" style:font-size-asian="12pt" style:font-name-complex="Arial" style:font-size-complex="12pt"/>
    </style:style>
    <style:style style:name="T121" style:family="text">
      <style:text-properties style:font-name="Liberation Serif" fo:font-size="12pt" officeooo:rsid="0063bd8a" fo:background-color="transparent" style:font-name-asian="Arial" style:font-size-asian="12pt" style:font-name-complex="Arial" style:font-size-complex="12pt"/>
    </style:style>
    <style:style style:name="T122" style:family="text">
      <style:text-properties style:font-name="Liberation Serif" fo:font-size="12pt" fo:font-weight="bold" officeooo:rsid="00294dd9" style:font-name-asian="Arial" style:font-size-asian="12pt" style:font-weight-asian="bold" style:font-name-complex="Arial" style:font-size-complex="12pt" style:font-weight-complex="bold"/>
    </style:style>
    <style:style style:name="T123" style:family="text">
      <style:text-properties officeooo:rsid="00393f22"/>
    </style:style>
    <style:style style:name="T124" style:family="text">
      <style:text-properties officeooo:rsid="00409e25"/>
    </style:style>
    <style:style style:name="T125" style:family="text">
      <style:text-properties fo:font-style="normal"/>
    </style:style>
    <style:style style:name="T126" style:family="text">
      <style:text-properties fo:font-style="normal" officeooo:rsid="00409e25" style:font-style-asian="normal" style:font-style-complex="normal"/>
    </style:style>
    <style:style style:name="T127" style:family="text">
      <style:text-properties fo:font-style="normal" officeooo:rsid="0043c101" style:font-style-asian="normal" style:font-style-complex="normal"/>
    </style:style>
    <style:style style:name="T128" style:family="text">
      <style:text-properties fo:font-style="normal" officeooo:rsid="001e2657" style:font-style-asian="normal" style:font-style-complex="normal"/>
    </style:style>
    <style:style style:name="T129" style:family="text">
      <style:text-properties fo:font-style="normal" officeooo:rsid="00dba5cf" style:font-style-asian="normal" style:font-style-complex="normal"/>
    </style:style>
    <style:style style:name="T130" style:family="text">
      <style:text-properties style:font-name="Liberation Serif1" officeooo:rsid="00410a6c" style:font-name-asian="Liberation Serif1" style:font-name-complex="Liberation Serif1"/>
    </style:style>
    <style:style style:name="T131" style:family="text">
      <style:text-properties style:font-name="Liberation Serif1" officeooo:rsid="0041cf9e" style:font-name-asian="Liberation Serif1" style:font-name-complex="Liberation Serif1"/>
    </style:style>
    <style:style style:name="T132" style:family="text">
      <style:text-properties style:font-name="Liberation Serif1" fo:font-style="italic" style:font-name-asian="Liberation Serif1" style:font-style-asian="italic" style:font-name-complex="Liberation Serif1" style:font-style-complex="italic"/>
    </style:style>
    <style:style style:name="T133" style:family="text">
      <style:text-properties style:font-name="Liberation Serif1" fo:font-style="italic" officeooo:rsid="00409e25" style:font-name-asian="Liberation Serif1" style:font-style-asian="italic" style:font-name-complex="Liberation Serif1" style:font-style-complex="italic"/>
    </style:style>
    <style:style style:name="T134" style:family="text">
      <style:text-properties style:font-name="Liberation Serif1" fo:font-style="italic" officeooo:rsid="00410a6c" style:font-name-asian="Liberation Serif1" style:font-style-asian="italic" style:font-name-complex="Liberation Serif1" style:font-style-complex="italic"/>
    </style:style>
    <style:style style:name="T135" style:family="text">
      <style:text-properties style:font-name="Liberation Serif1" fo:font-style="italic" officeooo:rsid="0041cf9e" style:font-name-asian="Liberation Serif1" style:font-style-asian="italic" style:font-name-complex="Liberation Serif1" style:font-style-complex="italic"/>
    </style:style>
    <style:style style:name="T136" style:family="text">
      <style:text-properties style:font-name="Liberation Serif1" fo:font-style="italic" officeooo:rsid="001e2657" style:font-name-asian="Liberation Serif1" style:font-style-asian="italic" style:font-name-complex="Liberation Serif1" style:font-style-complex="italic"/>
    </style:style>
    <style:style style:name="T137" style:family="text">
      <style:text-properties style:font-name="Liberation Serif1" fo:font-style="italic" officeooo:rsid="0043c101" style:font-name-asian="Liberation Serif1" style:font-style-asian="italic" style:font-name-complex="Liberation Serif1" style:font-style-complex="italic"/>
    </style:style>
    <style:style style:name="T138" style:family="text">
      <style:text-properties style:font-name="Liberation Serif1" fo:font-style="italic" officeooo:rsid="0041cf9e" style:font-name-asian="Liberation Serif1" style:font-style-asian="italic" style:font-name-complex="Liberation Serif1" style:font-style-complex="normal"/>
    </style:style>
    <style:style style:name="T139" style:family="text">
      <style:text-properties style:font-name="Liberation Serif1" fo:font-style="italic" officeooo:rsid="00410a6c" style:font-name-asian="Liberation Serif1" style:font-style-asian="italic" style:font-name-complex="Liberation Serif1" style:font-style-complex="normal"/>
    </style:style>
    <style:style style:name="T140" style:family="text">
      <style:text-properties style:font-name="Liberation Serif1" fo:font-style="italic" officeooo:rsid="0041cf9e" style:font-name-asian="Liberation Serif1" style:font-style-asian="normal" style:font-name-complex="Liberation Serif1" style:font-style-complex="italic"/>
    </style:style>
    <style:style style:name="T141" style:family="text">
      <style:text-properties style:font-name="Liberation Serif1" fo:font-style="italic" officeooo:rsid="0041cf9e" style:font-name-asian="Liberation Serif1" style:font-style-asian="normal" style:font-name-complex="Liberation Serif1" style:font-style-complex="normal"/>
    </style:style>
    <style:style style:name="T142" style:family="text">
      <style:text-properties style:font-name="Liberation Serif1" fo:font-style="normal" officeooo:rsid="00409e25" style:font-name-asian="Liberation Serif1" style:font-style-asian="normal" style:font-name-complex="Liberation Serif1" style:font-style-complex="normal"/>
    </style:style>
    <style:style style:name="T143" style:family="text">
      <style:text-properties style:font-name="Liberation Serif1" fo:font-style="normal" officeooo:rsid="00410a6c" style:font-name-asian="Liberation Serif1" style:font-style-asian="normal" style:font-name-complex="Liberation Serif1" style:font-style-complex="normal"/>
    </style:style>
    <style:style style:name="T144" style:family="text">
      <style:text-properties officeooo:rsid="0043c101"/>
    </style:style>
    <style:style style:name="T145" style:family="text">
      <style:text-properties style:font-name-asian="Arial"/>
    </style:style>
    <style:style style:name="T146" style:family="text">
      <style:text-properties style:font-name-asian="Arial" style:font-name-complex="Arial"/>
    </style:style>
    <style:style style:name="T147" style:family="text">
      <style:text-properties officeooo:rsid="003e4a2c" style:font-name-asian="Arial" style:font-name-complex="Arial"/>
    </style:style>
    <style:style style:name="T148" style:family="text">
      <style:text-properties officeooo:rsid="0068ce86" style:font-name-asian="Arial" style:font-name-complex="Arial"/>
    </style:style>
    <style:style style:name="T149" style:family="text">
      <style:text-properties style:use-window-font-color="true"/>
    </style:style>
    <style:style style:name="T150" style:family="text">
      <style:text-properties style:use-window-font-color="true" style:font-name="Liberation Serif1" officeooo:rsid="0043c101" style:font-name-asian="Liberation Serif1" style:font-name-complex="Liberation Serif1"/>
    </style:style>
    <style:style style:name="T151" style:family="text">
      <style:text-properties style:use-window-font-color="true" style:font-name="Liberation Serif1" officeooo:rsid="00dba5cf" style:font-name-asian="Liberation Serif1" style:font-name-complex="Liberation Serif1"/>
    </style:style>
    <style:style style:name="T152" style:family="text">
      <style:text-properties style:use-window-font-color="true" style:font-name="Liberation Serif" fo:font-size="12pt" style:font-size-asian="12pt" style:font-size-complex="12pt"/>
    </style:style>
    <style:style style:name="T153" style:family="text">
      <style:text-properties style:use-window-font-color="true" style:font-name="Liberation Serif" fo:font-size="12pt" officeooo:rsid="0056de9e" style:font-size-asian="12pt" style:font-size-complex="12pt"/>
    </style:style>
    <style:style style:name="T154" style:family="text">
      <style:text-properties style:use-window-font-color="true" style:font-name="Liberation Serif" fo:font-size="12pt" fo:font-weight="bold" style:font-size-asian="12pt" style:font-weight-asian="bold" style:font-size-complex="12pt" style:font-weight-complex="bold"/>
    </style:style>
    <style:style style:name="T155" style:family="text">
      <style:text-properties style:use-window-font-color="true" style:font-name="Liberation Serif" fo:font-size="12pt" fo:font-weight="bold" fo:background-color="transparent" style:font-size-asian="12pt" style:font-weight-asian="bold" style:font-size-complex="12pt" style:font-weight-complex="bold"/>
    </style:style>
    <style:style style:name="T156" style:family="text">
      <style:text-properties style:use-window-font-color="true" style:font-name="Liberation Serif" fo:font-size="12pt" fo:font-weight="normal" style:font-size-asian="12pt" style:font-weight-asian="normal" style:font-size-complex="12pt" style:font-weight-complex="normal"/>
    </style:style>
    <style:style style:name="T157" style:family="text">
      <style:text-properties style:use-window-font-color="true" style:font-name="Liberation Serif" fo:font-size="12pt" fo:font-weight="normal" officeooo:rsid="00294dd9" style:font-name-asian="Arial" style:font-size-asian="12pt" style:font-weight-asian="normal" style:font-name-complex="Arial" style:font-size-complex="12pt" style:font-weight-complex="normal"/>
    </style:style>
    <style:style style:name="T158" style:family="text">
      <style:text-properties style:use-window-font-color="true" style:font-name="Liberation Serif" fo:font-size="12pt" fo:font-weight="normal" officeooo:rsid="005e42ac" fo:background-color="transparent" style:font-size-asian="12pt" style:font-weight-asian="normal" style:font-size-complex="12pt" style:font-weight-complex="normal"/>
    </style:style>
    <style:style style:name="T159" style:family="text">
      <style:text-properties style:use-window-font-color="true" style:font-name="Liberation Serif" fo:font-size="12pt" fo:font-weight="normal" officeooo:rsid="005fdc11" fo:background-color="transparent" style:font-size-asian="12pt" style:font-weight-asian="normal" style:font-size-complex="12pt" style:font-weight-complex="normal"/>
    </style:style>
    <style:style style:name="T160" style:family="text">
      <style:text-properties style:use-window-font-color="true" style:font-name="Liberation Serif" fo:font-size="12pt" fo:font-weight="normal" officeooo:rsid="0060b00b" fo:background-color="transparent" style:font-size-asian="12pt" style:font-weight-asian="normal" style:font-size-complex="12pt" style:font-weight-complex="normal"/>
    </style:style>
    <style:style style:name="T161" style:family="text">
      <style:text-properties style:use-window-font-color="true" style:font-name="Liberation Serif" fo:font-size="12pt" fo:font-weight="normal" officeooo:rsid="0063a099" fo:background-color="transparent" style:font-size-asian="12pt" style:font-weight-asian="normal" style:font-size-complex="12pt" style:font-weight-complex="normal"/>
    </style:style>
    <style:style style:name="T162" style:family="text">
      <style:text-properties style:use-window-font-color="true" style:font-name="Liberation Serif" fo:font-size="12pt" fo:background-color="transparent" style:font-size-asian="12pt" style:font-size-complex="12pt"/>
    </style:style>
    <style:style style:name="T163" style:family="text">
      <style:text-properties style:use-window-font-color="true" fo:font-weight="normal" officeooo:rsid="004430f5" style:font-weight-asian="normal" style:font-weight-complex="normal"/>
    </style:style>
    <style:style style:name="T164" style:family="text">
      <style:text-properties style:use-window-font-color="true" fo:font-weight="normal" officeooo:rsid="005f32d6" style:font-weight-asian="normal" style:font-weight-complex="normal"/>
    </style:style>
    <style:style style:name="T165" style:family="text">
      <style:text-properties style:use-window-font-color="true" fo:font-weight="normal" officeooo:rsid="0035e1d4" style:font-weight-asian="normal" style:font-weight-complex="normal"/>
    </style:style>
    <style:style style:name="T166" style:family="text">
      <style:text-properties style:use-window-font-color="true" fo:font-weight="normal" officeooo:rsid="00342071" style:font-weight-asian="normal" style:font-weight-complex="normal"/>
    </style:style>
    <style:style style:name="T167" style:family="text">
      <style:text-properties style:use-window-font-color="true" fo:font-weight="normal" officeooo:rsid="00359229" style:font-weight-asian="normal" style:font-weight-complex="normal"/>
    </style:style>
    <style:style style:name="T168" style:family="text">
      <style:text-properties style:use-window-font-color="true" fo:font-weight="normal" officeooo:rsid="005819e1" style:font-weight-asian="normal" style:font-weight-complex="normal"/>
    </style:style>
    <style:style style:name="T169" style:family="text">
      <style:text-properties style:use-window-font-color="true" fo:font-weight="normal" officeooo:rsid="002a6ba1" style:font-weight-asian="normal" style:font-weight-complex="normal"/>
    </style:style>
    <style:style style:name="T170" style:family="text">
      <style:text-properties style:use-window-font-color="true" fo:font-weight="normal" officeooo:rsid="001eabb6" style:font-weight-asian="normal" style:font-weight-complex="normal"/>
    </style:style>
    <style:style style:name="T171" style:family="text">
      <style:text-properties style:use-window-font-color="true" fo:font-weight="normal" officeooo:rsid="00605046" style:font-weight-asian="normal" style:font-weight-complex="normal"/>
    </style:style>
    <style:style style:name="T172" style:family="text">
      <style:text-properties style:use-window-font-color="true" fo:font-weight="normal" officeooo:rsid="0060b00b" style:font-weight-asian="normal" style:font-weight-complex="normal"/>
    </style:style>
    <style:style style:name="T173" style:family="text">
      <style:text-properties style:use-window-font-color="true" fo:font-weight="normal" officeooo:rsid="0061eea3" style:font-weight-asian="normal" style:font-weight-complex="normal"/>
    </style:style>
    <style:style style:name="T174" style:family="text">
      <style:text-properties style:use-window-font-color="true" fo:font-weight="normal" officeooo:rsid="00268a6e" style:font-weight-asian="normal" style:font-weight-complex="normal"/>
    </style:style>
    <style:style style:name="T175" style:family="text">
      <style:text-properties style:use-window-font-color="true" fo:font-weight="normal" officeooo:rsid="00279923" style:font-weight-asian="normal" style:font-weight-complex="normal"/>
    </style:style>
    <style:style style:name="T176" style:family="text">
      <style:text-properties style:use-window-font-color="true" fo:font-weight="normal" officeooo:rsid="00a25906" style:font-weight-asian="normal" style:font-weight-complex="normal"/>
    </style:style>
    <style:style style:name="T177" style:family="text">
      <style:text-properties style:use-window-font-color="true" fo:font-weight="normal" officeooo:rsid="00a284c6" style:font-weight-asian="normal" style:font-weight-complex="normal"/>
    </style:style>
    <style:style style:name="T178" style:family="text">
      <style:text-properties style:use-window-font-color="true" fo:font-weight="normal" officeooo:rsid="00a3f9a0" style:font-weight-asian="normal" style:font-weight-complex="normal"/>
    </style:style>
    <style:style style:name="T179" style:family="text">
      <style:text-properties style:use-window-font-color="true" fo:font-weight="normal" officeooo:rsid="00a686c5" style:font-weight-asian="normal" style:font-weight-complex="normal"/>
    </style:style>
    <style:style style:name="T180" style:family="text">
      <style:text-properties style:use-window-font-color="true" fo:font-weight="normal" officeooo:rsid="00a8c402" style:font-weight-asian="normal" style:font-weight-complex="normal"/>
    </style:style>
    <style:style style:name="T181" style:family="text">
      <style:text-properties style:use-window-font-color="true" fo:font-weight="normal" officeooo:rsid="00ac9adc" style:font-weight-asian="normal" style:font-weight-complex="normal"/>
    </style:style>
    <style:style style:name="T182" style:family="text">
      <style:text-properties style:use-window-font-color="true" fo:font-weight="normal" officeooo:rsid="00adb069" style:font-weight-asian="normal" style:font-weight-complex="normal"/>
    </style:style>
    <style:style style:name="T183" style:family="text">
      <style:text-properties style:use-window-font-color="true" fo:font-weight="normal" officeooo:rsid="00b0063d" style:font-weight-asian="normal" style:font-weight-complex="normal"/>
    </style:style>
    <style:style style:name="T184" style:family="text">
      <style:text-properties style:use-window-font-color="true" fo:font-weight="normal" officeooo:rsid="00b19688" style:font-weight-asian="normal" style:font-weight-complex="normal"/>
    </style:style>
    <style:style style:name="T185" style:family="text">
      <style:text-properties style:use-window-font-color="true" fo:font-weight="normal" officeooo:rsid="00b38e88" style:font-weight-asian="normal" style:font-weight-complex="normal"/>
    </style:style>
    <style:style style:name="T186" style:family="text">
      <style:text-properties style:use-window-font-color="true" fo:font-weight="normal" officeooo:rsid="008e1ad7" style:font-weight-asian="normal" style:font-weight-complex="normal"/>
    </style:style>
    <style:style style:name="T187" style:family="text">
      <style:text-properties style:use-window-font-color="true" fo:font-weight="normal" officeooo:rsid="0025c55a" style:font-weight-asian="normal" style:font-name-complex="Times New Roman" style:font-weight-complex="normal"/>
    </style:style>
    <style:style style:name="T188" style:family="text">
      <style:text-properties style:use-window-font-color="true" style:text-line-through-style="none" officeooo:rsid="0090be90"/>
    </style:style>
    <style:style style:name="T189" style:family="text">
      <style:text-properties style:use-window-font-color="true" style:text-line-through-style="none" officeooo:rsid="00934b08"/>
    </style:style>
    <style:style style:name="T190" style:family="text">
      <style:text-properties style:use-window-font-color="true" style:text-line-through-style="none" fo:font-weight="bold" officeooo:rsid="0090be90" style:font-weight-asian="bold" style:font-weight-complex="bold"/>
    </style:style>
    <style:style style:name="T191" style:family="text">
      <style:text-properties style:use-window-font-color="true" style:text-line-through-style="none" officeooo:rsid="00937dba"/>
    </style:style>
    <style:style style:name="T192" style:family="text">
      <style:text-properties style:use-window-font-color="true" style:text-line-through-style="none" officeooo:rsid="00951621"/>
    </style:style>
    <style:style style:name="T193" style:family="text">
      <style:text-properties style:use-window-font-color="true" style:text-line-through-style="none" officeooo:rsid="0096d2c7"/>
    </style:style>
    <style:style style:name="T194" style:family="text">
      <style:text-properties style:use-window-font-color="true" style:text-line-through-style="none" officeooo:rsid="0096e6b4"/>
    </style:style>
    <style:style style:name="T195" style:family="text">
      <style:text-properties style:use-window-font-color="true" style:text-line-through-style="none" officeooo:rsid="0099a601"/>
    </style:style>
    <style:style style:name="T196" style:family="text">
      <style:text-properties style:use-window-font-color="true" style:text-line-through-style="none" officeooo:rsid="009e28e9"/>
    </style:style>
    <style:style style:name="T197" style:family="text">
      <style:text-properties style:use-window-font-color="true" fo:font-weight="bold" officeooo:rsid="002833f7" style:font-weight-asian="bold" style:font-weight-complex="bold"/>
    </style:style>
    <style:style style:name="T198" style:family="text">
      <style:text-properties style:use-window-font-color="true" fo:font-weight="bold" officeooo:rsid="00a686c5" style:font-weight-asian="bold" style:font-weight-complex="bold"/>
    </style:style>
    <style:style style:name="T199" style:family="text">
      <style:text-properties style:use-window-font-color="true" fo:font-weight="bold" officeooo:rsid="00a8c402" style:font-weight-asian="bold" style:font-weight-complex="bold"/>
    </style:style>
    <style:style style:name="T200" style:family="text">
      <style:text-properties style:use-window-font-color="true" fo:font-weight="bold" officeooo:rsid="00a25906" style:font-weight-asian="bold" style:font-weight-complex="bold"/>
    </style:style>
    <style:style style:name="T201" style:family="text">
      <style:text-properties style:use-window-font-color="true" fo:font-weight="bold" officeooo:rsid="00a284c6" style:font-weight-asian="bold" style:font-weight-complex="bold"/>
    </style:style>
    <style:style style:name="T202" style:family="text">
      <style:text-properties style:use-window-font-color="true" fo:font-weight="bold" officeooo:rsid="008e1ad7" style:font-weight-asian="bold" style:font-weight-complex="bold"/>
    </style:style>
    <style:style style:name="T203" style:family="text">
      <style:text-properties style:use-window-font-color="true" officeooo:rsid="00a25906"/>
    </style:style>
    <style:style style:name="T204" style:family="text">
      <style:text-properties style:use-window-font-color="true" officeooo:rsid="00ac9adc"/>
    </style:style>
    <style:style style:name="T205" style:family="text">
      <style:text-properties style:use-window-font-color="true" officeooo:rsid="00adb069"/>
    </style:style>
    <style:style style:name="T206" style:family="text">
      <style:text-properties style:use-window-font-color="true" officeooo:rsid="00afc7ac"/>
    </style:style>
    <style:style style:name="T207" style:family="text">
      <style:text-properties style:use-window-font-color="true" style:font-name="Times New Roman" fo:language="ru" fo:country="RU" fo:font-weight="bold" officeooo:rsid="0025c55a" style:font-weight-asian="bold" style:font-name-complex="Times New Roman" style:font-weight-complex="bold"/>
    </style:style>
    <style:style style:name="T208" style:family="text">
      <style:text-properties style:use-window-font-color="true" style:font-name="Times New Roman" fo:language="ru" fo:country="RU" fo:font-weight="normal" officeooo:rsid="0025c55a" style:font-weight-asian="normal" style:font-name-complex="Times New Roman" style:font-weight-complex="normal"/>
    </style:style>
    <style:style style:name="T209" style:family="text">
      <style:text-properties style:use-window-font-color="true" style:font-name="Times New Roman" fo:font-weight="bold" officeooo:rsid="0025c55a" style:font-weight-asian="bold" style:font-name-complex="Times New Roman" style:font-weight-complex="bold"/>
    </style:style>
    <style:style style:name="T210" style:family="text">
      <style:text-properties style:use-window-font-color="true" style:font-name="Times New Roman" fo:font-weight="normal" officeooo:rsid="0025c55a" style:font-weight-asian="normal" style:font-name-complex="Times New Roman" style:font-weight-complex="normal"/>
    </style:style>
    <style:style style:name="T211" style:family="text">
      <style:text-properties style:use-window-font-color="true" fo:language="ru" fo:country="RU" fo:font-weight="bold" officeooo:rsid="0025c55a" style:font-weight-asian="bold" style:font-name-complex="Times New Roman" style:font-weight-complex="bold"/>
    </style:style>
    <style:style style:name="T212" style:family="text">
      <style:text-properties style:use-window-font-color="true" fo:language="ru" fo:country="RU" fo:font-weight="bold" officeooo:rsid="00c2574c" style:font-weight-asian="bold" style:font-name-complex="Times New Roman" style:font-weight-complex="bold"/>
    </style:style>
    <style:style style:name="T213" style:family="text">
      <style:text-properties style:use-window-font-color="true" fo:language="ru" fo:country="RU" fo:font-weight="normal" officeooo:rsid="0025c55a" style:font-weight-asian="normal" style:font-name-complex="Times New Roman" style:font-weight-complex="normal"/>
    </style:style>
    <style:style style:name="T214" style:family="text">
      <style:text-properties style:use-window-font-color="true" fo:language="ru" fo:country="RU" fo:font-weight="normal" officeooo:rsid="00c2574c" style:font-weight-asian="normal" style:font-name-complex="Times New Roman" style:font-weight-complex="normal"/>
    </style:style>
    <style:style style:name="T215" style:family="text">
      <style:text-properties style:use-window-font-color="true" fo:language="ru" fo:country="RU" fo:font-weight="normal" officeooo:rsid="00cf5dcb" style:font-weight-asian="normal" style:font-name-complex="Times New Roman" style:font-weight-complex="normal"/>
    </style:style>
    <style:style style:name="T216" style:family="text">
      <style:text-properties style:use-window-font-color="true" fo:font-size="12pt" fo:language="ru" fo:country="RU" fo:font-weight="bold" officeooo:rsid="0025c55a" style:font-size-asian="12pt" style:font-weight-asian="bold" style:font-name-complex="Times New Roman" style:font-size-complex="12pt" style:font-weight-complex="bold"/>
    </style:style>
    <style:style style:name="T217" style:family="text">
      <style:text-properties style:use-window-font-color="true" fo:font-size="12pt" fo:language="ru" fo:country="RU" fo:font-weight="normal" officeooo:rsid="0025c55a" style:font-size-asian="12pt" style:font-weight-asian="normal" style:font-name-complex="Times New Roman" style:font-size-complex="12pt" style:font-weight-complex="normal"/>
    </style:style>
    <style:style style:name="T218" style:family="text">
      <style:text-properties style:use-window-font-color="true" fo:font-size="12pt" fo:font-weight="normal" officeooo:rsid="0025c55a" style:font-size-asian="12pt" style:font-weight-asian="normal" style:font-name-complex="Times New Roman" style:font-size-complex="12pt" style:font-weight-complex="normal"/>
    </style:style>
    <style:style style:name="T219" style:family="text">
      <style:text-properties style:use-window-font-color="true" style:font-name="Liberation Serif" fo:font-size="12pt" fo:language="ru" fo:country="RU" fo:font-weight="bold" officeooo:rsid="0025c55a" style:font-size-asian="12pt" style:font-weight-asian="bold" style:font-name-complex="Times New Roman" style:font-size-complex="12pt" style:font-weight-complex="bold"/>
    </style:style>
    <style:style style:name="T220" style:family="text">
      <style:text-properties style:use-window-font-color="true" style:font-name="Liberation Serif" fo:font-size="12pt" fo:language="ru" fo:country="RU" fo:font-weight="normal" officeooo:rsid="0025c55a" style:font-size-asian="12pt" style:font-weight-asian="normal" style:font-name-complex="Times New Roman" style:font-size-complex="12pt" style:font-weight-complex="normal"/>
    </style:style>
    <style:style style:name="T221" style:family="text">
      <style:text-properties style:use-window-font-color="true" style:font-name="Liberation Serif" fo:font-size="12pt" fo:language="ru" fo:country="RU" fo:font-weight="normal" officeooo:rsid="00c81bc6" style:font-size-asian="12pt" style:font-weight-asian="normal" style:font-name-complex="Times New Roman" style:font-size-complex="12pt" style:font-weight-complex="normal"/>
    </style:style>
    <style:style style:name="T222" style:family="text">
      <style:text-properties style:use-window-font-color="true" style:font-name="Liberation Serif" fo:font-size="12pt" fo:font-weight="normal" officeooo:rsid="008e1ad7" style:font-size-asian="12pt" style:font-weight-asian="normal" style:font-size-complex="12pt" style:font-weight-complex="normal"/>
    </style:style>
    <style:style style:name="T223" style:family="text">
      <style:text-properties style:use-window-font-color="true" style:font-name="Liberation Serif" fo:font-size="12pt" fo:font-weight="normal" officeooo:rsid="0025c55a" style:font-size-asian="12pt" style:font-weight-asian="normal" style:font-name-complex="Times New Roman" style:font-size-complex="12pt" style:font-weight-complex="normal"/>
    </style:style>
    <style:style style:name="T224" style:family="text">
      <style:text-properties officeooo:rsid="004533a0"/>
    </style:style>
    <style:style style:name="T225" style:family="text">
      <style:text-properties officeooo:rsid="0047d137"/>
    </style:style>
    <style:style style:name="T226" style:family="text">
      <style:text-properties officeooo:rsid="0087b199" fo:background-color="#ffff00" style:font-name-asian="Arial" style:font-name-complex="Arial"/>
    </style:style>
    <style:style style:name="T227" style:family="text">
      <style:text-properties style:text-line-through-style="solid"/>
    </style:style>
    <style:style style:name="T228" style:family="text">
      <style:text-properties style:text-line-through-style="solid" fo:background-color="transparent"/>
    </style:style>
    <style:style style:name="T229" style:family="text">
      <style:text-properties style:text-line-through-style="solid" officeooo:rsid="00794acc" fo:background-color="transparent"/>
    </style:style>
    <style:style style:name="T230" style:family="text">
      <style:text-properties style:text-line-through-style="solid" officeooo:rsid="00a6437a"/>
    </style:style>
    <style:style style:name="T231" style:family="text">
      <style:text-properties officeooo:rsid="0059ea58"/>
    </style:style>
    <style:style style:name="T232" style:family="text">
      <style:text-properties style:text-position="super 58%" officeooo:rsid="0059ea58"/>
    </style:style>
    <style:style style:name="T233" style:family="text">
      <style:text-properties officeooo:rsid="005b0d6a"/>
    </style:style>
    <style:style style:name="T234" style:family="text">
      <style:text-properties style:font-weight-asian="normal"/>
    </style:style>
    <style:style style:name="T235" style:family="text">
      <style:text-properties style:font-weight-complex="normal"/>
    </style:style>
    <style:style style:name="T236" style:family="text">
      <style:text-properties officeooo:rsid="004430f5"/>
    </style:style>
    <style:style style:name="T237" style:family="text">
      <style:text-properties officeooo:rsid="005f32d6"/>
    </style:style>
    <style:style style:name="T238" style:family="text">
      <style:text-properties fo:font-variant="normal" fo:text-transform="none" style:use-window-font-color="true" style:font-name="Times New Roman1" fo:letter-spacing="normal" fo:font-style="normal" fo:font-weight="normal" officeooo:rsid="005f32d6" style:font-weight-asian="normal" style:font-weight-complex="normal"/>
    </style:style>
    <style:style style:name="T239" style:family="text">
      <style:text-properties fo:font-variant="normal" fo:text-transform="none" style:use-window-font-color="true" style:font-name="Times New Roman1" fo:letter-spacing="normal" fo:font-style="normal" fo:font-weight="normal" officeooo:rsid="00605046" style:font-weight-asian="normal" style:font-weight-complex="normal"/>
    </style:style>
    <style:style style:name="T240" style:family="text">
      <style:text-properties officeooo:rsid="00733789"/>
    </style:style>
    <style:style style:name="T241" style:family="text">
      <style:text-properties officeooo:rsid="0076491a"/>
    </style:style>
    <style:style style:name="T242" style:family="text">
      <style:text-properties officeooo:rsid="0076c594"/>
    </style:style>
    <style:style style:name="T243" style:family="text">
      <style:text-properties officeooo:rsid="005cc3d7"/>
    </style:style>
    <style:style style:name="T244" style:family="text">
      <style:text-properties style:font-weight-asian="bold"/>
    </style:style>
    <style:style style:name="T245" style:family="text">
      <style:text-properties officeooo:rsid="009e28e9" style:font-weight-asian="bold"/>
    </style:style>
    <style:style style:name="T246" style:family="text">
      <style:text-properties style:font-weight-complex="bold"/>
    </style:style>
    <style:style style:name="T247" style:family="text">
      <style:text-properties officeooo:rsid="008b7def"/>
    </style:style>
    <style:style style:name="T248" style:family="text">
      <style:text-properties fo:background-color="transparent"/>
    </style:style>
    <style:style style:name="T249" style:family="text">
      <style:text-properties officeooo:rsid="00786b95" fo:background-color="transparent"/>
    </style:style>
    <style:style style:name="T250" style:family="text">
      <style:text-properties officeooo:rsid="00794acc" fo:background-color="transparent"/>
    </style:style>
    <style:style style:name="T251" style:family="text">
      <style:text-properties officeooo:rsid="007c5663" fo:background-color="transparent"/>
    </style:style>
    <style:style style:name="T252" style:family="text">
      <style:text-properties officeooo:rsid="007f3aa4" fo:background-color="transparent"/>
    </style:style>
    <style:style style:name="T253" style:family="text">
      <style:text-properties officeooo:rsid="00836f51" fo:background-color="transparent"/>
    </style:style>
    <style:style style:name="T254" style:family="text">
      <style:text-properties officeooo:rsid="008577f4" fo:background-color="transparent"/>
    </style:style>
    <style:style style:name="T255" style:family="text">
      <style:text-properties fo:background-color="transparent" style:font-name-asian="Arial" style:font-name-complex="Arial"/>
    </style:style>
    <style:style style:name="T256" style:family="text">
      <style:text-properties officeooo:rsid="008577f4" fo:background-color="transparent" style:font-name-asian="Arial" style:font-name-complex="Arial"/>
    </style:style>
    <style:style style:name="T257" style:family="text">
      <style:text-properties officeooo:rsid="00794e36" fo:background-color="transparent" style:font-name-asian="Arial" style:font-name-complex="Arial"/>
    </style:style>
    <style:style style:name="T258" style:family="text">
      <style:text-properties officeooo:rsid="0087b199" fo:background-color="transparent" style:font-name-asian="Arial" style:font-name-complex="Arial"/>
    </style:style>
    <style:style style:name="T259" style:family="text">
      <style:text-properties officeooo:rsid="008e1ad7"/>
    </style:style>
    <style:style style:name="T260" style:family="text">
      <style:text-properties officeooo:rsid="008fb3d8"/>
    </style:style>
    <style:style style:name="T261" style:family="text">
      <style:text-properties officeooo:rsid="0090be90"/>
    </style:style>
    <style:style style:name="T262" style:family="text">
      <style:text-properties fo:font-size="12pt"/>
    </style:style>
    <style:style style:name="T263" style:family="text">
      <style:text-properties fo:font-size="12pt" style:font-size-asian="12pt" style:font-name-complex="Times New Roman" style:font-size-complex="12pt"/>
    </style:style>
    <style:style style:name="T264" style:family="text">
      <style:text-properties fo:font-size="12pt" style:font-size-asian="12pt" style:font-size-complex="12pt"/>
    </style:style>
    <style:style style:name="T265" style:family="text">
      <style:text-properties fo:font-size="12pt" officeooo:rsid="00cc0fd3" style:font-size-asian="12pt" style:font-size-complex="12pt"/>
    </style:style>
    <style:style style:name="T266" style:family="text">
      <style:text-properties fo:font-size="12pt" fo:font-weight="bold" style:font-size-asian="12pt" style:font-weight-asian="bold" style:font-size-complex="12pt" style:font-weight-complex="bold"/>
    </style:style>
    <style:style style:name="T267" style:family="text">
      <style:text-properties fo:font-size="12pt" officeooo:rsid="00ca5271"/>
    </style:style>
    <style:style style:name="T268" style:family="text">
      <style:text-properties fo:font-size="12pt" officeooo:rsid="00cc0fd3"/>
    </style:style>
    <style:style style:name="T269" style:family="text">
      <style:text-properties style:font-size-asian="12pt"/>
    </style:style>
    <style:style style:name="T270" style:family="text">
      <style:text-properties officeooo:rsid="00ca5271" style:font-size-asian="12pt"/>
    </style:style>
    <style:style style:name="T271" style:family="text">
      <style:text-properties officeooo:rsid="00cc0fd3" style:font-size-asian="12pt"/>
    </style:style>
    <style:style style:name="T272" style:family="text">
      <style:text-properties style:font-name-complex="Arial"/>
    </style:style>
    <style:style style:name="T273" style:family="text">
      <style:text-properties style:font-size-complex="12pt"/>
    </style:style>
    <style:style style:name="T274" style:family="text">
      <style:text-properties officeooo:rsid="00ca5271" style:font-size-complex="12pt"/>
    </style:style>
    <style:style style:name="T275" style:family="text">
      <style:text-properties officeooo:rsid="00cc0fd3" style:font-size-complex="12pt"/>
    </style:style>
    <style:style style:name="T276" style:family="text">
      <style:text-properties officeooo:rsid="009a99c4"/>
    </style:style>
    <style:style style:name="T277" style:family="text">
      <style:text-properties officeooo:rsid="009ae334"/>
    </style:style>
    <style:style style:name="T278" style:family="text">
      <style:text-properties officeooo:rsid="009c9bc9"/>
    </style:style>
    <style:style style:name="T279" style:family="text">
      <style:text-properties officeooo:rsid="0025c55a"/>
    </style:style>
    <style:style style:name="T280" style:family="text">
      <style:text-properties officeooo:rsid="00a25906"/>
    </style:style>
    <style:style style:name="T281" style:family="text">
      <style:text-properties officeooo:rsid="00a3f9a0"/>
    </style:style>
    <style:style style:name="T282" style:family="text">
      <style:text-properties officeooo:rsid="00a44b79"/>
    </style:style>
    <style:style style:name="T283" style:family="text">
      <style:text-properties officeooo:rsid="00a50939"/>
    </style:style>
    <style:style style:name="T284" style:family="text">
      <style:text-properties officeooo:rsid="00a6437a"/>
    </style:style>
    <style:style style:name="T285" style:family="text">
      <style:text-properties officeooo:rsid="00a686c5"/>
    </style:style>
    <style:style style:name="T286" style:family="text">
      <style:text-properties officeooo:rsid="00a69e6f"/>
    </style:style>
    <style:style style:name="T287" style:family="text">
      <style:text-properties officeooo:rsid="00a72ce5"/>
    </style:style>
    <style:style style:name="T288" style:family="text">
      <style:text-properties officeooo:rsid="00a7cc6c"/>
    </style:style>
    <style:style style:name="T289" style:family="text">
      <style:text-properties officeooo:rsid="00a959e6"/>
    </style:style>
    <style:style style:name="T290" style:family="text">
      <style:text-properties officeooo:rsid="00aafeb7"/>
    </style:style>
    <style:style style:name="T291" style:family="text">
      <style:text-properties officeooo:rsid="00aeaa60"/>
    </style:style>
    <style:style style:name="T292" style:family="text">
      <style:text-properties officeooo:rsid="00b48a3d"/>
    </style:style>
    <style:style style:name="T293" style:family="text">
      <style:text-properties officeooo:rsid="00b78c49"/>
    </style:style>
    <style:style style:name="T294" style:family="text">
      <style:text-properties officeooo:rsid="00b8d5db"/>
    </style:style>
    <style:style style:name="T295" style:family="text">
      <style:text-properties officeooo:rsid="00b93ef4"/>
    </style:style>
    <style:style style:name="T296" style:family="text">
      <style:text-properties officeooo:rsid="00bad18d"/>
    </style:style>
    <style:style style:name="T297" style:family="text">
      <style:text-properties officeooo:rsid="00bc25e1"/>
    </style:style>
    <style:style style:name="T298" style:family="text">
      <style:text-properties officeooo:rsid="00bdbeba"/>
    </style:style>
    <style:style style:name="T299" style:family="text">
      <style:text-properties style:font-name="Times New Roman" fo:font-size="12pt" style:font-size-asian="12pt" style:font-name-complex="Times New Roman" style:font-size-complex="12pt"/>
    </style:style>
    <style:style style:name="T300" style:family="text">
      <style:text-properties style:font-name="Times New Roman" fo:language="ru" fo:country="RU" fo:font-weight="bold" style:font-weight-asian="bold" style:font-name-complex="Times New Roman" style:font-weight-complex="bold"/>
    </style:style>
    <style:style style:name="T301" style:family="text">
      <style:text-properties style:font-name="Times New Roman" fo:language="ru" fo:country="RU" style:font-name-complex="Times New Roman"/>
    </style:style>
    <style:style style:name="T302" style:family="text">
      <style:text-properties style:font-name="Times New Roman" style:font-name-complex="Times New Roman"/>
    </style:style>
    <style:style style:name="T303" style:family="text">
      <style:text-properties style:font-name="Times New Roman" fo:font-weight="bold" style:font-weight-asian="bold" style:font-name-complex="Times New Roman" style:font-weight-complex="bold"/>
    </style:style>
    <style:style style:name="T304" style:family="text">
      <style:text-properties style:font-name="Liberation Serif"/>
    </style:style>
    <style:style style:name="T305" style:family="text">
      <style:text-properties style:font-name="Liberation Serif" fo:font-weight="bold" style:font-weight-asian="bold" style:font-weight-complex="bold"/>
    </style:style>
    <style:style style:name="T306" style:family="text">
      <style:text-properties style:font-name="Liberation Serif" fo:font-size="12pt"/>
    </style:style>
    <style:style style:name="T307" style:family="text">
      <style:text-properties style:font-name="Liberation Serif" fo:font-size="12pt" style:font-size-asian="12pt" style:font-name-complex="Times New Roman" style:font-size-complex="12pt"/>
    </style:style>
    <style:style style:name="T308" style:family="text">
      <style:text-properties style:font-name="Liberation Serif" fo:font-size="12pt" style:font-size-asian="12pt" style:font-size-complex="12pt"/>
    </style:style>
    <style:style style:name="T309" style:family="text">
      <style:text-properties style:font-name="Liberation Serif" fo:font-size="12pt" officeooo:rsid="00c09710" style:font-size-asian="12pt" style:font-size-complex="12pt"/>
    </style:style>
    <style:style style:name="T310" style:family="text">
      <style:text-properties style:font-name="Liberation Serif" fo:font-size="12pt" officeooo:rsid="00c2502e" style:font-size-asian="12pt" style:font-size-complex="12pt"/>
    </style:style>
    <style:style style:name="T311" style:family="text">
      <style:text-properties style:font-name="Liberation Serif" fo:font-size="12pt" officeooo:rsid="00c2574c" style:font-size-asian="12pt" style:font-size-complex="12pt"/>
    </style:style>
    <style:style style:name="T312" style:family="text">
      <style:text-properties style:font-name="Liberation Serif" fo:font-size="12pt" officeooo:rsid="00c81bc6" style:font-size-asian="12pt" style:font-size-complex="12pt"/>
    </style:style>
    <style:style style:name="T313" style:family="text">
      <style:text-properties style:font-name="Liberation Serif" fo:font-size="12pt" officeooo:rsid="00cc0fd3" style:font-size-asian="12pt" style:font-size-complex="12pt"/>
    </style:style>
    <style:style style:name="T314" style:family="text">
      <style:text-properties style:font-name="Liberation Serif" fo:font-size="12pt" officeooo:rsid="00d41f65" style:font-size-asian="12pt" style:font-size-complex="12pt"/>
    </style:style>
    <style:style style:name="T315" style:family="text">
      <style:text-properties style:font-name="Liberation Serif" fo:font-size="12pt" fo:font-weight="bold" style:font-size-asian="12pt" style:font-weight-asian="bold" style:font-size-complex="12pt" style:font-weight-complex="bold"/>
    </style:style>
    <style:style style:name="T316" style:family="text">
      <style:text-properties style:font-name="Liberation Serif" fo:font-size="12pt" fo:font-weight="bold" officeooo:rsid="00c09710" style:font-size-asian="12pt" style:font-weight-asian="bold" style:font-size-complex="12pt" style:font-weight-complex="bold"/>
    </style:style>
    <style:style style:name="T317" style:family="text">
      <style:text-properties style:font-name="Liberation Serif" fo:font-size="12pt" fo:font-weight="bold" officeooo:rsid="00c2574c" style:font-size-asian="12pt" style:font-weight-asian="bold" style:font-size-complex="12pt" style:font-weight-complex="bold"/>
    </style:style>
    <style:style style:name="T318" style:family="text">
      <style:text-properties style:font-name="Liberation Serif" fo:font-size="12pt" fo:font-weight="bold" officeooo:rsid="00c81bc6" style:font-size-asian="12pt" style:font-weight-asian="bold" style:font-size-complex="12pt" style:font-weight-complex="bold"/>
    </style:style>
    <style:style style:name="T319" style:family="text">
      <style:text-properties style:font-name="Liberation Serif" fo:font-size="12pt" fo:font-style="italic" style:font-size-asian="12pt" style:font-style-asian="italic" style:font-size-complex="12pt" style:font-style-complex="italic"/>
    </style:style>
    <style:style style:name="T320" style:family="text">
      <style:text-properties style:font-name="Liberation Serif" fo:font-style="italic" style:font-style-asian="italic" style:font-style-complex="italic"/>
    </style:style>
    <style:style style:name="T321" style:family="text">
      <style:text-properties style:font-name="Liberation Serif" style:font-name-complex="Times New Roman"/>
    </style:style>
    <style:style style:name="T322" style:family="text">
      <style:text-properties style:font-name="Liberation Serif" fo:language="ru" fo:country="RU" style:font-name-complex="Times New Roman" style:font-size-complex="12pt"/>
    </style:style>
    <style:style style:name="T323" style:family="text">
      <style:text-properties style:font-name="Liberation Serif" fo:language="ru" fo:country="RU" officeooo:rsid="00c883e6" style:font-name-complex="Times New Roman" style:font-size-complex="12pt"/>
    </style:style>
    <style:style style:name="T324" style:family="text">
      <style:text-properties style:font-name="Liberation Serif" officeooo:rsid="00ca5271"/>
    </style:style>
    <style:style style:name="T325" style:family="text">
      <style:text-properties style:font-name="Liberation Serif" officeooo:rsid="00d41f65"/>
    </style:style>
    <style:style style:name="T326" style:family="text">
      <style:text-properties officeooo:rsid="00c09710"/>
    </style:style>
    <style:style style:name="T327" style:family="text">
      <style:text-properties fo:language="ru" fo:country="RU"/>
    </style:style>
    <style:style style:name="T328" style:family="text">
      <style:text-properties fo:language="ru" fo:country="RU" fo:font-weight="bold" style:font-weight-asian="bold" style:font-name-complex="Times New Roman" style:font-weight-complex="bold"/>
    </style:style>
    <style:style style:name="T329" style:family="text">
      <style:text-properties fo:language="ru" fo:country="RU" fo:font-weight="bold" officeooo:rsid="00c81bc6" style:font-weight-asian="bold" style:font-name-complex="Times New Roman" style:font-weight-complex="bold"/>
    </style:style>
    <style:style style:name="T330" style:family="text">
      <style:text-properties fo:language="ru" fo:country="RU" fo:font-weight="bold" officeooo:rsid="00d40528" style:font-weight-asian="bold" style:font-name-complex="Times New Roman" style:font-weight-complex="bold"/>
    </style:style>
    <style:style style:name="T331" style:family="text">
      <style:text-properties fo:language="ru" fo:country="RU" style:font-name-complex="Times New Roman"/>
    </style:style>
    <style:style style:name="T332" style:family="text">
      <style:text-properties fo:language="ru" fo:country="RU" style:font-name-complex="Times New Roman" style:font-size-complex="12pt"/>
    </style:style>
    <style:style style:name="T333" style:family="text">
      <style:text-properties fo:language="ru" fo:country="RU" officeooo:rsid="00d2212c" style:font-name-complex="Times New Roman"/>
    </style:style>
    <style:style style:name="T334" style:family="text">
      <style:text-properties fo:language="ru" fo:country="RU" fo:font-weight="normal" officeooo:rsid="00cda5e8" style:font-weight-asian="normal" style:font-name-complex="Times New Roman" style:font-weight-complex="normal"/>
    </style:style>
    <style:style style:name="T335" style:family="text">
      <style:text-properties style:font-name-complex="Times New Roman"/>
    </style:style>
    <style:style style:name="T336" style:family="text">
      <style:text-properties officeooo:rsid="00c2502e"/>
    </style:style>
    <style:style style:name="T337" style:family="text">
      <style:text-properties officeooo:rsid="00c2574c"/>
    </style:style>
    <style:style style:name="T338" style:family="text">
      <style:text-properties officeooo:rsid="00cf5dcb"/>
    </style:style>
    <style:style style:name="T339" style:family="text">
      <style:text-properties officeooo:rsid="00d12390"/>
    </style:style>
    <style:style style:name="T340" style:family="text">
      <style:text-properties officeooo:rsid="00d576cb"/>
    </style:style>
    <style:style style:name="T341" style:family="text">
      <style:text-properties officeooo:rsid="00d9ade8"/>
    </style:style>
    <style:style style:name="T342" style:family="text">
      <style:text-properties officeooo:rsid="00dba5cf"/>
    </style:style>
    <style:style style:name="T343" style:family="text">
      <style:text-properties officeooo:rsid="00dbe641"/>
    </style:style>
    <style:style style:name="T344" style:family="text">
      <style:text-properties style:font-style-asian="normal"/>
    </style:style>
    <style:style style:name="T345" style:family="text">
      <style:text-properties style:font-style-complex="norm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9">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Intelligent Learning Objects Recommender <text:span text:style-name="T224">for Personalized e-Learning</text:span></text:p>
      <text:p text:style-name="P32"/>
      <text:p text:style-name="P2">Abstract</text:p>
      <text:p text:style-name="P56"><text:span text:style-name="T81">Today the web is the main source for the text documents, the amount of textual data available is consistently increasing, and </text:span><text:span text:style-name="T82">most</text:span><text:span text:style-name="T81"> of the information is stored in unstructured textual format. </text:span><text:span text:style-name="T82">In sake of presenting open learning environments; learning environments that make use of available increasing non-structured online resources, web mining and recommender systems opens the door for sort of solution. </text:span><text:span text:style-name="T74">After surveying some of the contributions presented in the e-Learning domain in using web mining techniques for building a recommender system, the need for personal learning profile for each student has become clear. </text:span><text:span text:style-name="T75">Identification of individual students is one of the most important issues for the success of </text:span><text:span text:style-name="T76">the proposed</text:span><text:span text:style-name="T75"> person</text:span><text:span text:style-name="T76">a</text:span><text:span text:style-name="T75">lized </text:span><text:span text:style-name="T76">system</text:span><text:span text:style-name="T75">. </text:span><text:span text:style-name="T94">Also, t</text:span><text:span text:style-name="T83">here is a clear need to present an intelligent LOs recommender system that enables personalized e-Learning experience. Intelligent LOs recommender will utilize </text:span><text:span text:style-name="T84">web content mining techniques. </text:span><text:span text:style-name="T85">Proposed</text:span><text:span text:style-name="T86"> system finds relevant materials, and help learner to choose relevant learning activities through open learning environment </text:span><text:span text:style-name="T87">under the supervision of instructors</text:span><text:span text:style-name="T86">. Combining the advantages of: </text:span><text:span text:style-name="T87">o</text:span><text:span text:style-name="T86">pen </text:span><text:span text:style-name="T87">l</text:span><text:span text:style-name="T86">earning </text:span><text:span text:style-name="T87">e</text:span><text:span text:style-name="T86">nvironment, </text:span><text:span text:style-name="T87">s</text:span><text:span text:style-name="T86">atisfying </text:span><text:span text:style-name="T87">c</text:span><text:span text:style-name="T86">ourse </text:span><text:span text:style-name="T87">s</text:span><text:span text:style-name="T86">pecifications, </text:span><text:span text:style-name="T87">students requirements through personal learning profiles, and intelligent recommender systems to present a p</text:span><text:span text:style-name="T86">ersonaliz</text:span><text:span text:style-name="T87">ed</text:span><text:span text:style-name="T86"> e-Learning </text:span><text:span text:style-name="T87">experience to students. </text:span><text:span text:style-name="T88">Evaluation of proposed system is presented higlighting pros and cons of the system.</text:span></text:p>
      <text:p text:style-name="P35"/>
      <text:p text:style-name="P2">Keywords: <text:span text:style-name="T29">e-Learning, Intelligent Recommender, Text Mining, Term Frequency / Inverse Document Frequency (TF/IDF), </text:span><text:span text:style-name="T30">Learning Objects (LOs).</text:span></text:p>
      <text:p text:style-name="P2"/>
      <text:list xml:id="list2016077399" text:style-name="L1">
        <text:list-item>
          <text:p text:style-name="P89">Introduction <text:span text:style-name="T247">and Literature Review</text:span></text:p>
        </text:list-item>
      </text:list>
      <text:p text:style-name="P4"/>
      <text:p text:style-name="P61"><text:span text:style-name="T49">Internet is the main source of information acquisition as its importance is increasing noticeably. The huge and heterogeneous amount of information on the Internet resulted in encountering difficulties navigating the web and finding the most suitable and useful information to use. </text:span><text:span text:style-name="T46">In the span of a decade, the Internet has become the biggest and most popular source of information exchange ranging from research papers, and educational content, to multimedia content, software, and personal logs. These sources of information are growing rapidly resulting in a huge amount of information that lacks organization and structure. Therefore, there was a necessity to develop more intelligent tools for end users as well as information providers in order to more effectively extract relevant information [1-4]. </text:span><text:span text:style-name="T48">In e-Learning domain, there has been the disadvantage of system isolation in terms of not taking into considerations the open web environment and the similarity of presented Learning Objects (LOs) to students' needs.</text:span><text:span text:style-name="T49"> </text:span><text:span text:style-name="T50">Students could encounter among others the following challenges:</text:span></text:p>
      <text:list xml:id="list1827209888" text:style-name="L2">
        <text:list-item>
          <text:p text:style-name="P36">Finding relevant information as search engines face problems such as Low Precision due to the irrelevance of many search results and low Recall due to the inability index all information available on the web <text:span text:style-name="T248">[1-3].</text:span></text:p>
        </text:list-item>
        <text:list-item>
          <text:p text:style-name="P36">Personalization of information which is often associated with the type of presentation of information since students differ in the contents and presentations they prefer while learning.</text:p>
        </text:list-item>
      </text:list>
      <text:p text:style-name="P7"/>
      <text:list xml:id="list1780059812" text:style-name="L3">
        <text:list-item>
          <text:list>
            <text:list-item>
              <text:p text:style-name="P90">Combining Web Mining and Recommender Systems</text:p>
            </text:list-item>
          </text:list>
        </text:list-item>
      </text:list>
      <text:p text:style-name="P5"><text:span text:style-name="T51">One of the most important applications of web mining for building a person</text:span><text:span text:style-name="T52">a</text:span><text:span text:style-name="T51">lized system is recommender systems. Recommender system aims to provide user with personalized recommendations that are thought to be of interest to students</text:span><text:span text:style-name="T96"> </text:span><text:span text:style-name="T97">[6, </text:span><text:span text:style-name="T98">7, </text:span><text:span text:style-name="T99">8, 9</text:span><text:span text:style-name="T97">]</text:span><text:span text:style-name="T96">. I</text:span><text:span text:style-name="T51">nformation </text:span><text:span text:style-name="T53">Retrieval</text:span><text:span text:style-name="T51"> (IR) algorithms is integrated in correlation with recommender system to provide more relevant recommendations. </text:span><text:span text:style-name="T71">O. R. </text:span><text:soft-page-break/><text:span text:style-name="T71">Zaiane presented a recommender agent for e-Learning systems that recommend </text:span><text:span text:style-name="T72">on-line</text:span><text:span text:style-name="T71"> activities or shortcuts in a course based on learners' navigational history to improve navigation as well as assist learning proce</text:span><text:span text:style-name="T100">ss [6]</text:span><text:span text:style-name="T65">.</text:span><text:span text:style-name="T55"> </text:span><text:span text:style-name="T66">Ada</text:span><text:span text:style-name="T57">ptive Hypermedia Architecture (AHA) is yet another system that utilizes web mining techniques for recommending next links students shall visit</text:span><text:span text:style-name="T66"> [9].</text:span><text:span text:style-name="T57"> </text:span><text:span text:style-name="T58">This work utilizes a recommender engine aiming at helping teacher to carry out web mining process. </text:span><text:span text:style-name="T59">Another </text:span><text:span text:style-name="T60">recommender system that addressed the problem of educational web sites in terms of being closed systems having almost fixed learning documents is presented in</text:span><text:span text:style-name="T67"> [10]. </text:span><text:span text:style-name="T61">This system proposed an evolving web-based recommender system that has the ability to find relevant content on the web, and personalize this content based on the system's observation of learner's navigation and user's assessment to each learning material. </text:span><text:span text:style-name="T56">V. Carchilo presented a recommender system within an academic context. This system personalizes courses and provides teachers and students with an open learning environmen</text:span><text:span text:style-name="T68">t </text:span><text:span text:style-name="T69">[7]</text:span><text:span text:style-name="T68">. </text:span></text:p>
      <text:p text:style-name="P9"/>
      <text:p text:style-name="P5"><text:span text:style-name="T62">Combining both Web </text:span><text:span text:style-name="T63">content </text:span><text:span text:style-name="T62">mining and Recommender systems presents an innovative suitable solution for the addressed problem. </text:span><text:span text:style-name="T63">Web mining is the application of data mining techniques to extract knowledge from web content, structure, and usage dat</text:span><text:span text:style-name="T70">a [1-3]. </text:span><text:span text:style-name="T63">Web mining can be categorized based on which part of the web to mine into: web content mining, web structure mining, and web usage mining. Web content mining is the process of extracting useful information from the content of web documents </text:span><text:span text:style-name="T70">[2]. </text:span><text:span text:style-name="T63">it can take advantages of the semi-structured nature of web page text, as HTML and XML tags bear information concern not only layout but also the logical structure and semantic content of documents. Web content mining can be thought of as extending the work performed by search engine</text:span><text:span text:style-name="T70">s [1]. </text:span><text:span text:style-name="T63">Most traditional search engines are keyword-based but web content mining goes beyond this basic information </text:span><text:span text:style-name="T64">retrieval</text:span><text:span text:style-name="T63"> technology as it can improve traditional search engines. </text:span><text:span text:style-name="T54">Adaptive Recommender for Academic Scheduling (ARAS) proposes a system that guides students through an </text:span><text:span text:style-name="T73">on-line</text:span><text:span text:style-name="T54"> information system of university courses</text:span><text:span text:style-name="T101"> [11]. </text:span><text:span text:style-name="T54">This system was designed to help students find the most proper courses for them, </text:span><text:span text:style-name="T73">thus the system encounters the shortcoming of being so specific not providing real help for students during learning process.</text:span><text:span text:style-name="T54"> Another scenario in the context, presented a personalization framework based on usage profiles and domain ontolo</text:span><text:span text:style-name="T101">gy [21]. </text:span></text:p>
      <text:p text:style-name="P10"/>
      <text:list xml:id="list55742752" text:style-name="L4">
        <text:list-item>
          <text:list>
            <text:list-item>
              <text:p text:style-name="P92">Students' Learning Profiles</text:p>
            </text:list-item>
          </text:list>
        </text:list-item>
      </text:list>
      <text:p text:style-name="P6"><text:span text:style-name="T74">After surveying some of the contributions presented in the e-Learning domain in using web mining techniques for building a recommender system, the need for personal learning profile for each student has become clear. </text:span><text:span text:style-name="T75">Identification of individual students is one of the most important issues for the success of </text:span><text:span text:style-name="T76">the proposed</text:span><text:span text:style-name="T75"> person</text:span><text:span text:style-name="T76">a</text:span><text:span text:style-name="T75">lized </text:span><text:span text:style-name="T76">system</text:span><text:span text:style-name="T75">. </text:span><text:span text:style-name="T77">Learning style is ‘‘the individual’s characteristic ways of processing information, feeling, and behaving in learning situations’’. While a knowledge of learning styles can help instructors better understand learners and ‘‘have important implications for program planning, teaching, and learning’’</text:span><text:span text:style-name="T78"> </text:span><text:span text:style-name="T79">[14]</text:span><text:span text:style-name="T78">, </text:span><text:span text:style-name="T77">they are not something that an instructor can teach to a learner because they are inherent within the learner. This has led educators to examine the concept of learning strategies. ‘‘Learning strategies are the techniques or skills that an individual elects to use in order to accomplish a learning task. They differ from learning style in that they are techniques rather than stable traits and they are selected for a specific task</text:span><text:span text:style-name="T78">’’ </text:span><text:span text:style-name="T80">[15]</text:span><text:span text:style-name="T78">.</text:span></text:p>
      <text:p text:style-name="P13"/>
      <text:p text:style-name="P29">Different attempts to identify students' learning styles have been widely adopted and used. Those attempts include:</text:p>
      <text:list xml:id="list1391616599" text:style-name="L5">
        <text:list-item>
          <text:p text:style-name="P112"><text:span text:style-name="T154">General</text:span><text:span text:style-name="T155"> </text:span><text:span text:style-name="T158">[16]</text:span><text:span text:style-name="T155">:</text:span><text:span text:style-name="T162"> </text:span><text:span text:style-name="T152">During registration and profile completion process, the students are asked to complete their general learning preferences features. In case the student selects more than one style, s/he is asked to rank her/his choice, so recommendation can define to what extent it is </text:span><text:soft-page-break/><text:span text:style-name="T152">fulfilling the student’s requirements. General Learning Profile Preferences are: Visual, Auditory, Tactile, Logical, Social and Solitary.</text:span></text:p>
        </text:list-item>
        <text:list-item>
          <text:p text:style-name="P112"><text:span text:style-name="T154">Felder</text:span><text:span text:style-name="T155"> </text:span><text:span text:style-name="T159">[17]</text:span><text:span text:style-name="T155">:</text:span><text:span text:style-name="T162"> </text:span><text:span text:style-name="T152">Felder Learning Model can be identified by promoting the student to answer questions that help identifying the student’s learning preferences. Though Felder identifies that the student is middle between different models, Felder model can help the system to identify the student learning features, and prepare the most appropriate learning environment. Felder Learning Model categories are: Active and Reflective, Sensing and Intuitive, Visual and Verbal, </text:span><text:span text:style-name="T156">Sequential and Global.</text:span></text:p>
        </text:list-item>
        <text:list-item>
          <text:p text:style-name="P113"><text:span text:style-name="T154">ATLAS</text:span><text:span text:style-name="T155"> </text:span><text:span text:style-name="T160">[15]</text:span><text:span text:style-name="T155">:</text:span><text:span text:style-name="T162"> </text:span><text:span text:style-name="T152">ATLAS Learning Model can be identified by promoting the student to answer questions that help identifying the student’s learning preferences. ATLAS learning model categories are: Navigator, Problem Solver, </text:span><text:span text:style-name="T153">and </text:span><text:span text:style-name="T152">Engager</text:span></text:p>
        </text:list-item>
        <text:list-item>
          <text:p text:style-name="P113"><text:span text:style-name="T154">Brain Works</text:span><text:span text:style-name="T155"> </text:span><text:span text:style-name="T161">[18]</text:span><text:span text:style-name="T155">:</text:span><text:span text:style-name="T162"> </text:span><text:span text:style-name="T152">Brain Works Learning Model can be identified by promoting the student to answer questions that help identifying the student’s learning preferences. Brain Works Learning Model categories are: Visual vs. Auditory, </text:span><text:span text:style-name="T157">Left vs. Right Brain Hemisphere.</text:span></text:p>
        </text:list-item>
      </text:list>
      <text:list xml:id="list1588942982" text:style-name="L6">
        <text:list-item>
          <text:list>
            <text:list-item>
              <text:p text:style-name="P91">Identify LOs Characteristics</text:p>
            </text:list-item>
          </text:list>
        </text:list-item>
      </text:list>
      <text:p text:style-name="P135"><text:span text:style-name="T113">Today the web is the main source for the text documents, the amount of textual data available is consistently increasing, and approximately 80% of the information of an organization is stored in unstructured textual format</text:span><text:span text:style-name="T120"> [</text:span><text:span text:style-name="T121">19</text:span><text:span text:style-name="T120">], </text:span><text:span text:style-name="T113">in the form of reports, email, views and news etc. Th</text:span><text:span text:style-name="T120">e [</text:span><text:span text:style-name="T121">20</text:span><text:span text:style-name="T120">] </text:span><text:span text:style-name="T113">shows that approximately 90% of the world’s data is held in unstructured formats, so Information intensive processes demand the transition from simple document retrieval to knowledge discovery. The need of automatically retrieval of useful knowledge from the huge amount of textual data in order to assist the human analysis is fully apparent</text:span><text:span text:style-name="T120"> [</text:span><text:span text:style-name="T121">21</text:span><text:span text:style-name="T120">]. </text:span><text:span text:style-name="T113">The motivated perspective of the related research areas of text mining are: Information Extraction (IE), and Information Retrieval (IR). Information Extraction (IE) methods aim to extract specific information from text documents. Information Retrieval (IR) is the process that encounters finding documents that contain answers to questions. In order to achieve this goal statistical measures and methods are used for automatic processing of text data and comparison to the given question. Information retrieval in the broader sense deals with the entire range of information processing, from data retrieval to knowledge retrieval</text:span><text:span text:style-name="T120"> [</text:span><text:span text:style-name="T121">22</text:span><text:span text:style-name="T120">]</text:span><text:span text:style-name="T120">. </text:span><text:span text:style-name="T114">LOs digital library shall include different types of LOs to satisfy different students' needs. </text:span><text:span text:style-name="T113">The text mining studies are gaining more importance recently because of the availability of the increasing number of the electronic documents from a variety of sources, mainly the Internet. The main goal of text mining is to enable users to extract information from textual resources and deals with the operations like, retrieval, classification (supervised, unsupervised and semi supervised) and summarizing. <text:s/>Extraction, Integration and classification of electronic documents from different sources and knowledge discovery from these documents are important for the research communities. </text:span><text:span text:style-name="T115">Though text mining gain an increased need from the requirement to present the open environment of the Internet to the education, LOs specifications' reference shall not be ignored in-case they are available to describe LOs. </text:span></text:p>
      <text:p text:style-name="P123"/>
      <text:p text:style-name="P135"><text:span text:style-name="T115">Shareable Content Object Reference Model (SCORM) is used to describe LOs specifications. SCORM is the utilized standard to store meta-data about LOs. LO is the basic building block of a learning </text:span><text:span text:style-name="T115">resource; it is the electronic representation of media, such as text, images, sounds, assessment objects or any other piece of data that can be rendered by a Web client and presented to a learner. LO’s meta-data can be grouped into three main categories from the authors’ point of view: </text:span><text:span text:style-name="T119">General</text:span><text:span text:style-name="T115">, </text:span><text:span text:style-name="T119">Educational</text:span><text:span text:style-name="T115"> and </text:span><text:span text:style-name="T119">Technical</text:span><text:span text:style-name="T115">.</text:span></text:p>
      <text:list xml:id="list874865968" text:style-name="WW8Num2">
        <text:list-item>
          <text:p text:style-name="P114"><text:span text:style-name="T2">General:</text:span> This category groups the general information that describes the resource as a whole. It <text:soft-page-break/>stores data about keywords, description, structure and aggregation levels.</text:p>
        </text:list-item>
        <text:list-item>
          <text:p text:style-name="P114"><text:span text:style-name="T2">Technical:</text:span> The Technical category describes all of the technical characteristics and requirements of the SCORM Content Model Component. Technical category focuses on format, size, installation remarks of the LO as well as the requirements for running the LO.</text:p>
        </text:list-item>
        <text:list-item>
          <text:p text:style-name="P114"><text:span text:style-name="T26">Educational:</text:span><text:span text:style-name="T148"> The Educational category describes the key educational or pedagogic characteristics of the LO. This category allows for the description of the educational characteristics and is typically used by teachers, managers, authors and learners. It focuses on data like interactivity type, interactivity level, typical age range of the LO and context.</text:span></text:p>
        </text:list-item>
      </text:list>
      <text:p text:style-name="P124"/>
      <text:p text:style-name="P136"><text:span text:style-name="T116">After </text:span><text:span text:style-name="T117">identifying</text:span><text:span text:style-name="T116"> all the aforementioned challenges, earlier proposed systems, and studying different opportunities, there is a clear need to present an intelligent LOs recommender system that enables personalized e-Learning experience. Intelligent LOs recommender will utilize </text:span><text:span text:style-name="T84">web content mining techniques. </text:span><text:span text:style-name="T85">Proposed</text:span><text:span text:style-name="T86"> system finds relevant materials, and help learner to choose relevant learning activities through open learning environment </text:span><text:span text:style-name="T87">under the supervision of instructors</text:span><text:span text:style-name="T86">. This system focuses on courses personalization in terms of teaching materials within a regulatory framework based on students' needs, course specifications, and LOs </text:span><text:span text:style-name="T87">specifications and </text:span><text:span text:style-name="T86">availability. Combining the advantages of: </text:span><text:span text:style-name="T87">o</text:span><text:span text:style-name="T86">pen </text:span><text:span text:style-name="T87">l</text:span><text:span text:style-name="T86">earning </text:span><text:span text:style-name="T87">e</text:span><text:span text:style-name="T86">nvironment, </text:span><text:span text:style-name="T87">s</text:span><text:span text:style-name="T86">atisfying </text:span><text:span text:style-name="T87">c</text:span><text:span text:style-name="T86">ourse </text:span><text:span text:style-name="T87">s</text:span><text:span text:style-name="T86">pecifications, </text:span><text:span text:style-name="T87">students requirements through personal learning profiles, and intelligent recommender systems to present a p</text:span><text:span text:style-name="T86">ersonaliz</text:span><text:span text:style-name="T87">ed</text:span><text:span text:style-name="T86"> <text:line-break/>e-Learning </text:span><text:span text:style-name="T87">experience to students.</text:span></text:p>
      <text:p text:style-name="P132"/>
      <text:p text:style-name="P138"><text:span text:style-name="T89">This paper goes as follows: Section two introduces the proposed </text:span><text:span text:style-name="T93">intelligent recommender based </text:span><text:span text:style-name="T90">personalized</text:span><text:span text:style-name="T89"> e-Learning system </text:span><text:span text:style-name="T92">high level overview</text:span><text:span text:style-name="T89">. </text:span><text:span text:style-name="T91">Section three presents a detailed processing of the proposed system </text:span><text:span text:style-name="T93">phases</text:span><text:span text:style-name="T91">. </text:span><text:span text:style-name="T92">Section four presents </text:span><text:span text:style-name="T93">proposed architecture and detailed network diagram highlighting system components</text:span><text:span text:style-name="T92">. </text:span><text:span text:style-name="T90">Section five highlights the case study followed by evaluation results at section six. Section seven presents comments on results and section eight concludes the paper.</text:span></text:p>
      <text:p text:style-name="P7"/>
      <text:list xml:id="list1208702712" text:style-name="L7">
        <text:list-item>
          <text:p text:style-name="P93">Proposed <text:span text:style-name="T225">System </text:span><text:span text:style-name="T240">High Level Overview</text:span></text:p>
        </text:list-item>
      </text:list>
      <text:p text:style-name="P8"/>
      <text:p text:style-name="P37"><text:span text:style-name="T261">Proposed Intelligent Recommender based Personalized e-Learning System from high level overview, combines five sequential phases, as presented in figure 1:</text:span></text:p>
      <text:list xml:id="list1867731604" text:style-name="L18">
        <text:list-item>
          <text:p text:style-name="P73"><text:span text:style-name="T190">Data Collection “Phase One”:</text:span><text:span text:style-name="T188"> </text:span><text:span text:style-name="T189">in this phase, system completes different data input resources. Mainly: crawler for supporting open learning environment, digital library data, and students' learning preferences.</text:span></text:p>
        </text:list-item>
        <text:list-item>
          <text:p text:style-name="P73"><text:span text:style-name="T190">Data Preprocessing “Phase Two”:</text:span><text:span text:style-name="T188"> </text:span><text:span text:style-name="T191">because there are inputs from the Internet, and to assure high quality information and knowledge levels, there shall be preprocessing steps. Data cleansing and integrity are important steps in this phase, and their ignorance affect system output badly.</text:span></text:p>
        </text:list-item>
        <text:list-item>
          <text:p text:style-name="P73"><text:span text:style-name="T190">Web Content Mining “Phase Three”:</text:span><text:span text:style-name="T188"> </text:span><text:span text:style-name="T192">Web content can be of different types. Audio and video types are identified and handled via annotations that are managed by instructors and learning specialists. Text mining is one of the challenges that face introducing Internet as an open learning environment. Text mining takes place in this process, and opens the door to further processing of LOs.</text:span></text:p>
        </text:list-item>
        <text:list-item>
          <text:p text:style-name="P73"><text:span text:style-name="T190">Pattern Discovery “Phase Four”:</text:span><text:span text:style-name="T188"> </text:span><text:span text:style-name="T193">in this phase, intelligent fuzzy LOs recommender utilizes fuzzy logic to intelligently discover LOs patterns and match it with different course specifications.</text:span></text:p>
        </text:list-item>
        <text:list-item>
          <text:p text:style-name="P73"><text:soft-page-break/><text:span text:style-name="T190">Personalization “Phase Five”:</text:span><text:span text:style-name="T188"> </text:span><text:span text:style-name="T194">in this phase, the attempt to satisfy students' requirements for different LOs becomes under supervision by instructors and then takes the personalization effect by reordering the LOs based on students' preferences. So, our system guarantees minimum level of pedagogical and learning quality, with a personalization spirit.</text:span></text:p>
        </text:list-item>
      </text:list>
      <text:p text:style-name="P74"><text:span text:style-name="T194"/></text:p>
      <text:p text:style-name="P81"><text:span text:style-name="T195">Figure 1: </text:span><text:span text:style-name="T196">Proposed Intelligent Recommender based Personalized based e-Learning Overview</text:span></text:p>
      <text:p text:style-name="P75"><text:span text:style-name="T195"/></text:p>
      <text:list xml:id="list1741630041" text:style-name="L9">
        <text:list-item>
          <text:p text:style-name="P94"><text:span text:style-name="T2">Proposed Solution </text:span><text:span text:style-name="T4">Detailed</text:span><text:span text:style-name="T5"> </text:span><text:span text:style-name="T6">Phases</text:span></text:p>
        </text:list-item>
      </text:list>
      <text:p text:style-name="P102"><text:span text:style-name="T286">Proposed system phases are interdisciplinary, </text:span><text:span text:style-name="T287">overloading</text:span><text:span text:style-name="T286"> and </text:span><text:span text:style-name="T287">it is </text:span><text:span text:style-name="T286">not easy to set boundaries between them. They must be because they build over each other, they prepare data for processing between them. </text:span><text:span text:style-name="T287">The five phases are </text:span><text:span text:style-name="T288">over-viewed</text:span><text:span text:style-name="T287"> in figure 1. further details about each phase is presented </text:span><text:span text:style-name="T288">highlighting</text:span><text:span text:style-name="T287"> some of the data and processes required for each phase, and the services that enable the system to achieve those phases.</text:span></text:p>
      <text:p text:style-name="P95"><text:span text:style-name="T6"/></text:p>
      <text:list xml:id="list1217097420" text:continue-numbering="true" text:style-name="L9">
        <text:list-header>
          <text:p text:style-name="P97"><text:span text:style-name="T7">3.1 </text:span><text:span text:style-name="T3">Data Collection “</text:span><text:span text:style-name="T14">Phase One”</text:span></text:p>
        </text:list-header>
      </text:list>
      <text:p text:style-name="P100"><text:span text:style-name="T285">Extensive amount of data is needed to enable our model processing. </text:span><text:span text:style-name="T289">Different input sources means responsibility in following different input resources and extra effort in completing all input forms. </text:span><text:span text:style-name="T290">Figure 2 presents the steps taken in this phase to ensure as optimal data collection as possible. </text:span><text:span text:style-name="T285">Four external main data sources for our proposed system must be handled carefully:</text:span></text:p>
      <text:list xml:id="list2153638057" text:style-name="L26">
        <text:list-item>
          <text:p text:style-name="P84"><text:span text:style-name="T198">Internet:</text:span><text:span text:style-name="T179"> that provides an open learning environment for LOs via Crawler.</text:span></text:p>
        </text:list-item>
        <text:list-item>
          <text:p text:style-name="P84"><text:span text:style-name="T198">Digital Library:</text:span><text:span text:style-name="T179"> that presents different representations of different types of LOs. Digital Libraries provides exclusive information resources that higher in quality and effectiveness when compared to LOs coming from the Internet.</text:span></text:p>
        </text:list-item>
        <text:list-item>
          <text:p text:style-name="P85"><text:span text:style-name="T199">Student Preferences:</text:span><text:span text:style-name="T180"> in order to be able to personalize the system for each student based on her/his preferences, there shall be a mechanism to inform students with the importance to fill their profiles.</text:span></text:p>
        </text:list-item>
        <text:list-item>
          <text:p text:style-name="P85"><text:span text:style-name="T199">Courses' Specifications:</text:span><text:span text:style-name="T180"> Quality Assurance and Accreditation Project (QAAP) is a national project that aims at providing courses' standards. QAAP server holds course specifications to be utilized in the pattern discovery to intelligently classify LOs later.</text:span></text:p>
        </text:list-item>
      </text:list>
      <text:p text:style-name="P86"><text:span text:style-name="T180"/></text:p>
      <text:p text:style-name="P82"><text:span text:style-name="T204">Figure 2: Data Collection “Phase One” </text:span><text:span text:style-name="T205">Flowchart</text:span></text:p>
      <text:p text:style-name="P99"><text:span text:style-name="T3"/></text:p>
      <text:list xml:id="list61617497" text:continue-list="list1217097420" text:style-name="L9">
        <text:list-header>
          <text:p text:style-name="P98"><text:span text:style-name="T7">3.2 </text:span><text:span text:style-name="T3">Data Preprocessing</text:span></text:p>
        </text:list-header>
      </text:list>
      <text:p text:style-name="P101"><text:span text:style-name="T291">because there are different data sources, and there are enourmous amount of data coming from non-trusted source “Internet Web sites”, and to make data ready for processing, data preprocessing phase is really an important phase that affects the quality of output results. Figure 3 presents different activities taking place at this phase. Those activities include:</text:span></text:p>
      <text:list xml:id="list917902387" text:style-name="L22">
        <text:list-item>
          <text:p text:style-name="P76"><text:span text:style-name="T197">Data Filtering: </text:span><text:span text:style-name="T174">Data are cleaned from noise, their inconsistencies are resolved, and they are integrated and unified, in order to be used as input to the next stage. </text:span><text:span text:style-name="T175">This involves removing redundant data, merging data coming from the same web site, and removing malicious data. Examples of harmful data is data resulting from malicious web sites that pretends to have everything and deceives crawlers with fake results.</text:span></text:p>
        </text:list-item>
        <text:list-item>
          <text:p text:style-name="P76"><text:span text:style-name="T200">Integrating Data:</text:span><text:span text:style-name="T176"> </text:span><text:span text:style-name="T183">different data sources need integration process, as there are data from QAAP, and data from LMS, and data from Intelligent Recommender System.</text:span></text:p>
        </text:list-item>
        <text:list-item>
          <text:p text:style-name="P76"><text:span text:style-name="T200">Integrated Data:</text:span><text:span text:style-name="T175"> </text:span><text:span text:style-name="T183">ensure that needed data are complete or either exclude missing elements from processing before the process begins.</text:span></text:p>
        </text:list-item>
        <text:list-item>
          <text:p text:style-name="P78"><text:soft-page-break/><text:span text:style-name="T185">Isolating Data: at this phase, not all data will continue the same route for processing. Example of this step becomes clear with the LOs. Textual LOs will be mined via Text Mining techniques at the next phase, however audio/video LOs are handled in a different way. They are assigned to an instructor / learning domain specialist to introduce annotations for those LOs.</text:span></text:p>
        </text:list-item>
        <text:list-item>
          <text:p text:style-name="P77"><text:span text:style-name="T201">Put Data in Processable Format:</text:span><text:span text:style-name="T177"> </text:span><text:span text:style-name="T183">presenting textual data in processable format entitles transforming those data into numbers to be ready for later processing. Example include calculating to what extent/percentage students' belong to le</text:span><text:span text:style-name="T184">a</text:span><text:span text:style-name="T183">rning category based on their answers.</text:span></text:p>
        </text:list-item>
      </text:list>
      <text:p text:style-name="P79"><text:span text:style-name="T177"/></text:p>
      <text:p text:style-name="P83"><text:span text:style-name="T204">Figure </text:span><text:span text:style-name="T206">3</text:span><text:span text:style-name="T204">: Data </text:span><text:span text:style-name="T206">Preprocessing</text:span><text:span text:style-name="T204"> “Phase </text:span><text:span text:style-name="T206">Two</text:span><text:span text:style-name="T204">” </text:span><text:span text:style-name="T205">Flowchart</text:span></text:p>
      <text:p text:style-name="P38"><text:span text:style-name="T106"/></text:p>
      <text:list xml:id="list325854114" text:style-name="L23">
        <text:list-item>
          <text:list>
            <text:list-item>
              <text:p text:style-name="P139"><text:span text:style-name="T281">Web Content Mining via Text LOs Processing Service</text:span></text:p>
            </text:list-item>
          </text:list>
        </text:list-item>
      </text:list>
      <text:p text:style-name="P127"><text:span text:style-name="T37">Text mining includes different activities that can be categorized in complementary phases. Activities include: Document Representation </text:span><text:span text:style-name="T38">via</text:span><text:span text:style-name="T37"> Text LOs Service activities, </text:span><text:span text:style-name="T38">Feature Selection, and Feature Extraction</text:span><text:span text:style-name="T37">. Figure 4 presents these activities in details.</text:span></text:p>
      <text:p text:style-name="P127"><text:span text:style-name="T37"/></text:p>
      <text:p text:style-name="P130"><text:span text:style-name="T292">Figure 4: Web Content Mining (Text Mining) via Text LOs Processing Service “Phase Three”</text:span></text:p>
      <text:p text:style-name="P129"><text:span text:style-name="T37"/></text:p>
      <text:list xml:id="list1912760508" text:continue-numbering="true" text:style-name="L23">
        <text:list-item>
          <text:list>
            <text:list-header>
              <text:p text:style-name="P140"><text:span text:style-name="T282">3.3.1 </text:span>Document Representation</text:p>
            </text:list-header>
          </text:list>
        </text:list-item>
      </text:list>
      <text:p text:style-name="P126">The documents representation is used to reduce the complexity of the documents and make them easier to handle, the document have to be transformed from the full text version to a document vector. Text representation is the important aspect in documents classification, denotes the mapping of a documents into a compact form of its contents. A text document is typically represented as a vector of term weights (word features) from a set of terms (dictionary), where each term occurs at least once in a certain minimum number of document. A major characteristic of the text classification problem is the extremely high dimensionality of text data. The number of potential features often exceeds the number of training documents. A definition of a document is that it is made of a joint membership of terms which have various patterns of occurrence. Text classification is an important component in many informational management tasks, however with the explosive growth of the web data, algorithms that can improve the classification efficiency while maintaining accuracy, are highly desired<text:span text:style-name="T248"> [</text:span><text:span text:style-name="T249">23</text:span><text:span text:style-name="T248">].</text:span></text:p>
      <text:p text:style-name="P30"/>
      <text:p text:style-name="P126"><text:span text:style-name="T293">This d</text:span>ocuments processing <text:span text:style-name="T293">can be referred to as</text:span> dimensionality reduction (DR), allows an efficient data manipulation and representation. Lot of discussions on the preprocessing and DR are there in the current literature and many models and techniques have been proposed. DR is a very important step in text classification, because irrelevant and redundant features often degrade the performance of classification algorithms both in speed and classification accuracy and also its tendency to reduce over fitting. <text:span text:style-name="T47">DR techniques can classified into Feature Extraction (FE)</text:span><text:span text:style-name="T95"> [</text:span><text:span text:style-name="T102">24</text:span><text:span text:style-name="T95">] </text:span><text:span text:style-name="T47">and Feature Selection (FS) approaches, as </text:span><text:span text:style-name="T103">presented in next phases</text:span><text:span text:style-name="T47">.</text:span></text:p>
      <text:p text:style-name="P128"><text:span text:style-name="T283"/></text:p>
      <text:list xml:id="list1151814628" text:style-name="L27">
        <text:list-item>
          <text:list>
            <text:list-item>
              <text:list>
                <text:list-item>
                  <text:p text:style-name="P142"><text:span text:style-name="T2">Feature Extraction</text:span></text:p>
                </text:list-item>
              </text:list>
            </text:list-item>
          </text:list>
        </text:list-item>
      </text:list>
      <text:p text:style-name="P126">The process of preprocessing is to make clear the border of each language structure and to eliminate as much as possible the language dependent factors, tokenization, stop words removal, and stemming <text:span text:style-name="T248">[</text:span><text:span text:style-name="T251">25</text:span><text:span text:style-name="T248">]. </text:span>FE is the fist step of preprocessing which is used to presents the text documents into clear word format. So removing stop words and stemming words is the preprocessing tasks<text:span text:style-name="T248"> [</text:span><text:span text:style-name="T252">26</text:span><text:span text:style-name="T248">]. </text:span>The documents in text classification are represented by a great amount of features and most of them could be irrelevant or <text:soft-page-break/>noisy<text:span text:style-name="T248"> [</text:span><text:span text:style-name="T253">27</text:span><text:span text:style-name="T248">]. </text:span>DR is the exclusion of a large number of keywords, base preferably on a statistical process, to create a low dimension vector<text:span text:style-name="T248"> [</text:span><text:span text:style-name="T254">28</text:span><text:span text:style-name="T248">]. </text:span>DR techniques have inward much attention recently because effective dimension reduction make the learning task more efficient and save more storage space<text:span text:style-name="T248"> [</text:span><text:span text:style-name="T254">29</text:span><text:span text:style-name="T248">].</text:span> <text:span text:style-name="T278">T</text:span>he steps taken for the feature extractions <text:span text:style-name="T278">are</text:span>:</text:p>
      <text:list xml:id="list1749300759" text:style-name="WW8Num5">
        <text:list-item>
          <text:p text:style-name="P143"><text:span text:style-name="T25">Tokenization:</text:span><text:span text:style-name="T146"> A document is treated as a string, and then partitioned into a list of tokens.</text:span></text:p>
        </text:list-item>
        <text:list-item>
          <text:p text:style-name="P143"><text:span text:style-name="T25">Removing stop words:</text:span><text:span text:style-name="T146"> Stop words such as “the”, “a”, “and”... etc are frequently occurring, so the insignificant words need to be removed.</text:span></text:p>
        </text:list-item>
        <text:list-item>
          <text:p text:style-name="P143"><text:span text:style-name="T25">Stemming word:</text:span><text:span text:style-name="T146"> Applying the stemming algorithm that converts different word form into similar canonical form. This step is the process of conflating tokens to their root form, e.g. connection to connect, computing to compute etc.</text:span></text:p>
        </text:list-item>
      </text:list>
      <text:p text:style-name="P30"/>
      <text:list xml:id="list943819833" text:style-name="L28">
        <text:list-item>
          <text:list>
            <text:list-item>
              <text:list>
                <text:list-item>
                  <text:p text:style-name="P141">Feature Selection</text:p>
                </text:list-item>
              </text:list>
            </text:list-item>
          </text:list>
        </text:list-item>
      </text:list>
      <text:p text:style-name="P131"><text:span text:style-name="T146">After feature extraction the important step in preprocessing of text classification, is feature selection to construct vector space, which improve the scalability, efficiency and accuracy of a text classifier. In general, a good feature selection method should consider domain and algorithm characteristics</text:span><text:span text:style-name="T255"> [</text:span><text:span text:style-name="T256">30</text:span><text:span text:style-name="T255">].</text:span><text:span text:style-name="T146"> The main idea of FS is to select subset of features from the original documents. FS is performed by keeping the words with highest score according to predetermined measure of the importance of the word</text:span><text:span text:style-name="T255"> [</text:span><text:span text:style-name="T256">27</text:span><text:span text:style-name="T255">].</text:span><text:span text:style-name="T146">The selected features retains original physical meaning and provide a better understanding for the data and learning process</text:span><text:span text:style-name="T255"> [</text:span><text:span text:style-name="T257">24</text:span><text:span text:style-name="T255">]. </text:span><text:span text:style-name="T146">For text classification a major problem is the high dimensionality of the feature space. Almost every text domain has much number of features, most of these features are not relevant and beneficial for text classification task, and even some noise features may sharply reduce the classification accuracy</text:span><text:span text:style-name="T255"> [31]. </text:span><text:span text:style-name="T146">Hence FS is commonly used in text classification to reduce the dimensionality of feature space and improve the efficiency and accuracy of classifiers. There are mainly two types of feature selection methods in machine learning; wrappers and filters. Wrappers use the classification accuracy of some learning algorithms as their evaluation function. Since wrappers have to train a classifier for each feature subset to be evaluated, they are usually much more time consuming especially when the number of features is high. So wrappers are generally not suitable for text classification. As opposed to wrappers, filters perform FS independently of the learning algorithm that will use the selected features. In order to evaluate a feature, filters use an evaluation metric that measures the ability of the feature to differentiate each class</text:span><text:span text:style-name="T255"> [</text:span><text:span text:style-name="T258">32</text:span><text:span text:style-name="T255">]. </text:span><text:span text:style-name="T146">In text classification, a text document may partially match many categories. We need to find the best matching category for the text document. The term (word) frequency/inverse document frequency (TF-IDF) approach is commonly used to weight each word in the text document according to how unique it is. In other words, the TF-IDF approach captures the relevancy among words, text documents and particular categories. </text:span><text:span text:style-name="T147">Keywords extracted from web pages are used to classify and rank LOs. </text:span></text:p>
      <text:p text:style-name="P30"/>
      <text:p text:style-name="P31">TF-IDF Mathematical Details</text:p>
      <text:p text:style-name="P131"><text:span text:style-name="T146">The </text:span><text:span text:style-name="T45">term count</text:span><text:span text:style-name="T146"> in the given document is simply the number of times a given term appears in that document. This count is usually normalized to prevent a bias towards longer documents (which may have a higher term count regardless of the actual importance of that term in the document) to give a measure of the importance of the term </text:span><text:span text:style-name="T45">ti</text:span><text:span text:style-name="T146"> within the particular document </text:span><text:span text:style-name="T45">dj</text:span><text:span text:style-name="T146">. Thus we have the </text:span><text:span text:style-name="T45">term frequency</text:span><text:span text:style-name="T146">, defined as follows.</text:span></text:p>
      <text:p text:style-name="P34"><draw:frame draw:style-name="fr1" draw:name="graphics2" text:anchor-type="as-char" svg:width="1.2398in" svg:height="0.4374in" draw:z-index="0"><draw:image xlink:href="Pictures/10000200000000770000002A5D0DE9D9.png" xlink:type="simple" xlink:show="embed" xlink:actuate="onLoad"/></draw:frame></text:p>
      <text:p text:style-name="P33"><text:soft-page-break/><text:span text:style-name="T146">where </text:span><text:span text:style-name="T45">ni</text:span><text:span text:style-name="T146">,</text:span><text:span text:style-name="T45">j</text:span><text:span text:style-name="T146"> is the number of occurrences of the considered term (</text:span><text:span text:style-name="T45">ti</text:span><text:span text:style-name="T146">) in document </text:span><text:span text:style-name="T45">dj</text:span><text:span text:style-name="T146">, and the denominator is the sum of number of occurrences of all terms in document </text:span><text:span text:style-name="T45">dj</text:span><text:span text:style-name="T146">, that is, the size of the document | </text:span><text:span text:style-name="T45">dj</text:span><text:span text:style-name="T146"> | .</text:span></text:p>
      <text:p text:style-name="P131"><text:span text:style-name="T146">The </text:span><text:span text:style-name="T45">inverse document frequency</text:span><text:span text:style-name="T146"> is a measure of the general importance of the term (obtained by dividing the total number of documents by the number of documents containing the term, and then taking the logarithm of that quotient).</text:span></text:p>
      <text:p text:style-name="P34"><draw:frame draw:style-name="fr1" draw:name="graphics3" text:anchor-type="as-char" svg:width="1.9689in" svg:height="0.4898in" draw:z-index="1"><draw:image xlink:href="Pictures/10000200000000BD0000002FA006BA1B.png" xlink:type="simple" xlink:show="embed" xlink:actuate="onLoad"/></draw:frame></text:p>
      <text:p text:style-name="P30">with</text:p>
      <text:list xml:id="list155489985" text:style-name="WW8Num6">
        <text:list-item>
          <text:p text:style-name="P144"><text:span text:style-name="T146">| </text:span><text:span text:style-name="T45">D</text:span><text:span text:style-name="T146"> | : total number of documents in the corpus</text:span></text:p>
        </text:list-item>
        <text:list-item>
          <text:p text:style-name="P144"><draw:frame draw:style-name="fr1" draw:name="graphics4" text:anchor-type="as-char" svg:width="1.052in" svg:height="0.2083in" draw:z-index="2"><draw:image xlink:href="Pictures/10000200000000650000001434254802.png" xlink:type="simple" xlink:show="embed" xlink:actuate="onLoad"/></draw:frame><text:span text:style-name="T146"> : number of documents where the term </text:span><text:span text:style-name="T45">ti</text:span><text:span text:style-name="T146"> appears (that is </text:span><draw:frame draw:style-name="fr1" draw:name="graphics5" text:anchor-type="as-char" svg:width="0.6563in" svg:height="0.2189in" draw:z-index="3"><draw:image xlink:href="Pictures/100000000000003F000000150DED8906.png" xlink:type="simple" xlink:show="embed" xlink:actuate="onLoad"/></draw:frame><text:span text:style-name="T146">). If the term is not in the corpus, this will lead to a division-by-zero. It is therefore common to use </text:span><draw:frame draw:style-name="fr1" draw:name="graphics6" text:anchor-type="as-char" svg:width="1.4165in" svg:height="0.2083in" draw:z-index="4"><draw:image xlink:href="Pictures/100000000000008800000014D8A4C9A8.png" xlink:type="simple" xlink:show="embed" xlink:actuate="onLoad"/></draw:frame></text:p>
        </text:list-item>
      </text:list>
      <text:p text:style-name="P30">Then</text:p>
      <text:p text:style-name="P34"><draw:frame draw:style-name="fr1" draw:name="graphics7" text:anchor-type="as-char" svg:width="1.8228in" svg:height="0.2291in" draw:z-index="5"><draw:image xlink:href="Pictures/10000200000000AF00000016CEA02319.png" xlink:type="simple" xlink:show="embed" xlink:actuate="onLoad"/></draw:frame></text:p>
      <text:p text:style-name="P134"><text:span text:style-name="T113">A high weight in tf–idf is reached by a high term frequency (in the given document) and a low document frequency of the term in the whole collection of documents; the weights hence tend to filter out common terms. The tf-idf value for a term will be greater than zero if and only if the ratio inside the idf's log function is greater than 1. Depending on whether a 1 is added to the denominator, a term in all documents will have either a zero or negative idf, and if the 1 is added to the denominator a term that occurs in all but one document will have an idf equal to zero.</text:span></text:p>
      <text:p text:style-name="P133"><text:span text:style-name="T122"/></text:p>
      <text:p text:style-name="P137"><text:span text:style-name="T20">3.4 </text:span><text:span text:style-name="T17">Pattern Discovery </text:span><text:span text:style-name="T20">via Intelligent LOs Fuzzy Classifier</text:span></text:p>
      <text:p text:style-name="P58"><text:span text:style-name="T107">In this stage, the patterns required for LOs personalized recommendations which corresponds to LOs characteristics and the inter</text:span><text:span text:style-name="T109">e</text:span><text:span text:style-name="T107">sts of </text:span><text:span text:style-name="T108">student</text:span><text:span text:style-name="T107">s are discovered [1,3,5]. knowledge is discovered by applying machine learning algorithms and statistical techniques such as: Clustering, Classification, Association Discovery, and Sequential Pattern Discovery to the data. </text:span><text:span text:style-name="T110">Classification maps a data item into one of set of predefined classes. Fuzzy Logic can be utilized in </text:span><text:span text:style-name="T241">classifying</text:span><text:span text:style-name="T110"> different discovered LOs into different learning classes. </text:span><text:span text:style-name="T296">By identifying different information resources, and getting them integrated, Intelligent LOs Recommender can calculate membership function for each extracted keyword from the LO, and compares it with extracted keywords from course specifications. It worths mentioning that course specifications are preprocessed, and goes through DR phases. Proposed model uses threshold values to present enhanced results. Figure 5 illustrates the activities of this phase.</text:span></text:p>
      <text:p text:style-name="P58"><text:span text:style-name="T296"/></text:p>
      <text:p text:style-name="P39"><text:span text:style-name="T296">Figure 5: Pattern Discovery via Intelligent LOs Fuzzy Classifier “Phase Four”</text:span></text:p>
      <text:p text:style-name="P57"><text:span text:style-name="T19"/></text:p>
      <text:p text:style-name="P57"><text:span text:style-name="T20">3.5 </text:span><text:span text:style-name="T18">Personaliz</text:span><text:span text:style-name="T21">ed Supervised Automatically Generated LOs Lists “Phase Five”</text:span></text:p>
      <text:p text:style-name="P59">Our proposed system attempts to assist student in getting rapidly and <text:span text:style-name="T241">accurately</text:span> to the LOs and information that is most helpful and most perfectly match <text:span text:style-name="T297">both </text:span>student learning preferences <text:span text:style-name="T297">within the course specifications</text:span>. <text:span text:style-name="T297">This process is divided into two phases: Supervised Automatically Generating LOs Phase, and Personalizing Approved LOs Lists, as presented in figure 6. In the first phase, the Intelligent LOs Recommender generates a list of suitable LOs to be used for filling educational gap for student at certain topics. Identifying the most appropriate LOs to pick again utilizes fuzzy logic techniques. This list is not submitted directly to students to guarantee minimum level of quality and accuracy. This list is appended for instructor to approve / modify it before submitting it. Once instructor </text:span><text:soft-page-break/><text:span text:style-name="T297">approves the list, it becomes available to the student. Second phase entitles ordering the approved LOs based on students preferences.</text:span></text:p>
      <text:p text:style-name="P59"><text:span text:style-name="T297"/></text:p>
      <text:p text:style-name="P40"><text:span text:style-name="T298">Figure 6: Personalized Supervised Automatically Generated LOs List “Phase Five”</text:span></text:p>
      <text:p text:style-name="P11"/>
      <text:list xml:id="list1554297477" text:continue-list="list61617497" text:style-name="L9">
        <text:list-item>
          <text:p text:style-name="P96"><text:span text:style-name="T259">Proposed System Architecture and Detailed Network Diagram</text:span></text:p>
        </text:list-item>
      </text:list>
      <text:p text:style-name="P87"><text:span text:style-name="T308">Proposed solution IT is complex, and includes the utilization of different technologies to achieve the required goal. There are already installed and running systems that cannot be changed at once. Though those systems are not old enough, but we will refer to them as </text:span><text:span text:style-name="T319">legacy systems</text:span><text:span text:style-name="T308">; they are out of scope, however, the proposed solution needs these systems along with their data. </text:span><text:span text:style-name="T313">T</text:span><text:span text:style-name="T313">h</text:span><text:span text:style-name="T313">o</text:span><text:span text:style-name="T313">s</text:span><text:span text:style-name="T313">e </text:span><text:span text:style-name="T313">s</text:span><text:span text:style-name="T313">y</text:span><text:span text:style-name="T313">s</text:span><text:span text:style-name="T313">t</text:span><text:span text:style-name="T313">e</text:span><text:span text:style-name="T313">m</text:span><text:span text:style-name="T313">s a</text:span><text:span text:style-name="T313">r</text:span><text:span text:style-name="T313">e: </text:span><text:span text:style-name="T313">M</text:span><text:span text:style-name="T313">o</text:span><text:span text:style-name="T313">o</text:span><text:span text:style-name="T313">d</text:span><text:span text:style-name="T313">l</text:span><text:span text:style-name="T313">e; </text:span><text:span text:style-name="T313">a</text:span><text:span text:style-name="T313">s </text:span><text:span text:style-name="T313">an </text:span><text:span text:style-name="T313">i</text:span><text:span text:style-name="T313">mp</text:span><text:span text:style-name="T313">le</text:span><text:span text:style-name="T313">me</text:span><text:span text:style-name="T313">ntation o</text:span><text:span text:style-name="T313">f </text:span><text:span text:style-name="T313">L</text:span><text:span text:style-name="T313">e</text:span><text:span text:style-name="T313">a</text:span><text:span text:style-name="T313">r</text:span><text:span text:style-name="T313">n</text:span><text:span text:style-name="T313">i</text:span><text:span text:style-name="T313">ng </text:span><text:span text:style-name="T313">Ma</text:span><text:span text:style-name="T313">n</text:span><text:span text:style-name="T313">a</text:span><text:span text:style-name="T313">g</text:span><text:span text:style-name="T313">e</text:span><text:span text:style-name="T313">m</text:span><text:span text:style-name="T313">e</text:span><text:span text:style-name="T313">n</text:span><text:span text:style-name="T313">t </text:span><text:span text:style-name="T313">Sy</text:span><text:span text:style-name="T313">s</text:span><text:span text:style-name="T313">t</text:span><text:span text:style-name="T313">e</text:span><text:span text:style-name="T313">m </text:span><text:span text:style-name="T313">(</text:span><text:span text:style-name="T313">L</text:span><text:span text:style-name="T313">M</text:span><text:span text:style-name="T313">S</text:span><text:span text:style-name="T313">)</text:span><text:span text:style-name="T313">,</text:span><text:span text:style-name="T313"> </text:span><text:span text:style-name="T313">a</text:span><text:span text:style-name="T313">n</text:span><text:span text:style-name="T313">d </text:span><text:span text:style-name="T313">J</text:span><text:span text:style-name="T313">o</text:span><text:span text:style-name="T313">o</text:span><text:span text:style-name="T313">m</text:span><text:span text:style-name="T313">l</text:span><text:span text:style-name="T313">a; </text:span><text:span text:style-name="T313">a</text:span><text:span text:style-name="T313">s </text:span><text:span text:style-name="T313">a</text:span><text:span text:style-name="T313">n </text:span><text:span text:style-name="T313">i</text:span><text:span text:style-name="T313">m</text:span><text:span text:style-name="T313">pl</text:span><text:span text:style-name="T313">e</text:span><text:span text:style-name="T313">m</text:span><text:span text:style-name="T313">e</text:span><text:span text:style-name="T313">n</text:span><text:span text:style-name="T313">ta</text:span><text:span text:style-name="T313">t</text:span><text:span text:style-name="T313">i</text:span><text:span text:style-name="T313">o</text:span><text:span text:style-name="T313">n </text:span><text:span text:style-name="T313">o</text:span><text:span text:style-name="T313">f </text:span><text:span text:style-name="T313">C</text:span><text:span text:style-name="T313">o</text:span><text:span text:style-name="T313">nt</text:span><text:span text:style-name="T313">e</text:span><text:span text:style-name="T313">n</text:span><text:span text:style-name="T313">t </text:span><text:span text:style-name="T313">M</text:span><text:span text:style-name="T313">a</text:span><text:span text:style-name="T313">n</text:span><text:span text:style-name="T313">a</text:span><text:span text:style-name="T313">g</text:span><text:span text:style-name="T313">e</text:span><text:span text:style-name="T313">m</text:span><text:span text:style-name="T313">e</text:span><text:span text:style-name="T313">n</text:span><text:span text:style-name="T313">t </text:span><text:span text:style-name="T313">S</text:span><text:span text:style-name="T313">y</text:span><text:span text:style-name="T313">s</text:span><text:span text:style-name="T313">t</text:span><text:span text:style-name="T313">e</text:span><text:span text:style-name="T313">m </text:span><text:span text:style-name="T313">(</text:span><text:span text:style-name="T313">C</text:span><text:span text:style-name="T313">M</text:span><text:span text:style-name="T313">S</text:span><text:span text:style-name="T313">)</text:span><text:span text:style-name="T313">. </text:span><text:span text:style-name="T314">F</text:span><text:span text:style-name="T313">i</text:span><text:span text:style-name="T313">g</text:span><text:span text:style-name="T313">u</text:span><text:span text:style-name="T313">r</text:span><text:span text:style-name="T314">e </text:span><text:span text:style-name="T314">7 </text:span><text:span text:style-name="T314">p</text:span><text:span text:style-name="T314">r</text:span><text:span text:style-name="T313">e</text:span><text:span text:style-name="T313">s</text:span><text:span text:style-name="T314">e</text:span><text:span text:style-name="T314">n</text:span><text:span text:style-name="T313">t</text:span><text:span text:style-name="T313">s a </text:span><text:span text:style-name="T313">d</text:span><text:span text:style-name="T314">e</text:span><text:span text:style-name="T314">t</text:span><text:span text:style-name="T314">a</text:span><text:span text:style-name="T313">i</text:span><text:span text:style-name="T313">l</text:span><text:span text:style-name="T314">e</text:span><text:span text:style-name="T313">d </text:span><text:span text:style-name="T314">ne</text:span><text:span text:style-name="T313">t</text:span><text:span text:style-name="T314">w</text:span><text:span text:style-name="T314">or</text:span><text:span text:style-name="T313">k </text:span><text:span text:style-name="T314">d</text:span><text:span text:style-name="T314">i</text:span><text:span text:style-name="T314">a</text:span><text:span text:style-name="T313">g</text:span><text:span text:style-name="T314">r</text:span><text:span text:style-name="T314">a</text:span><text:span text:style-name="T314">m hi</text:span><text:span text:style-name="T314">g</text:span><text:span text:style-name="T314">hli</text:span><text:span text:style-name="T313">g</text:span><text:span text:style-name="T314">h</text:span><text:span text:style-name="T314">t</text:span><text:span text:style-name="T313">i</text:span><text:span text:style-name="T314">ng </text:span><text:span text:style-name="T314">a</text:span><text:span text:style-name="T314">r</text:span><text:span text:style-name="T314">c</text:span><text:span text:style-name="T314">hi</text:span><text:span text:style-name="T313">te</text:span><text:span text:style-name="T314">c</text:span><text:span text:style-name="T313">t</text:span><text:span text:style-name="T314">u</text:span><text:span text:style-name="T314">r</text:span><text:span text:style-name="T314">a</text:span><text:span text:style-name="T314">l </text:span><text:span text:style-name="T314">a</text:span><text:span text:style-name="T314">sp</text:span><text:span text:style-name="T314">e</text:span><text:span text:style-name="T314">c</text:span><text:span text:style-name="T314">t</text:span><text:span text:style-name="T314">s </text:span><text:span text:style-name="T314">of </text:span><text:span text:style-name="T314">t</text:span><text:span text:style-name="T314">h</text:span><text:span text:style-name="T314">e </text:span><text:span text:style-name="T314">p</text:span><text:span text:style-name="T314">r</text:span><text:span text:style-name="T314">o</text:span><text:span text:style-name="T314">p</text:span><text:span text:style-name="T313">o</text:span><text:span text:style-name="T313">s</text:span><text:span text:style-name="T314">ed </text:span><text:span text:style-name="T313">s</text:span><text:span text:style-name="T314">y</text:span><text:span text:style-name="T313">st</text:span><text:span text:style-name="T314">e</text:span><text:span text:style-name="T314">m. </text:span><text:span text:style-name="T308">Proposed </text:span>system<text:span text:style-name="T308"> requires the integration of different systems to achieve the required goal. </text:span><text:span text:style-name="T309">Those systems include</text:span><text:span text:style-name="T308">:</text:span></text:p>
      <text:list xml:id="list53776888" text:continue-list="list874865968" text:style-name="WW8Num2">
        <text:list-item>
          <text:p text:style-name="P117"><text:span text:style-name="T315">Quality Assurance and Accreditation Project (QAAP): </text:span><text:span text:style-name="T308">An Egyptian National Initiative and Project that is maintained by the Egyptian Ministry of Higher Education. It aims at enhancing the quality of the Egyptian learning in higher education institutions by maintaining high standards in different aspects of the learning process. More information can be found at </text:span><text:a xlink:type="simple" xlink:href="http://www.qaap.net/heep.htm"><text:span text:style-name="Internet_20_link"><text:span text:style-name="T307">http://www.qaap.net/heep.htm</text:span></text:span></text:a><text:span text:style-name="T308">. Two aspects are important to our system: </text:span><text:span text:style-name="T319">Course Specification Module</text:span><text:span text:style-name="T308">, and </text:span><text:span text:style-name="T319">Instructor Module</text:span><text:span text:style-name="T308">. </text:span><text:span text:style-name="T319">Course Specification Module</text:span><text:span text:style-name="T308"> focuses on defining and determining courses contents, learning objectives and other course resources. </text:span><text:span text:style-name="T319">Instructor Module</text:span><text:span text:style-name="T308"> contains the instructor time table that will be used to define suitable times for meetings between students and instructors when needed.</text:span></text:p>
        </text:list-item>
        <text:list-item>
          <text:p text:style-name="P104"><text:span text:style-name="T329">Moodle Installation: </text:span><text:span text:style-name="T334">Managers different learning activities. Holds the following data needed:</text:span></text:p>
          <text:list>
            <text:list-item>
              <text:p text:style-name="P103"><text:span text:style-name="T328">Students Data: </text:span><text:span text:style-name="T331">maintains students’ data t</text:span><text:span text:style-name="T333">hat can</text:span><text:span text:style-name="T331"> be utilized by different applications.</text:span></text:p>
            </text:list-item>
            <text:list-item>
              <text:p text:style-name="P103"><text:span text:style-name="T328">Instructors </text:span><text:span text:style-name="T330">and Courses </text:span><text:span text:style-name="T328">Data:</text:span><text:span text:style-name="T331"> </text:span><text:span text:style-name="T335">d</text:span><text:span text:style-name="T331">ata about </text:span><text:span text:style-name="T335">i</text:span><text:span text:style-name="T331">nstructors and </text:span><text:span text:style-name="T335">c</text:span><text:span text:style-name="T331">ourses are stored</text:span><text:span text:style-name="T331">.</text:span></text:p>
            </text:list-item>
          </text:list>
        </text:list-item>
        <text:list-item>
          <text:p text:style-name="P121"><text:span text:style-name="T315">Proxy and Firewall Server:</text:span><text:span text:style-name="T308"> </text:span>system’s entry point and responsible for providing security functions. S<text:span text:style-name="T308">hall be added at the gate between online and external systems, and the proposed Model Server Components.</text:span></text:p>
        </text:list-item>
        <text:list-item>
          <text:p text:style-name="P115"><text:span text:style-name="T2">Identity Server:</text:span> shall be added to enable single sign-on authentication and authorization capabilities for the whole solution.</text:p>
        </text:list-item>
        <text:list-item>
          <text:p text:style-name="P120"><text:span text:style-name="T318">Middleware and </text:span><text:span text:style-name="T315">Web services Application Server</text:span><text:span text:style-name="T308">: </text:span><text:span text:style-name="T223">r</text:span><text:span text:style-name="T220">esponsible for managing Quality of Service (QoS) and directing messages between different components of the systems. </text:span><text:span text:style-name="T221">S</text:span><text:span text:style-name="T308">hall be added to hold Web services responsible </text:span><text:span text:style-name="T312">also</text:span><text:span text:style-name="T308"> for:</text:span></text:p>
          <text:list>
            <text:list-item>
              <text:p text:style-name="P145"><text:span text:style-name="T2">Data Adapter</text:span>: Accessing data stored at QAAP, Moodle and Joomla.</text:p>
            </text:list-item>
            <text:list-item>
              <text:p text:style-name="P145"><text:span text:style-name="T2">Integration and Interoperability:</text:span> Between different servers based on different required functionalities.</text:p>
            </text:list-item>
          </text:list>
        </text:list-item>
        <text:list-item>
          <text:p text:style-name="P118"><text:span text:style-name="T315">Learning Content Management System (LCMS) and Content Servers:</text:span><text:span text:style-name="T308"> </text:span><text:span text:style-name="T222">It is critical and vital to the success of the proposed model implementation. LCMS holds questions items based on Question and Test Interoperability (QTI) Specification v. 1.2 Standard, and Learning Objects based on SCORM 2004 Standard. </text:span><text:span text:style-name="T308">Logically, the following servers are required to manage the presented functionalities:</text:span></text:p>
          <text:list>
            <text:list-item>
              <text:p text:style-name="P145"><text:span text:style-name="T2">Learning Content Server:</text:span> To hold the learning materials physical files. Different implementation can include FTP Server.</text:p>
            </text:list-item>
            <text:list-item>
              <text:p text:style-name="P145"><text:soft-page-break/><text:span text:style-name="T2">Learning Content Data and Meta-Data Repository:</text:span> To maintain SCORM v. 2.0 Data and Meta-Data about learning materials. The data will be used to determine the appropriate learning materials for the students.</text:p>
            </text:list-item>
            <text:list-item>
              <text:p text:style-name="P145"><text:span text:style-name="T2">Learning Content Administration System (LCAS):</text:span> Holds the application that enables administrators to manage learning content files, learning content data and learning content meta-data.</text:p>
            </text:list-item>
          </text:list>
        </text:list-item>
        <text:list-item>
          <text:p text:style-name="P119"><text:span text:style-name="T317">Intelligent</text:span><text:span text:style-name="T315"> LMS:</text:span><text:span text:style-name="T308"> The sub information system responsible for providing the </text:span><text:span text:style-name="T309">intelligent</text:span><text:span text:style-name="T308"> features to each student via </text:span><text:span text:style-name="T309">presenting the intelligent L</text:span><text:span text:style-name="T310">O</text:span><text:span text:style-name="T309">s Recommender service as one of the different intelligent services presented and adopted in our learning framework</text:span><text:span text:style-name="T308">. </text:span><text:span text:style-name="T311">Intelligent LMS components are:</text:span><text:span text:style-name="T308"> </text:span></text:p>
          <text:list>
            <text:list-item>
              <text:p text:style-name="P146"><text:span text:style-name="T22">Intelligent</text:span><text:span text:style-name="T2"> LMS Application Server:</text:span> <text:span text:style-name="T337">Runs</text:span> the <text:span text:style-name="T337">intelligent applications, </text:span><text:span text:style-name="T338">such as intelligent LOs Recommender</text:span>. </text:p>
            </text:list-item>
            <text:list-item>
              <text:p text:style-name="P146"><text:span text:style-name="T22">Crawler: </text:span><text:span text:style-name="T40">is a separate component that enables open learning environment.</text:span></text:p>
            </text:list-item>
            <text:list-item>
              <text:p text:style-name="P145"><text:span text:style-name="T212">Intelligent</text:span><text:span text:style-name="T211"> LMS Database Server:</text:span><text:span text:style-name="T213"> Holds the student profiles, learning preferences and learning history </text:span><text:span text:style-name="T215">needed for intelligent features processing</text:span><text:span text:style-name="T213">.</text:span></text:p>
            </text:list-item>
            <text:list-item>
              <text:p text:style-name="P146"><text:span text:style-name="T212">Intelligent LO </text:span><text:span text:style-name="T211">Recommender:</text:span><text:span text:style-name="T213"> Works on the learning contents data, meta-data, students learning profiles, </text:span><text:span text:style-name="T214">course specifications, </text:span><text:span text:style-name="T213">students learning history, and instructors’ recommendations to recommend learning materials to students.</text:span></text:p>
            </text:list-item>
          </text:list>
        </text:list-item>
      </text:list>
      <text:p text:style-name="P62"><text:span text:style-name="T259"/></text:p>
      <text:p text:style-name="P63"><text:span text:style-name="T340">Figure 7: Proposed System Network Diagram Highlighting Different System Components and </text:span><text:span text:style-name="T341">System </text:span><text:span text:style-name="T340">Architecture</text:span></text:p>
      <text:p text:style-name="P62"><text:span text:style-name="T259"/></text:p>
      <text:list xml:id="list2021826116" text:continue-list="list1554297477" text:style-name="L9">
        <text:list-item>
          <text:p text:style-name="P105">Case Study</text:p>
        </text:list-item>
      </text:list>
      <text:p text:style-name="P12"/>
      <text:list xml:id="list1198986586" text:continue-numbering="true" text:style-name="L9">
        <text:list-item>
          <text:p text:style-name="P106">Evaluation of Proposed Solution</text:p>
        </text:list-item>
      </text:list>
      <text:p text:style-name="P111"><text:span text:style-name="T124"/></text:p>
      <text:p text:style-name="P111"><text:span text:style-name="T124">One of the fundamental problems in IR is the ranking problem, ordering the results of a query such that the most relevant results show up first. Ranking algorithms employ scoring functions that assign scores to each result of a query at hand. So, ranking the results of a query consists of assigning a score to each result and then sorting the results by score, from highest to lowest. Many performance measures are used by IR community to evaluate the effectiveness of ranking functions.</text:span> </text:p>
      <text:p text:style-name="P111"/>
      <text:list xml:id="list581548075" text:style-name="L19">
        <text:list-item>
          <text:list>
            <text:list-item>
              <text:p text:style-name="P107"><text:span text:style-name="T276">Evaluation Criteria</text:span></text:p>
            </text:list-item>
          </text:list>
        </text:list-item>
      </text:list>
      <text:p text:style-name="P17">Ranking algorithms are typically evaluated against a test collection consisting of a set of queries. Each query in the test collection has a set of results, and the results were arranged into a (partial or total) order by a human judge. In order to evaluate a ranking algorithm, the algorithm is applied to the result set of each query, the distance between the computed ranking and the “optimal” ordering determined by the judge is measured, and the distances are averaged over the entire test collection.</text:p>
      <text:p text:style-name="P17"/>
      <text:p text:style-name="P14"><text:span text:style-name="T124">A typical ranking algorithm applies a </text:span><text:span text:style-name="T42">scoring function s </text:span><text:span text:style-name="T126">to all result documents retreived in response to a query </text:span><text:span text:style-name="T42">q</text:span><text:span text:style-name="T126">, and sorts the results by the score. This produces a result vector </text:span><text:span text:style-name="T42">V = v1, …, vn</text:span><text:span text:style-name="T126"> where </text:span></text:p>
      <text:p text:style-name="P14"><text:span text:style-name="T42">s(vi) </text:span><text:span text:style-name="T133">≥ s(vi+1) for all 1 ≤i&lt;n. </text:span><text:span text:style-name="T142">Document v1 is the highest scoring result.</text:span></text:p>
      <text:p text:style-name="P18"/>
      <text:p text:style-name="P15"><text:span text:style-name="T142">Scoring </text:span><text:span text:style-name="T143">functions are evaluated using test collections of queries and associated result sets, where the results have been labeled by human judges as to their relevance. Labels can be binary (e.g. relevant or </text:span><text:soft-page-break/><text:span text:style-name="T143">irrelevant), drawn from a small range (e.g. excellent, good, fair, bad), or fine-grained enough to impose a total ordering on the results (e.g. best, second-best, etc.). in this work, judges are assumed to give binary evaluation to documents (i.e. relevant or not relevant) where </text:span><text:span text:style-name="T134">rel(vi)</text:span><text:span text:style-name="T143"> denotes relevancy of document vi against query.</text:span><text:span text:style-name="T133"> </text:span><text:span text:style-name="T132">In order to measure the relevance of the Ranked Recommended LOs list, three performance measures are used namely: Precision, Recall, and F-measure.</text:span></text:p>
      <text:p text:style-name="P20"/>
      <text:p text:style-name="P26"><text:span text:style-name="T130">The first performance measure used is Precision. Precision measures the ratio of relevant documents within a given number of documents returned to the number of returned documents. Precision is based on the observation that users of an IR system </text:span><text:span text:style-name="T131">tend to examine only the first </text:span><text:span text:style-name="T135">k</text:span><text:span text:style-name="T131"> results of a search. It measures what fraction of these </text:span><text:span text:style-name="T135">k </text:span><text:span text:style-name="T131"><text:s/>results are relevant to the query on average. The value </text:span><text:span text:style-name="T135">k </text:span><text:span text:style-name="T131">is commonly called the </text:span><text:span text:style-name="T135">document cut-off </text:span><text:span text:style-name="T131">value. The precision at </text:span><text:span text:style-name="T135">k </text:span><text:span text:style-name="T131">is [13]:</text:span></text:p>
      <text:p text:style-name="P27"/>
      <text:p text:style-name="P28"><text:span text:style-name="T143">P@k(V) = 1/K </text:span><text:span text:style-name="T143">∑</text:span><text:span text:style-name="T140">r</text:span><text:span text:style-name="T136">e</text:span><text:span text:style-name="T134">l</text:span><text:span text:style-name="T135">(</text:span><text:span text:style-name="T136">v</text:span><text:span text:style-name="T135">i</text:span><text:span text:style-name="T141">) <text:tab/></text:span><text:span text:style-name="T138">i</text:span><text:span text:style-name="T139">=</text:span><text:span text:style-name="T140">0 : </text:span><text:span text:style-name="T135">k</text:span></text:p>
      <text:p text:style-name="P22">where: K : Document Cut-off value</text:p>
      <text:p text:style-name="P22">P@K(V) = Precision value at top K documents</text:p>
      <text:p text:style-name="P22">Rel(Vi) : Relevancy of document vi against query</text:p>
      <text:p text:style-name="P65"><text:span text:style-name="T144">The second performance measure is Recall. Recall is defined as the </text:span><text:span text:style-name="T43">number of relevant documents </text:span><text:span text:style-name="T44">retrieved</text:span><text:span text:style-name="T127"> by a search </text:span><text:span text:style-name="T43">divided by </text:span><text:span text:style-name="T127">the </text:span><text:span text:style-name="T43">total number of existing relevant documents </text:span><text:span text:style-name="T127">(which should have been </text:span><text:span text:style-name="T129">retrieved</text:span><text:span text:style-name="T127">). The Recall measure quantifies what fraction of all the relevant results was ranked to fall </text:span><text:span text:style-name="T129">within</text:span><text:span text:style-name="T127"> the first </text:span><text:span text:style-name="T43">k </text:span><text:span text:style-name="T127">documents. The Recall at </text:span><text:span text:style-name="T43">k </text:span><text:span text:style-name="T127">is defined as:</text:span></text:p>
      <text:p text:style-name="P23"/>
      <text:p text:style-name="P25"><text:span text:style-name="T128"><text:tab/><text:tab/></text:span><text:span text:style-name="T143">∑</text:span><text:span text:style-name="T140">r</text:span><text:span text:style-name="T136">e</text:span><text:span text:style-name="T134">l</text:span><text:span text:style-name="T135">(</text:span><text:span text:style-name="T136">v</text:span><text:span text:style-name="T135">i</text:span><text:span text:style-name="T141">) <text:tab/></text:span><text:span text:style-name="T138">i</text:span><text:span text:style-name="T139">=</text:span><text:span text:style-name="T140">0 : </text:span><text:span text:style-name="T135">k</text:span></text:p>
      <text:p text:style-name="P24">R@k(v) = </text:p>
      <text:p text:style-name="P25"><text:span text:style-name="T128"><text:tab/><text:tab/></text:span><text:span text:style-name="T143">∑</text:span><text:span text:style-name="T140">r</text:span><text:span text:style-name="T136">e</text:span><text:span text:style-name="T134">l</text:span><text:span text:style-name="T135">(</text:span><text:span text:style-name="T136">v</text:span><text:span text:style-name="T135">i</text:span><text:span text:style-name="T141">) <text:tab/></text:span><text:span text:style-name="T138">i</text:span><text:span text:style-name="T139">=</text:span><text:span text:style-name="T140">0 : </text:span><text:span text:style-name="T137">n</text:span></text:p>
      <text:p text:style-name="P21"/>
      <text:p text:style-name="P19">where:</text:p>
      <text:p text:style-name="P19">k: Document Cut-off value</text:p>
      <text:p text:style-name="P19">n: Number of all <text:span text:style-name="T343">retrieved</text:span> documents</text:p>
      <text:p text:style-name="P88">R@K(V) = Recall value at top K documents.</text:p>
      <text:p text:style-name="P19">Rel(Vi) : Relevance of document vi against query</text:p>
      <text:p text:style-name="P19"/>
      <text:p text:style-name="P64">in IR, a perfect Precision score of 1.0 means that every result <text:span text:style-name="T342">retrieved</text:span> by a search was relevant ( but says nothing about whether all relevant documents were <text:span text:style-name="T342">retrieved</text:span>) whereas a perfect Recall score of 1.0 means that all relevant documents were <text:span text:style-name="T342">retrieved</text:span> by the search (but says nothing about how many irrelevant documents were also <text:span text:style-name="T342">retrieved</text:span>). Often, there is an inverse relationship between Precision and Recall, where it is <text:span text:style-name="T342">possible</text:span> to increase <text:span text:style-name="T342">o</text:span>ne at the cost of <text:span text:style-name="T342">reducing</text:span> the other. For example, an IR system can often increase its Recall by <text:span text:style-name="T342">retrieving</text:span> more documents, at the cost of increasing number of irrelevant documents <text:span text:style-name="T342">retrieved</text:span> (decreasing Precision). Thus, Precision and Recall scores are not discussed in isolation. Instead, both may be combined into a single measure, such as the F1-Measure, which can be rewritten so as to avoid division-by-zero in the absence of any relevant results:</text:p>
      <text:p text:style-name="P19"/>
      <text:p text:style-name="P80">F1@k(V) = </text:p>
      <text:p text:style-name="P23"/>
      <text:list xml:id="list879671453" text:style-name="L20">
        <text:list-item>
          <text:list>
            <text:list-item>
              <text:p text:style-name="P108"><text:span text:style-name="T277">Evaluation Results</text:span></text:p>
            </text:list-item>
          </text:list>
        </text:list-item>
      </text:list>
      <text:list xml:id="list486255389" text:style-name="L21">
        <text:list-item>
          <text:p text:style-name="P110"><text:span text:style-name="T277">Comments on Results</text:span></text:p>
        </text:list-item>
        <text:list-item>
          <text:p text:style-name="P109"><text:span text:style-name="T277">Conclusion</text:span></text:p>
        </text:list-item>
      </text:list>
      <text:p text:style-name="P16"/>
      <text:p text:style-name="P60"><text:soft-page-break/><text:span text:style-name="T2">References</text:span></text:p>
      <text:p text:style-name="P3"/>
      <text:list xml:id="list691228082" text:style-name="L16">
        <text:list-item>
          <text:p text:style-name="P41">H. Dunham, “Data Minining Introductory and Advanced Topic”, Pearson Education, 2003.</text:p>
        </text:list-item>
        <text:list-item>
          <text:p text:style-name="P41">R. Kosala, and H. Blockeel, “Web Minining Research”, ACM SIGKDD, 2001.</text:p>
        </text:list-item>
        <text:list-item>
          <text:p text:style-name="P41">J. Han, and M. Kamber, “Data Minining: Concepts and Techniques”, Morgan Kaufmann Publisher, 2001.</text:p>
        </text:list-item>
        <text:list-item>
          <text:p text:style-name="P66"><text:span text:style-name="T170">S. Brayanov, “Personalization and Customization Technologies”, </text:span><text:a xlink:type="simple" xlink:href="http://www.cs.buffalo.edu/~sbraynov/seninar2003/papers/Personalization.pdf">http://www.cs.buffalo.edu/~sbraynov/seninar2003/papers/Personalization.pdf</text:a><text:span text:style-name="T170">, 2003, last accessed: March, 2008.</text:span></text:p>
        </text:list-item>
        <text:list-item>
          <text:p text:style-name="P66"><text:span text:style-name="T169">B. Mobasher, “Web Mining Overview”, Encyclopedia of Data Warehousing and Mining, Idea Group, </text:span><text:a xlink:type="simple" xlink:href="http://www.idea-group.com/downloads/pdf/6004%20DW.pdf">http://www.idea-group.com/downloads/pdf/6004%20DW.pdf</text:a><text:span text:style-name="T169">, Idea Group, 2006, last accessed: March, 2008.</text:span></text:p>
        </text:list-item>
        <text:list-item>
          <text:p text:style-name="P42">O. R. Zaiene, “Building Recommendation Agent for e-Learning”, Proceedings of the International Conference of Computers in Education (ICCE'02), IEEE, 2002.</text:p>
        </text:list-item>
        <text:list-item>
          <text:p text:style-name="P42">V. Carchiolo, A. Longheu, M. Malgeri, and G. Mangioni, “Using Web Based Persolanlized Learning System in Academic Context”, Proceedings of the Fourth International Conference on Computer and Information Technology (CIT'04), IEEE, 2004.</text:p>
        </text:list-item>
        <text:list-item>
          <text:p text:style-name="P67"><text:span text:style-name="T166">V. Iraklis, A. Ioannis, and K. Marianthi, “A Framework for Monitoring the Unsupervised </text:span><text:span text:style-name="T167">Educational Process and Adapting the Content and Activities to Students Needs</text:span><text:span text:style-name="T166">”, </text:span><text:a xlink:type="simple" xlink:href="http://wim.aueb.gr/iraklis/Varlamis-papers/C9.pdf">http://wim.aueb.gr/iraklis/Varlamis-papers/C9.pdf</text:a><text:span text:style-name="T168">, </text:span><text:span text:style-name="T167">2005, </text:span><text:span text:style-name="T164">last accessed: March, 2008</text:span><text:span text:style-name="T167">.</text:span></text:p>
        </text:list-item>
        <text:list-item>
          <text:p text:style-name="P67"><text:span text:style-name="T165">C. Romero, S. Ventura, J. A. Delgado, and P. D. Bera, “Personalized Link Recommendation based on Data Mining in Adaptive Educational Hypermedia Systems”, </text:span><text:a xlink:type="simple" xlink:href="http://wwwis.win.tue.nl/~debra/ectel2007-romero.pdf">http://wwwis.win.tue.nl/~debra/ectel2007-romero.pdf</text:a><text:span text:style-name="T165">, 2007, last accessed: March, 2008.</text:span></text:p>
        </text:list-item>
        <text:list-item>
          <text:p text:style-name="P67"><text:span text:style-name="T165">T. Y. Tang, and G. Mccalla, “Smart Recommendation for an Evolving e-Learning System”, </text:span><text:a xlink:type="simple" xlink:href="http://www.cs.usyd.edu.au/~aied/vol10/vol10_TangMcCalla.pdf">http://www.cs.usyd.edu.au/~aied/vol10/vol10_TangMcCalla.pdf</text:a><text:span text:style-name="T165">, 2003, last accessed: March, 2008.</text:span></text:p>
        </text:list-item>
        <text:list-item>
          <text:p text:style-name="P43"><text:span text:style-name="T231">M. Kilfoil, W. Xing, and A. Ghorbani, “ARAS: Adaptive Recommender for Academic Scheduling”, Proceedings of the 3</text:span><text:span text:style-name="T232">rd</text:span><text:span text:style-name="T231"> Annual Communication Networks and Services Research Conference (CNSR'05), IEEE, 2005.</text:span></text:p>
        </text:list-item>
        <text:list-item>
          <text:p text:style-name="P44"><text:span text:style-name="T233">P. Markellou, I. Mousourouli, S. Spiros, “Using Semantic Web Mining Technologies for Personalized e-Learning Experience”, </text:span><text:a xlink:type="simple" xlink:href="http://www.hci.gr/files/461-826_Markellou.pdf"><text:span text:style-name="T233">http://www.hci.gr/files/461-826_Markellou.pdf</text:span></text:a><text:span text:style-name="T233">, 2004, </text:span><text:span text:style-name="T237">last accessed: March, 2008</text:span><text:span text:style-name="T233">.</text:span></text:p>
        </text:list-item>
        <text:list-item>
          <text:p text:style-name="P68"><text:span text:style-name="T163">F. McSherry and M. Najork, “Computing Information </text:span><text:span text:style-name="T172">Retrieval</text:span><text:span text:style-name="T163"> Performance Measures Efficiency in the Prescence of Tied Scores”, ECIR, Springer, 2008.</text:span></text:p>
        </text:list-item>
        <text:list-item>
          <text:p text:style-name="P68">R. M. Smith, “Learning how to learn: Applied theory for adults”, Milton Keynes, </text:p>
        </text:list-item>
      </text:list>
      <text:list xml:id="list564167827" text:style-name="L17">
        <text:list-header>
          <text:p text:style-name="P45">UK: Open University Press., 1993.</text:p>
        </text:list-header>
        <text:list-item>
          <text:p text:style-name="P72"><text:span text:style-name="T163">Gary J. Conti , “Development of a user-friendly instrument for identifying the learning </text:span></text:p>
          <text:p text:style-name="P46">strategy preferences of adults ”, Teaching and Teacher Education, Elsevier, 2009.</text:p>
        </text:list-item>
        <text:list-item>
          <text:p text:style-name="P69"><text:span text:style-name="T164">Education Atlas, “Identifying Learning Styles”, </text:span><text:span text:style-name="T172">Retrieved</text:span><text:span text:style-name="T164"> from “</text:span><text:a xlink:type="simple" xlink:href="http://www.educationatlas.com/student-learning-styles.html">http://www.educationatlas.com/student-learning-styles.html</text:a><text:span text:style-name="T164">” on December 2010.</text:span></text:p>
        </text:list-item>
        <text:list-item>
          <text:p text:style-name="P70"><text:span text:style-name="T238">Richard M. Felder, Barbara A. Soloman, </text:span><text:span text:style-name="T164">“</text:span><text:span text:style-name="T238">L</text:span><text:span text:style-name="T239">earning</text:span><text:span text:style-name="T238"> S</text:span><text:span text:style-name="T239">tyles</text:span><text:span text:style-name="T238"> </text:span><text:span text:style-name="T239">and</text:span><text:span text:style-name="T238"> S</text:span><text:span text:style-name="T239">trategies</text:span><text:span text:style-name="T164">”, </text:span><text:span text:style-name="T172">Retrieved</text:span><text:span text:style-name="T171"> from “</text:span><text:a xlink:type="simple" xlink:href="http://www4.ncsu.edu/unity/lockers/users/f/felder/public/ILSdir/styles.htm"><text:span text:style-name="T31">http://www4.ncsu.edu/unity/lockers/users/f/felder/public/ILSdir/styles.htm</text:span></text:a><text:span text:style-name="T171">” on December 2010.</text:span></text:p>
        </text:list-item>
        <text:list-item>
          <text:p text:style-name="P71"><text:span text:style-name="T173">Synergistic Learning Incorporated, Retrieved from “</text:span><text:a xlink:type="simple" xlink:href="http://ilearn.senecac.on.ca/techwrite/testing.html">http://ilearn.senecac.on.ca/techwrite/testing.html</text:a><text:span text:style-name="T173">” on December 2010.</text:span></text:p>
        </text:list-item>
        <text:list-item>
          <text:p text:style-name="P47">Navathe, Shamkant B., and Elmasri Ramez, “Data Warehousing And Data Mining”, in “Fundamentals of Database Systems”, Pearson Education pvt Inc, Singapore, 841-872, 2000.</text:p>
        </text:list-item>
        <text:list-item>
          <text:p text:style-name="P47"><text:soft-page-break/>Weiguo Fan, Linda Wallace, Stephanie Rich, and Zhongju Zhang, “Tapping into the Power of Text Mining”, Journal of ACM, Blacksburg, 2005 .</text:p>
        </text:list-item>
        <text:list-item>
          <text:p text:style-name="P48">Sergio Bolasco , Alessio Canzonetti , Francesca Della Ratta-Rinald and Bhupesh K. Singh, “Understanding Text Mining:a Pragmatic Approach”, Roam, Italy, 2002. </text:p>
        </text:list-item>
        <text:list-item>
          <text:p text:style-name="P49">Liritano S. and Ruffolo M., “ Managing the Knowledge Contained in Electronic Documents: a Clustering Method for Text Mining”, IEEE, 454-458 , Italy, 2001. </text:p>
        </text:list-item>
        <text:list-item>
          <text:p text:style-name="P50">Brin S., and Page L.(1998), “ The anatomy of a large- scale hyper textual Web search engine”, Computer Networks and ISDN Systems, 30(1-7): 107-117. </text:p>
        </text:list-item>
        <text:list-item>
          <text:p text:style-name="P51">N. Kanya and S. Geetha† (2007), “Information Extraction: A Text Mining Approach”, IET-UK International Conference on Information and Communication Technology in Electrical Sciences, IEEE, Dr. M.G.R. University, Chennai, Tamil Nadu, India,1111- 1118. </text:p>
        </text:list-item>
        <text:list-item>
          <text:p text:style-name="P52">Dean J. and Henzinger M.R. (1999), “Finding related pages in the world wide web”, Computer Networks, 31(11-16):1467-1479. </text:p>
        </text:list-item>
        <text:list-item>
          <text:p text:style-name="P53">Shantanu Godbole, and Shourya Roy, India (2008), “Text to Intelligence: Building and Deploying a Text Mining Solution in the Services Industry for Customer Satisfaction Analysis”, IEEE, 441-448. </text:p>
        </text:list-item>
        <text:list-item>
          <text:p text:style-name="P54">Kleinberg J.M., (1999), “Authoritative sources in hyperlinked environment”, Journal of ACM, Vol.46, No.5, 604-632. </text:p>
        </text:list-item>
        <text:list-item>
          <text:p text:style-name="P55">Sungjick Lee and Han-joon Kim (2008), “News Keyword Extraction for Topic Tracking”, Fourth Internati onal Conference on Networked Computing and Advanced Information Management, IEEE, Koria,554-559. </text:p>
        </text:list-item>
        <text:list-item>
          <text:p text:style-name="P55">Joe Carthy and Michael Sherwood-Smith (2002), “Lexical chanins for topic tracking”, International Conference, IEEE SMC WP1M1, Ireland. </text:p>
        </text:list-item>
        <text:list-item>
          <text:p text:style-name="P55">Wang Xiaowei, JiangLongbin, MaJialin and Jiangyan (2008), “Use of NER Information for Improved Topic Tracking”, Eighth International Conference on Intelligent Systems Design and Applications, IEEE computer society, Shenyang, 165-170. </text:p>
        </text:list-item>
        <text:list-item>
          <text:p text:style-name="P55">Farshad Kyoomarsi ,Hamid Khosravi ,Esfandiar Eslami ,Pooya Khosravyan Dehkordy and Asghar Tajoddin (2008), “Optimizing Text Summarization Based on Fuzzy Logic”, Seventh IEEE/ACIS International Conference on Computer and Information Science, IEEE computer society, 347-352. </text:p>
        </text:list-item>
        <text:list-item>
          <text:p text:style-name="P55">Fang Chen, Kesong Han and Guilin Chen (2008), “An approach to sentence selection based text summarization”, Proceedings of IEEE TENCON02, 489- 493.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face style:name="Liberation Serif1" svg:font-family="'Liberation Serif'" style:font-family-generic="roma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Bullet" style:display-name="List Bullet" style:family="paragraph" style:parent-style-name="Standard" style:list-style-name="WW8Num2">
      <style:paragraph-properties fo:margin-top="0.028in" fo:margin-bottom="0.028in" fo:text-align="justify" style:justify-single-word="false"/>
      <style:text-properties style:font-name="Calibri" fo:font-size="11pt" fo:language="en" fo:country="GB" style:font-name-asian="Calibri" style:font-size-asian="11pt" style:font-name-complex="Arial" style:font-size-complex="11pt"/>
    </style:style>
    <style:style style:name="List_20_Number" style:display-name="List Number" style:family="paragraph" style:parent-style-name="Standard" style:list-style-name="WW8Num1">
      <style:paragraph-properties fo:margin-top="0in" fo:margin-bottom="0.0417in"/>
      <style:text-properties style:font-name="Calibri" fo:font-size="11pt" fo:language="en" fo:country="GB" style:font-name-asian="Calibri" style:font-size-asian="11pt" style:font-name-complex="Arial" style:font-size-complex="11pt"/>
    </style:style>
    <style:style style:name="Heading_20_2" style:display-name="Heading 2" style:family="paragraph" style:parent-style-name="Standard" style:next-style-name="Standard" style:default-outline-level="2" style:class="text">
      <style:paragraph-properties fo:margin-top="0.1665in" fo:margin-bottom="0.0835in" fo:keep-together="always" fo:keep-with-next="always"/>
      <style:text-properties style:font-name="Cambria" fo:font-size="13pt" fo:language="en" fo:country="GB" fo:font-weight="bold" style:font-size-asian="13pt" style:font-weight-asian="bold" style:font-size-complex="13pt" style:font-weight-complex="bold"/>
    </style:style>
    <style:style style:name="Heading_20_3" style:display-name="Heading 3" style:family="paragraph" style:parent-style-name="Heading_20_2" style:next-style-name="Standard" style:default-outline-level="3" style:class="text">
      <style:paragraph-properties fo:margin-top="0.1665in" fo:margin-bottom="0.0417in"/>
      <style:text-properties fo:font-size="12pt" style:font-size-asian="12pt" style:font-weight-complex="normal"/>
    </style:style>
    <style:style style:name="Style-1"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ListStyle"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tyle-2"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Bullet_20_2" style:display-name="List Bullet 2" style:family="paragraph" style:parent-style-name="Standard" style:list-style-name="WW8Num8">
      <style:paragraph-properties fo:margin-top="0in" fo:margin-bottom="0.028in"/>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style:font-name="Wingdings"/>
    </style:style>
    <style:style style:name="WW8Num5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6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8z0" style:family="text">
      <style:text-properties style:font-name="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0.2in" fo:text-indent="-0.2in" fo:margin-left="0.2in"/>
        </style:list-level-properties>
        <style:text-properties style:font-name="Wingding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5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5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5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5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5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5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5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5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bullet text:level="2" text:style-name="WW8Num6z0"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Arial"/>
      </text:list-level-style-bullet>
      <text:list-level-style-bullet text:level="3" text:style-name="WW8Num6z0" style:num-suffix="." text:bullet-char="■">
        <style:list-level-properties text:list-level-position-and-space-mode="label-alignment" fo:text-align="end">
          <style:list-level-label-alignment text:label-followed-by="listtab" text:list-tab-stop-position="1.25in" fo:text-indent="-0.1252in" fo:margin-left="1.5in"/>
        </style:list-level-properties>
        <style:text-properties style:font-name="Arial"/>
      </text:list-level-style-bullet>
      <text:list-level-style-bullet text:level="4" text:style-name="WW8Num6z0"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Arial"/>
      </text:list-level-style-bullet>
      <text:list-level-style-bullet text:level="5" text:style-name="WW8Num6z0"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Arial"/>
      </text:list-level-style-bullet>
      <text:list-level-style-bullet text:level="6" text:style-name="WW8Num6z0" style:num-suffix="." text:bullet-char="■">
        <style:list-level-properties text:list-level-position-and-space-mode="label-alignment" fo:text-align="end">
          <style:list-level-label-alignment text:label-followed-by="listtab" text:list-tab-stop-position="2.75in" fo:text-indent="-0.1252in" fo:margin-left="3in"/>
        </style:list-level-properties>
        <style:text-properties style:font-name="Arial"/>
      </text:list-level-style-bullet>
      <text:list-level-style-bullet text:level="7" text:style-name="WW8Num6z0" style:num-suffix="." text:bullet-char="●">
        <style:list-level-properties text:list-level-position-and-space-mode="label-alignment">
          <style:list-level-label-alignment text:label-followed-by="listtab" text:list-tab-stop-position="3.25in" fo:text-indent="-0.25in" fo:margin-left="3.5in"/>
        </style:list-level-properties>
        <style:text-properties style:font-name="Arial"/>
      </text:list-level-style-bullet>
      <text:list-level-style-bullet text:level="8" text:style-name="WW8Num6z0" style:num-suffix="." text:bullet-char="○">
        <style:list-level-properties text:list-level-position-and-space-mode="label-alignment">
          <style:list-level-label-alignment text:label-followed-by="listtab" text:list-tab-stop-position="3.75in" fo:text-indent="-0.25in" fo:margin-left="4in"/>
        </style:list-level-properties>
        <style:text-properties style:font-name="Arial"/>
      </text:list-level-style-bullet>
      <text:list-level-style-bullet text:level="9" text:style-name="WW8Num6z0" style:num-suffix="." text:bullet-char="■">
        <style:list-level-properties text:list-level-position-and-space-mode="label-alignment" fo:text-align="end">
          <style:list-level-label-alignment text:label-followed-by="listtab" text:list-tab-stop-position="4.25in" fo:text-indent="-0.1252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o">
        <style:list-level-properties text:list-level-position-and-space-mode="label-alignment">
          <style:list-level-label-alignment text:label-followed-by="listtab" text:list-tab-stop-position="0.4in" fo:text-indent="-0.2in" fo:margin-left="0.4in"/>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itham El-Ghareeb</meta:initial-creator>
    <meta:creation-date>2010-11-27T19:38:07</meta:creation-date>
    <dc:date>2010-11-30T01:37:56</dc:date>
    <dc:creator>Haitham El-Ghareeb</dc:creator>
    <meta:editing-duration>PT21H35M42S</meta:editing-duration>
    <meta:editing-cycles>201</meta:editing-cycles>
    <meta:generator>OpenOffice.org/3.2$Unix OpenOffice.org_project/320m19$Build-9505</meta:generator>
    <meta:document-statistic meta:table-count="0" meta:image-count="6" meta:object-count="0" meta:page-count="13" meta:paragraph-count="166" meta:word-count="6414" meta:character-count="42756"/>
  </office:meta>
</office:document-meta>
</file>